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cm" fo:min-width="4.83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cm" fo:min-width="2.279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81cm" svg:stroke-color="#000000" draw:marker-start-width="0.321cm" draw:marker-end-width="0.321cm" draw:fill="solid" draw:fill-color="#ffffff" fo:min-height="0.89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2.199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4.343cm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solid" draw:fill-color="#000000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4.75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0.94cm" fo:min-width="4.754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0.94cm" fo:min-width="2.19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-width="0.321cm" draw:fill="solid" draw:fill-color="#00a933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0.94cm" fo:min-width="4.343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4.754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5983b0" draw:textarea-horizontal-align="justify" draw:textarea-vertical-align="middle" draw:auto-grow-height="false" fo:min-height="0.94cm" fo:min-width="2.199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5983b0" draw:textarea-horizontal-align="justify" draw:textarea-vertical-align="middle" draw:auto-grow-height="false" fo:min-height="0.94cm" fo:min-width="4.75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ff0000" draw:marker-start-width="0.321cm" draw:marker-end-width="0.321cm" draw:fill="solid" draw:fill-color="#ffffff" draw:textarea-horizontal-align="justify" draw:textarea-vertical-align="middle" draw:auto-grow-height="false" fo:min-height="0.94cm" fo:min-width="4.754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8e86ae" draw:textarea-horizontal-align="justify" draw:textarea-vertical-align="middle" draw:auto-grow-height="false" fo:min-height="0.94cm" fo:min-width="4.343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8e86ae" draw:textarea-horizontal-align="justify" draw:textarea-vertical-align="middle" draw:auto-grow-height="false" fo:min-height="0.94cm" fo:min-width="2.199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8e86ae" draw:textarea-horizontal-align="justify" draw:textarea-vertical-align="middle" draw:auto-grow-height="false" fo:min-height="0.94cm" fo:min-width="4.754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3465a4" draw:marker-start-width="0.321cm" draw:marker-end-width="0.321cm" draw:fill="solid" draw:fill-color="#000000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3465a4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ff6d6d" draw:textarea-horizontal-align="justify" draw:textarea-vertical-align="middle" draw:auto-grow-height="false" fo:min-height="0.94cm" fo:min-width="2.199cm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Fine_20_Dashed" svg:stroke-width="0.081cm" svg:stroke-color="#55308d" draw:marker-start-width="0.321cm" draw:marker-end-width="0.321cm" draw:fill="solid" draw:fill-color="#55308d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2.8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2.7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2.8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2.804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93cm" fo:min-width="0.643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0.563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draw:stroke="dash" draw:stroke-dash="Fine_20_Dashed" svg:stroke-width="0.081cm" svg:stroke-color="#55308d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2cm"/>
    </style:style>
    <style:style style:name="gr35" style:family="graphic" style:parent-style-name="standard">
      <style:graphic-properties draw:stroke="none" svg:stroke-color="#000000" draw:fill="none" draw:fill-color="#ffffff" fo:min-height="0.712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0.563cm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8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00a933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1.039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94cm" fo:min-width="0.71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2.199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Roboto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  <style:text-properties style:font-name="Roboto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  <style:text-properties style:font-name="Roboto"/>
    </style:style>
    <style:style style:name="P7" style:family="paragraph">
      <loext:graphic-properties draw:fill="solid" draw:fill-color="#5983b0"/>
      <style:paragraph-properties fo:text-align="center"/>
      <style:text-properties style:font-name="Roboto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8e86ae"/>
      <style:paragraph-properties fo:text-align="center"/>
      <style:text-properties style:font-name="Roboto"/>
    </style:style>
    <style:style style:name="P10" style:family="paragraph">
      <loext:graphic-properties draw:fill="solid" draw:fill-color="#ff6d6d"/>
      <style:paragraph-properties fo:text-align="center"/>
      <style:text-properties style:font-name="Roboto"/>
    </style:style>
    <style:style style:name="P11" style:family="paragraph">
      <loext:graphic-properties draw:fill="solid" draw:fill-color="#55308d"/>
      <style:paragraph-properties fo:text-align="center"/>
    </style:style>
    <style:style style:name="P12" style:family="paragraph">
      <loext:graphic-properties draw:fill="none" draw:fill-color="#ffffff"/>
      <style:text-properties fo:color="#55308d" style:font-name="Roboto Slab" fo:font-weight="bold" style:font-weight-asian="bold" style:font-weight-complex="bold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 draw:fill-color="#ffffff"/>
      <style:text-properties fo:font-weight="bold"/>
    </style:style>
    <style:style style:name="P16" style:family="paragraph">
      <loext:graphic-properties draw:fill="none" draw:fill-color="#ffffff"/>
    </style:style>
    <style:style style:name="T1" style:family="text">
      <style:text-properties style:font-name="Roboto"/>
    </style:style>
    <style:style style:name="T2" style:family="text">
      <style:text-properties fo:color="#55308d" style:font-name="Roboto Slab"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334cm" svg:height="1.27cm" svg:x="8.442cm" svg:y="5.778cm">
          <text:p text:style-name="P1"><text:span text:style-name="T1">Assi</text:span><text:span text:style-name="T1">gnm</text:span><text:span text:style-name="T1">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334cm" svg:height="1.27cm" svg:x="18.442cm" svg:y="5.778cm">
          <text:p text:style-name="P1"><text:span text:style-name="T1">P</text:span><text:span text:style-name="T1">r</text:span><text:span text:style-name="T1">oj</text:span><text:span text:style-name="T1">e</text:span><text:span text:style-name="T1">c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" draw:id="id3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2" draw:text-style-name="P2" xml:id="id5" draw:id="id5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8" draw:id="id8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2" draw:text-style-name="P2" xml:id="id7" draw:id="id7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2.779cm" svg:height="1.27cm" svg:x="22.696cm" svg:y="9.28cm">
          <text:p text:style-name="P1"><text:span text:style-name="T1">P</text:span><text:span text:style-name="T1">P</text:span><text:span text:style-name="T1">0</text:span><text:span text:style-name="T1">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0" draw:id="id10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1" draw:start-glue-point="2" draw:end-shape="id2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1" draw:start-glue-point="2" draw:end-shape="id3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4" draw:start-glue-point="2" draw:end-shape="id5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6" draw:start-glue-point="2" draw:end-shape="id7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4" draw:start-glue-point="2" draw:end-shape="id8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1" draw:start-glue-point="2" draw:end-shape="id9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6" draw:start-glue-point="2" draw:end-shape="id10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4" draw:start-glue-point="2" draw:end-shape="id11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6" draw:start-glue-point="2" draw:end-shape="id12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13" draw:start-glue-point="2" draw:end-shape="id4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13" draw:start-glue-point="2" draw:end-shape="id1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13" draw:start-glue-point="2" draw:end-shape="id6" draw:end-glue-point="0" svg:d="M11109 4048l10000 1730" svg:viewBox="0 0 10001 1731">
          <text:p/>
        </draw:connector>
        <draw:custom-shape draw:style-name="gr5" draw:text-style-name="P2" xml:id="id14" draw:id="id14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5" draw:id="id15" draw:layer="layout" svg:width="4.923cm" svg:height="1.27cm" svg:x="8.652cm" svg:y="12.878cm">
          <text:p text:style-name="P1"><text:span text:style-name="T1">I</text:span><text:span text:style-name="T1">n</text:span><text:span text:style-name="T1">s</text:span><text:span text:style-name="T1">tr</text:span><text:span text:style-name="T1">u</text:span><text:span text:style-name="T1">c</text:span><text:span text:style-name="T1">ti</text:span><text:span text:style-name="T1">o</text:span><text:span text:style-name="T1">n</text:span><text:span text:style-name="T1">s.</text:span><text:span text:style-name="T1">p</text:span><text:span text:style-name="T1">d</text:span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6" draw:id="id16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9" draw:start-glue-point="2" draw:end-shape="id14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11" draw:start-glue-point="2" draw:end-shape="id15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11" draw:start-glue-point="2" draw:end-shape="id16" draw:end-glue-point="0" svg:d="M14185 10549l1900 2329" svg:viewBox="0 0 1901 2330">
          <text:p/>
        </draw:connector>
        <draw:custom-shape draw:style-name="gr8" draw:text-style-name="P2" xml:id="id29" draw:id="id29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5.334cm" svg:height="1.27cm" svg:x="8.442cm" svg:y="18.778cm">
          <text:p text:style-name="P1"><text:span text:style-name="T1">A</text:span><text:span text:style-name="T1">s</text:span><text:span text:style-name="T1">si</text:span><text:span text:style-name="T1">g</text:span><text:span text:style-name="T1">n</text:span><text:span text:style-name="T1">m</text:span><text:span text:style-name="T1">e</text:span><text:span text:style-name="T1">n</text:span><text:span text:style-name="T1">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7" draw:id="id17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2" draw:id="id22" draw:layer="layout" svg:width="5.334cm" svg:height="1.27cm" svg:x="18.442cm" svg:y="18.778cm">
          <text:p text:style-name="P1"><text:span text:style-name="T1">Project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9" draw:id="id19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21" draw:id="id21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7" draw:id="id27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4" draw:id="id24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23" draw:id="id23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8" draw:id="id28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6" draw:id="id26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17" draw:start-glue-point="2" draw:end-shape="id18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17" draw:start-glue-point="2" draw:end-shape="id19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20" draw:start-glue-point="2" draw:end-shape="id21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22" draw:start-glue-point="2" draw:end-shape="id23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20" draw:start-glue-point="2" draw:end-shape="id24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17" draw:start-glue-point="2" draw:end-shape="id25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22" draw:start-glue-point="2" draw:end-shape="id26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20" draw:start-glue-point="2" draw:end-shape="id27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22" draw:start-glue-point="2" draw:end-shape="id28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29" draw:start-glue-point="2" draw:end-shape="id20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29" draw:start-glue-point="2" draw:end-shape="id17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29" draw:start-glue-point="2" draw:end-shape="id22" draw:end-glue-point="0" svg:d="M11109 17048l10000 1730" svg:viewBox="0 0 10001 1731">
          <text:p/>
        </draw:connector>
        <draw:custom-shape draw:style-name="gr5" draw:text-style-name="P2" xml:id="id30" draw:id="id30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" draw:id="id31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2" draw:id="id32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25" draw:start-glue-point="2" draw:end-shape="id30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27" draw:start-glue-point="2" draw:end-shape="id31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27" draw:start-glue-point="2" draw:end-shape="id32" draw:end-glue-point="0" svg:d="M14185 23549l1900 2329" svg:viewBox="0 0 1901 2330">
          <text:p/>
        </draw:connector>
      </draw:page>
      <draw:page draw:name="page2" draw:style-name="dp1" draw:master-page-name="Default">
        <draw:custom-shape draw:style-name="gr9" draw:text-style-name="P4" xml:id="id45" draw:id="id45" draw:layer="layout" svg:width="5.334cm" svg:height="1.27cm" svg:x="8.442cm" svg:y="2.778cm">
          <text:p text:style-name="P1"><text:span text:style-name="T1">CS </text:span><text:span text:style-name="T1">22</text:span><text:span text:style-name="T1">3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6" draw:id="id36" draw:layer="layout" svg:width="5.334cm" svg:height="1.27cm" svg:x="8.442cm" svg:y="5.778cm">
          <text:p text:style-name="P1"><text:span text:style-name="T1">Assign</text:span><text:span text:style-name="T1">m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3" draw:id="id33" draw:layer="layout" svg:width="5.334cm" svg:height="1.27cm" svg:x="-1.558cm" svg:y="5.778cm">
          <text:p text:style-name="P1"><text:span text:style-name="T1">Le</text:span><text:span text:style-name="T1">ct</text:span><text:span text:style-name="T1">ur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8" draw:id="id38" draw:layer="layout" svg:width="5.334cm" svg:height="1.27cm" svg:x="18.442cm" svg:y="5.778cm">
          <text:p text:style-name="P1"><text:span text:style-name="T1">Pro</text:span><text:span text:style-name="T1">jec</text:span><text:span text:style-name="T1">t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4" draw:id="id34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1" draw:id="id41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5" draw:id="id35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10" draw:text-style-name="P4" xml:id="id37" draw:id="id37" draw:layer="layout" svg:width="2.779cm" svg:height="1.27cm" svg:x="6.542cm" svg:y="9.279cm">
          <text:p text:style-name="P1"><text:span text:style-name="T1">P</text:span><text:span text:style-name="T1">A</text:span><text:span text:style-name="T1">0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3" draw:id="id43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0" draw:id="id40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10" draw:text-style-name="P4" xml:id="id39" draw:id="id39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4" draw:id="id44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2" draw:id="id42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11" draw:text-style-name="P4" draw:layer="layout" draw:type="line" svg:x1="1.109cm" svg:y1="7.048cm" svg:x2="-2.169cm" svg:y2="9.278cm" draw:start-shape="id33" draw:start-glue-point="2" draw:end-shape="id34" draw:end-glue-point="0" svg:d="M1109 7048l-3278 2230" svg:viewBox="0 0 3279 2231">
          <text:p/>
        </draw:connector>
        <draw:connector draw:style-name="gr11" draw:text-style-name="P4" draw:layer="layout" draw:type="line" svg:x1="1.109cm" svg:y1="7.048cm" svg:x2="1.067cm" svg:y2="9.255cm" draw:start-shape="id33" draw:start-glue-point="2" draw:end-shape="id35" draw:end-glue-point="0" svg:d="M1109 7048l-42 2207" svg:viewBox="0 0 43 2208">
          <text:p/>
        </draw:connector>
        <draw:connector draw:style-name="gr11" draw:text-style-name="P4" draw:layer="layout" draw:type="line" svg:x1="11.109cm" svg:y1="7.048cm" svg:x2="7.931cm" svg:y2="9.279cm" draw:start-shape="id36" draw:start-glue-point="2" draw:end-shape="id37" draw:end-glue-point="0" svg:d="M11109 7048l-3178 2231" svg:viewBox="0 0 3179 2232">
          <text:p/>
        </draw:connector>
        <draw:connector draw:style-name="gr11" draw:text-style-name="P4" draw:layer="layout" draw:type="line" svg:x1="21.109cm" svg:y1="7.048cm" svg:x2="17.831cm" svg:y2="9.28cm" draw:start-shape="id38" draw:start-glue-point="2" draw:end-shape="id39" draw:end-glue-point="0" svg:d="M21109 7048l-3278 2232" svg:viewBox="0 0 3279 2233">
          <text:p/>
        </draw:connector>
        <draw:connector draw:style-name="gr11" draw:text-style-name="P4" draw:layer="layout" draw:type="line" svg:x1="11.109cm" svg:y1="7.048cm" svg:x2="11.167cm" svg:y2="9.256cm" draw:start-shape="id36" draw:start-glue-point="2" draw:end-shape="id40" draw:end-glue-point="0" svg:d="M11109 7048l58 2208" svg:viewBox="0 0 59 2209">
          <text:p/>
        </draw:connector>
        <draw:connector draw:style-name="gr11" draw:text-style-name="P4" draw:layer="layout" draw:type="line" svg:x1="1.109cm" svg:y1="7.048cm" svg:x2="4.085cm" svg:y2="9.278cm" draw:start-shape="id33" draw:start-glue-point="2" draw:end-shape="id41" draw:end-glue-point="0" svg:d="M1109 7048l2976 2230" svg:viewBox="0 0 2977 2231">
          <text:p/>
        </draw:connector>
        <draw:connector draw:style-name="gr11" draw:text-style-name="P4" draw:layer="layout" draw:type="line" svg:x1="21.109cm" svg:y1="7.048cm" svg:x2="21.067cm" svg:y2="9.257cm" draw:start-shape="id38" draw:start-glue-point="2" draw:end-shape="id42" draw:end-glue-point="0" svg:d="M21109 7048l-42 2209" svg:viewBox="0 0 43 2210">
          <text:p/>
        </draw:connector>
        <draw:connector draw:style-name="gr11" draw:text-style-name="P4" draw:layer="layout" draw:type="line" svg:x1="11.109cm" svg:y1="7.048cm" svg:x2="14.185cm" svg:y2="9.279cm" draw:start-shape="id36" draw:start-glue-point="2" draw:end-shape="id43" draw:end-glue-point="0" svg:d="M11109 7048l3076 2231" svg:viewBox="0 0 3077 2232">
          <text:p/>
        </draw:connector>
        <draw:connector draw:style-name="gr11" draw:text-style-name="P4" draw:layer="layout" draw:type="line" svg:x1="21.109cm" svg:y1="7.048cm" svg:x2="24.085cm" svg:y2="9.28cm" draw:start-shape="id38" draw:start-glue-point="2" draw:end-shape="id44" draw:end-glue-point="0" svg:d="M21109 7048l2976 2232" svg:viewBox="0 0 2977 2233">
          <text:p/>
        </draw:connector>
        <draw:connector draw:style-name="gr11" draw:text-style-name="P4" draw:layer="layout" draw:type="line" svg:x1="11.109cm" svg:y1="4.048cm" svg:x2="11.109cm" svg:y2="5.778cm" draw:start-shape="id45" draw:start-glue-point="2" draw:end-shape="id36" draw:end-glue-point="0" svg:d="M11109 4048v1730" svg:viewBox="0 0 1 1731">
          <text:p/>
        </draw:connector>
        <draw:connector draw:style-name="gr11" draw:text-style-name="P4" draw:layer="layout" draw:type="line" svg:x1="11.109cm" svg:y1="4.048cm" svg:x2="1.109cm" svg:y2="5.778cm" draw:start-shape="id45" draw:start-glue-point="2" draw:end-shape="id33" draw:end-glue-point="0" svg:d="M11109 4048l-10000 1730" svg:viewBox="0 0 10001 1731">
          <text:p/>
        </draw:connector>
        <draw:connector draw:style-name="gr11" draw:text-style-name="P4" draw:layer="layout" draw:type="line" svg:x1="11.109cm" svg:y1="4.048cm" svg:x2="21.109cm" svg:y2="5.778cm" draw:start-shape="id45" draw:start-glue-point="2" draw:end-shape="id38" draw:end-glue-point="0" svg:d="M11109 4048l10000 1730" svg:viewBox="0 0 10001 1731">
          <text:p/>
        </draw:connector>
        <draw:custom-shape draw:style-name="gr10" draw:text-style-name="P4" xml:id="id46" draw:id="id46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7" draw:id="id47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8" draw:id="id48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4.085cm" svg:y1="10.548cm" svg:x2="4.085cm" svg:y2="12.878cm" draw:start-shape="id41" draw:start-glue-point="2" draw:end-shape="id46" draw:end-glue-point="0" svg:d="M4085 10548v2330" svg:viewBox="0 0 1 2331">
          <text:p/>
        </draw:connector>
        <draw:connector draw:style-name="gr11" draw:text-style-name="P5" draw:layer="layout" draw:type="line" svg:x1="14.185cm" svg:y1="10.549cm" svg:x2="11.113cm" svg:y2="12.878cm" draw:start-shape="id43" draw:start-glue-point="2" draw:end-shape="id47" draw:end-glue-point="0" svg:d="M14185 10549l-3072 2329" svg:viewBox="0 0 3073 2330">
          <text:p/>
        </draw:connector>
        <draw:connector draw:style-name="gr11" draw:text-style-name="P5" draw:layer="layout" draw:type="line" svg:x1="14.185cm" svg:y1="10.549cm" svg:x2="16.085cm" svg:y2="12.878cm" draw:start-shape="id43" draw:start-glue-point="2" draw:end-shape="id48" draw:end-glue-point="0" svg:d="M14185 10549l1900 2329" svg:viewBox="0 0 1901 2330">
          <text:p/>
        </draw:connector>
        <draw:custom-shape draw:style-name="gr8" draw:text-style-name="P2" xml:id="id61" draw:id="id61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2" draw:id="id52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9" draw:id="id49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4" draw:id="id54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0" draw:id="id50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7" draw:id="id57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51" draw:id="id51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53" draw:id="id53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9" draw:id="id59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56" draw:id="id56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55" draw:id="id55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0" draw:id="id60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58" draw:id="id58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49" draw:start-glue-point="2" draw:end-shape="id50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49" draw:start-glue-point="2" draw:end-shape="id51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52" draw:start-glue-point="2" draw:end-shape="id53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54" draw:start-glue-point="2" draw:end-shape="id55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52" draw:start-glue-point="2" draw:end-shape="id56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49" draw:start-glue-point="2" draw:end-shape="id57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54" draw:start-glue-point="2" draw:end-shape="id58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52" draw:start-glue-point="2" draw:end-shape="id59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54" draw:start-glue-point="2" draw:end-shape="id60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61" draw:start-glue-point="2" draw:end-shape="id52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61" draw:start-glue-point="2" draw:end-shape="id49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61" draw:start-glue-point="2" draw:end-shape="id54" draw:end-glue-point="0" svg:d="M11109 17048l10000 1730" svg:viewBox="0 0 10001 1731">
          <text:p/>
        </draw:connector>
        <draw:custom-shape draw:style-name="gr5" draw:text-style-name="P2" xml:id="id62" draw:id="id62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3" draw:id="id63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4" draw:id="id64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57" draw:start-glue-point="2" draw:end-shape="id62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59" draw:start-glue-point="2" draw:end-shape="id63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59" draw:start-glue-point="2" draw:end-shape="id64" draw:end-glue-point="0" svg:d="M14185 23549l1900 2329" svg:viewBox="0 0 1901 2330">
          <text:p/>
        </draw:connector>
      </draw:page>
      <draw:page draw:name="page3" draw:style-name="dp1" draw:master-page-name="Default">
        <draw:custom-shape draw:style-name="gr8" draw:text-style-name="P2" xml:id="id77" draw:id="id77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68" draw:id="id68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5" draw:id="id65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70" draw:id="id70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6" draw:id="id66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3" draw:id="id73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67" draw:id="id67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69" draw:id="id69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5" draw:id="id75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72" draw:id="id72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71" draw:id="id71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6" draw:id="id76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74" draw:id="id74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65" draw:start-glue-point="2" draw:end-shape="id66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65" draw:start-glue-point="2" draw:end-shape="id67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68" draw:start-glue-point="2" draw:end-shape="id69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70" draw:start-glue-point="2" draw:end-shape="id71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68" draw:start-glue-point="2" draw:end-shape="id72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65" draw:start-glue-point="2" draw:end-shape="id73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70" draw:start-glue-point="2" draw:end-shape="id74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68" draw:start-glue-point="2" draw:end-shape="id75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70" draw:start-glue-point="2" draw:end-shape="id76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77" draw:start-glue-point="2" draw:end-shape="id68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77" draw:start-glue-point="2" draw:end-shape="id65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77" draw:start-glue-point="2" draw:end-shape="id70" draw:end-glue-point="0" svg:d="M11109 4048l10000 1730" svg:viewBox="0 0 10001 1731">
          <text:p/>
        </draw:connector>
        <draw:custom-shape draw:style-name="gr5" draw:text-style-name="P2" xml:id="id78" draw:id="id78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9" draw:id="id79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0" draw:id="id80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73" draw:start-glue-point="2" draw:end-shape="id78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75" draw:start-glue-point="2" draw:end-shape="id79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75" draw:start-glue-point="2" draw:end-shape="id80" draw:end-glue-point="0" svg:d="M14185 10549l1900 2329" svg:viewBox="0 0 1901 2330">
          <text:p/>
        </draw:connector>
        <draw:custom-shape draw:style-name="gr8" draw:text-style-name="P2" xml:id="id93" draw:id="id93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4" draw:id="id84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1" draw:id="id81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86" draw:id="id86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2" draw:id="id82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9" draw:id="id89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83" draw:id="id83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85" draw:id="id85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91" draw:id="id91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88" draw:id="id88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87" draw:id="id87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2" draw:id="id92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90" draw:id="id90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81" draw:start-glue-point="2" draw:end-shape="id82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81" draw:start-glue-point="2" draw:end-shape="id83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84" draw:start-glue-point="2" draw:end-shape="id85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86" draw:start-glue-point="2" draw:end-shape="id87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84" draw:start-glue-point="2" draw:end-shape="id88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81" draw:start-glue-point="2" draw:end-shape="id89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86" draw:start-glue-point="2" draw:end-shape="id90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84" draw:start-glue-point="2" draw:end-shape="id91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86" draw:start-glue-point="2" draw:end-shape="id92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93" draw:start-glue-point="2" draw:end-shape="id84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93" draw:start-glue-point="2" draw:end-shape="id81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93" draw:start-glue-point="2" draw:end-shape="id86" draw:end-glue-point="0" svg:d="M11109 17048l10000 1730" svg:viewBox="0 0 10001 1731">
          <text:p/>
        </draw:connector>
        <draw:custom-shape draw:style-name="gr5" draw:text-style-name="P2" xml:id="id94" draw:id="id94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5" draw:id="id95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6" draw:id="id96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89" draw:start-glue-point="2" draw:end-shape="id94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91" draw:start-glue-point="2" draw:end-shape="id95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91" draw:start-glue-point="2" draw:end-shape="id96" draw:end-glue-point="0" svg:d="M14185 23549l1900 2329" svg:viewBox="0 0 1901 2330">
          <text:p/>
        </draw:connector>
      </draw:page>
      <draw:page draw:name="page4" draw:style-name="dp1" draw:master-page-name="Default">
        <draw:custom-shape draw:style-name="gr15" draw:text-style-name="P7" xml:id="id109" draw:id="id109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0" draw:id="id100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97" draw:id="id97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02" draw:id="id102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8" draw:id="id98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5" draw:id="id105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99" draw:id="id99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101" draw:id="id101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7" draw:id="id107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04" draw:id="id104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103" draw:id="id103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8" draw:id="id108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06" draw:id="id106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97" draw:start-glue-point="2" draw:end-shape="id98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97" draw:start-glue-point="2" draw:end-shape="id99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100" draw:start-glue-point="2" draw:end-shape="id101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102" draw:start-glue-point="2" draw:end-shape="id103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100" draw:start-glue-point="2" draw:end-shape="id104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97" draw:start-glue-point="2" draw:end-shape="id105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102" draw:start-glue-point="2" draw:end-shape="id106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100" draw:start-glue-point="2" draw:end-shape="id107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102" draw:start-glue-point="2" draw:end-shape="id108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109" draw:start-glue-point="2" draw:end-shape="id100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109" draw:start-glue-point="2" draw:end-shape="id97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109" draw:start-glue-point="2" draw:end-shape="id102" draw:end-glue-point="0" svg:d="M11109 4048l10000 1730" svg:viewBox="0 0 10001 1731">
          <text:p/>
        </draw:connector>
        <draw:custom-shape draw:style-name="gr5" draw:text-style-name="P2" xml:id="id110" draw:id="id110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1" draw:id="id111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2" draw:id="id112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105" draw:start-glue-point="2" draw:end-shape="id110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107" draw:start-glue-point="2" draw:end-shape="id111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107" draw:start-glue-point="2" draw:end-shape="id112" draw:end-glue-point="0" svg:d="M14185 10549l1900 2329" svg:viewBox="0 0 1901 2330">
          <text:p/>
        </draw:connector>
        <draw:custom-shape draw:style-name="gr16" draw:text-style-name="P2" xml:id="id125" draw:id="id125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6" draw:id="id116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3" draw:id="id113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18" draw:id="id118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14" draw:id="id114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1" draw:id="id121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15" draw:id="id115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117" draw:id="id117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3" draw:id="id123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20" draw:id="id120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119" draw:id="id119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4" draw:id="id124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22" draw:id="id122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113" draw:start-glue-point="2" draw:end-shape="id114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113" draw:start-glue-point="2" draw:end-shape="id115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116" draw:start-glue-point="2" draw:end-shape="id117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118" draw:start-glue-point="2" draw:end-shape="id119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116" draw:start-glue-point="2" draw:end-shape="id120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113" draw:start-glue-point="2" draw:end-shape="id121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118" draw:start-glue-point="2" draw:end-shape="id122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116" draw:start-glue-point="2" draw:end-shape="id123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118" draw:start-glue-point="2" draw:end-shape="id124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125" draw:start-glue-point="2" draw:end-shape="id116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125" draw:start-glue-point="2" draw:end-shape="id113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125" draw:start-glue-point="2" draw:end-shape="id118" draw:end-glue-point="0" svg:d="M11109 17048l10000 1730" svg:viewBox="0 0 10001 1731">
          <text:p/>
        </draw:connector>
        <draw:custom-shape draw:style-name="gr5" draw:text-style-name="P2" xml:id="id126" draw:id="id126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7" draw:id="id127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8" draw:id="id128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121" draw:start-glue-point="2" draw:end-shape="id126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123" draw:start-glue-point="2" draw:end-shape="id127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123" draw:start-glue-point="2" draw:end-shape="id128" draw:end-glue-point="0" svg:d="M14185 23549l1900 2329" svg:viewBox="0 0 1901 2330">
          <text:p/>
        </draw:connector>
      </draw:page>
      <draw:page draw:name="page5" draw:style-name="dp1" draw:master-page-name="Default">
        <draw:custom-shape draw:style-name="gr8" draw:text-style-name="P2" xml:id="id141" draw:id="id141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2" draw:id="id132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29" draw:id="id129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4" draw:id="id134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0" draw:id="id130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7" draw:id="id137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31" draw:id="id131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133" draw:id="id133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9" draw:id="id139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36" draw:id="id136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135" draw:id="id135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0" draw:id="id140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38" draw:id="id138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129" draw:start-glue-point="2" draw:end-shape="id130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129" draw:start-glue-point="2" draw:end-shape="id131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132" draw:start-glue-point="2" draw:end-shape="id133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134" draw:start-glue-point="2" draw:end-shape="id135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132" draw:start-glue-point="2" draw:end-shape="id136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129" draw:start-glue-point="2" draw:end-shape="id137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134" draw:start-glue-point="2" draw:end-shape="id138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132" draw:start-glue-point="2" draw:end-shape="id139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134" draw:start-glue-point="2" draw:end-shape="id140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141" draw:start-glue-point="2" draw:end-shape="id132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141" draw:start-glue-point="2" draw:end-shape="id129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141" draw:start-glue-point="2" draw:end-shape="id134" draw:end-glue-point="0" svg:d="M11109 4048l10000 1730" svg:viewBox="0 0 10001 1731">
          <text:p/>
        </draw:connector>
        <draw:custom-shape draw:style-name="gr5" draw:text-style-name="P2" xml:id="id142" draw:id="id142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3" draw:id="id143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4" draw:id="id144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137" draw:start-glue-point="2" draw:end-shape="id142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139" draw:start-glue-point="2" draw:end-shape="id143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139" draw:start-glue-point="2" draw:end-shape="id144" draw:end-glue-point="0" svg:d="M14185 10549l1900 2329" svg:viewBox="0 0 1901 2330">
          <text:p/>
        </draw:connector>
        <draw:custom-shape draw:style-name="gr8" draw:text-style-name="P2" xml:id="id157" draw:id="id157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48" draw:id="id148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145" draw:id="id145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50" draw:id="id150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46" draw:id="id146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53" draw:id="id153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47" draw:id="id147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149" draw:id="id149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5" draw:id="id155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52" draw:id="id152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151" draw:id="id151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6" draw:id="id156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54" draw:id="id154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145" draw:start-glue-point="2" draw:end-shape="id146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145" draw:start-glue-point="2" draw:end-shape="id147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148" draw:start-glue-point="2" draw:end-shape="id149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150" draw:start-glue-point="2" draw:end-shape="id151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148" draw:start-glue-point="2" draw:end-shape="id152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145" draw:start-glue-point="2" draw:end-shape="id153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150" draw:start-glue-point="2" draw:end-shape="id154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148" draw:start-glue-point="2" draw:end-shape="id155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150" draw:start-glue-point="2" draw:end-shape="id156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157" draw:start-glue-point="2" draw:end-shape="id148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157" draw:start-glue-point="2" draw:end-shape="id145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157" draw:start-glue-point="2" draw:end-shape="id150" draw:end-glue-point="0" svg:d="M11109 17048l10000 1730" svg:viewBox="0 0 10001 1731">
          <text:p/>
        </draw:connector>
        <draw:custom-shape draw:style-name="gr5" draw:text-style-name="P2" xml:id="id158" draw:id="id158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59" draw:id="id159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60" draw:id="id160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153" draw:start-glue-point="2" draw:end-shape="id158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155" draw:start-glue-point="2" draw:end-shape="id159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155" draw:start-glue-point="2" draw:end-shape="id160" draw:end-glue-point="0" svg:d="M14185 23549l1900 2329" svg:viewBox="0 0 1901 2330">
          <text:p/>
        </draw:connector>
        <draw:connector draw:style-name="gr17" draw:text-style-name="P8" draw:layer="layout" draw:type="line" svg:x1="11.109cm" svg:y1="20.048cm" svg:x2="4.085cm" svg:y2="22.278cm" draw:start-shape="id148" draw:start-glue-point="2" draw:end-shape="id153" draw:end-glue-point="0" svg:d="M11109 20048l-7024 2230" svg:viewBox="0 0 7025 2231">
          <text:p/>
        </draw:connector>
      </draw:page>
      <draw:page draw:name="page6" draw:style-name="dp1" draw:master-page-name="Default">
        <draw:custom-shape draw:style-name="gr8" draw:text-style-name="P2" xml:id="id173" draw:id="id173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64" draw:id="id164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61" draw:id="id161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66" draw:id="id166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62" draw:id="id162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69" draw:id="id169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63" draw:id="id163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165" draw:id="id165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1" draw:id="id171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68" draw:id="id168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167" draw:id="id167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2" draw:id="id172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70" draw:id="id170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161" draw:start-glue-point="2" draw:end-shape="id162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161" draw:start-glue-point="2" draw:end-shape="id163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164" draw:start-glue-point="2" draw:end-shape="id165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166" draw:start-glue-point="2" draw:end-shape="id167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164" draw:start-glue-point="2" draw:end-shape="id168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161" draw:start-glue-point="2" draw:end-shape="id169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166" draw:start-glue-point="2" draw:end-shape="id170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164" draw:start-glue-point="2" draw:end-shape="id171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166" draw:start-glue-point="2" draw:end-shape="id172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173" draw:start-glue-point="2" draw:end-shape="id164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173" draw:start-glue-point="2" draw:end-shape="id161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173" draw:start-glue-point="2" draw:end-shape="id166" draw:end-glue-point="0" svg:d="M11109 4048l10000 1730" svg:viewBox="0 0 10001 1731">
          <text:p/>
        </draw:connector>
        <draw:custom-shape draw:style-name="gr5" draw:text-style-name="P2" xml:id="id174" draw:id="id174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75" draw:id="id175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6" draw:id="id176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169" draw:start-glue-point="2" draw:end-shape="id174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171" draw:start-glue-point="2" draw:end-shape="id175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171" draw:start-glue-point="2" draw:end-shape="id176" draw:end-glue-point="0" svg:d="M14185 10549l1900 2329" svg:viewBox="0 0 1901 2330">
          <text:p/>
        </draw:connector>
        <draw:custom-shape draw:style-name="gr8" draw:text-style-name="P2" xml:id="id189" draw:id="id189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80" draw:id="id180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77" draw:id="id177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82" draw:id="id182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78" draw:id="id178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85" draw:id="id185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79" draw:id="id179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181" draw:id="id181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87" draw:id="id187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84" draw:id="id184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183" draw:id="id183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88" draw:id="id188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86" draw:id="id186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177" draw:start-glue-point="2" draw:end-shape="id178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177" draw:start-glue-point="2" draw:end-shape="id179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180" draw:start-glue-point="2" draw:end-shape="id181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182" draw:start-glue-point="2" draw:end-shape="id183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180" draw:start-glue-point="2" draw:end-shape="id184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177" draw:start-glue-point="2" draw:end-shape="id185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182" draw:start-glue-point="2" draw:end-shape="id186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180" draw:start-glue-point="2" draw:end-shape="id187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182" draw:start-glue-point="2" draw:end-shape="id188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189" draw:start-glue-point="2" draw:end-shape="id180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189" draw:start-glue-point="2" draw:end-shape="id177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189" draw:start-glue-point="2" draw:end-shape="id182" draw:end-glue-point="0" svg:d="M11109 17048l10000 1730" svg:viewBox="0 0 10001 1731">
          <text:p/>
        </draw:connector>
        <draw:custom-shape draw:style-name="gr5" draw:text-style-name="P2" xml:id="id190" draw:id="id190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91" draw:id="id191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92" draw:id="id192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185" draw:start-glue-point="2" draw:end-shape="id190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187" draw:start-glue-point="2" draw:end-shape="id191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187" draw:start-glue-point="2" draw:end-shape="id192" draw:end-glue-point="0" svg:d="M14185 23549l1900 2329" svg:viewBox="0 0 1901 2330">
          <text:p/>
        </draw:connector>
      </draw:page>
      <draw:page draw:name="page7" draw:style-name="dp1" draw:master-page-name="Default">
        <draw:custom-shape draw:style-name="gr9" draw:text-style-name="P4" xml:id="id205" draw:id="id205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96" draw:id="id196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93" draw:id="id193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98" draw:id="id198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94" draw:id="id194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01" draw:id="id201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195" draw:id="id195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197" draw:id="id197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03" draw:id="id203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00" draw:id="id200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199" draw:id="id199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04" draw:id="id204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02" draw:id="id202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193" draw:start-glue-point="2" draw:end-shape="id194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193" draw:start-glue-point="2" draw:end-shape="id195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196" draw:start-glue-point="2" draw:end-shape="id197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198" draw:start-glue-point="2" draw:end-shape="id199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196" draw:start-glue-point="2" draw:end-shape="id200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193" draw:start-glue-point="2" draw:end-shape="id201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198" draw:start-glue-point="2" draw:end-shape="id202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196" draw:start-glue-point="2" draw:end-shape="id203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198" draw:start-glue-point="2" draw:end-shape="id204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205" draw:start-glue-point="2" draw:end-shape="id196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205" draw:start-glue-point="2" draw:end-shape="id193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205" draw:start-glue-point="2" draw:end-shape="id198" draw:end-glue-point="0" svg:d="M11109 4048l10000 1730" svg:viewBox="0 0 10001 1731">
          <text:p/>
        </draw:connector>
        <draw:custom-shape draw:style-name="gr5" draw:text-style-name="P2" xml:id="id206" draw:id="id206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07" draw:id="id207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08" draw:id="id208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201" draw:start-glue-point="2" draw:end-shape="id206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203" draw:start-glue-point="2" draw:end-shape="id207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203" draw:start-glue-point="2" draw:end-shape="id208" draw:end-glue-point="0" svg:d="M14185 10549l1900 2329" svg:viewBox="0 0 1901 2330">
          <text:p/>
        </draw:connector>
        <draw:custom-shape draw:style-name="gr8" draw:text-style-name="P2" xml:id="id221" draw:id="id221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2" draw:id="id212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09" draw:id="id209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14" draw:id="id214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0" draw:id="id210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7" draw:id="id217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11" draw:id="id211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213" draw:id="id213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9" draw:id="id219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16" draw:id="id216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215" draw:id="id215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20" draw:id="id220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18" draw:id="id218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209" draw:start-glue-point="2" draw:end-shape="id210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209" draw:start-glue-point="2" draw:end-shape="id211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212" draw:start-glue-point="2" draw:end-shape="id213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214" draw:start-glue-point="2" draw:end-shape="id215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212" draw:start-glue-point="2" draw:end-shape="id216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209" draw:start-glue-point="2" draw:end-shape="id217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214" draw:start-glue-point="2" draw:end-shape="id218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212" draw:start-glue-point="2" draw:end-shape="id219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214" draw:start-glue-point="2" draw:end-shape="id220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221" draw:start-glue-point="2" draw:end-shape="id212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221" draw:start-glue-point="2" draw:end-shape="id209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221" draw:start-glue-point="2" draw:end-shape="id214" draw:end-glue-point="0" svg:d="M11109 17048l10000 1730" svg:viewBox="0 0 10001 1731">
          <text:p/>
        </draw:connector>
        <draw:custom-shape draw:style-name="gr5" draw:text-style-name="P2" xml:id="id222" draw:id="id222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23" draw:id="id223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24" draw:id="id224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217" draw:start-glue-point="2" draw:end-shape="id222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219" draw:start-glue-point="2" draw:end-shape="id223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219" draw:start-glue-point="2" draw:end-shape="id224" draw:end-glue-point="0" svg:d="M14185 23549l1900 2329" svg:viewBox="0 0 1901 2330">
          <text:p/>
        </draw:connector>
      </draw:page>
      <draw:page draw:name="page8" draw:style-name="dp1" draw:master-page-name="Default">
        <draw:custom-shape draw:style-name="gr8" draw:text-style-name="P2" xml:id="id237" draw:id="id237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28" draw:id="id228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25" draw:id="id225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30" draw:id="id230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26" draw:id="id226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33" draw:id="id233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27" draw:id="id227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229" draw:id="id229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35" draw:id="id235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32" draw:id="id232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231" draw:id="id231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36" draw:id="id236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34" draw:id="id234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225" draw:start-glue-point="2" draw:end-shape="id226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225" draw:start-glue-point="2" draw:end-shape="id227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228" draw:start-glue-point="2" draw:end-shape="id229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230" draw:start-glue-point="2" draw:end-shape="id231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228" draw:start-glue-point="2" draw:end-shape="id232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225" draw:start-glue-point="2" draw:end-shape="id233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230" draw:start-glue-point="2" draw:end-shape="id234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228" draw:start-glue-point="2" draw:end-shape="id235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230" draw:start-glue-point="2" draw:end-shape="id236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237" draw:start-glue-point="2" draw:end-shape="id228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237" draw:start-glue-point="2" draw:end-shape="id225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237" draw:start-glue-point="2" draw:end-shape="id230" draw:end-glue-point="0" svg:d="M11109 4048l10000 1730" svg:viewBox="0 0 10001 1731">
          <text:p/>
        </draw:connector>
        <draw:custom-shape draw:style-name="gr5" draw:text-style-name="P2" xml:id="id238" draw:id="id238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39" draw:id="id239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40" draw:id="id240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233" draw:start-glue-point="2" draw:end-shape="id238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235" draw:start-glue-point="2" draw:end-shape="id239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235" draw:start-glue-point="2" draw:end-shape="id240" draw:end-glue-point="0" svg:d="M14185 10549l1900 2329" svg:viewBox="0 0 1901 2330">
          <text:p/>
        </draw:connector>
        <draw:custom-shape draw:style-name="gr8" draw:text-style-name="P2" xml:id="id253" draw:id="id253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44" draw:id="id244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41" draw:id="id241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46" draw:id="id246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42" draw:id="id242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49" draw:id="id249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43" draw:id="id243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245" draw:id="id245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1" draw:id="id251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48" draw:id="id248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247" draw:id="id247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2" draw:id="id252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50" draw:id="id250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241" draw:start-glue-point="2" draw:end-shape="id242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241" draw:start-glue-point="2" draw:end-shape="id243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244" draw:start-glue-point="2" draw:end-shape="id245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246" draw:start-glue-point="2" draw:end-shape="id247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244" draw:start-glue-point="2" draw:end-shape="id248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241" draw:start-glue-point="2" draw:end-shape="id249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246" draw:start-glue-point="2" draw:end-shape="id250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244" draw:start-glue-point="2" draw:end-shape="id251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246" draw:start-glue-point="2" draw:end-shape="id252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253" draw:start-glue-point="2" draw:end-shape="id244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253" draw:start-glue-point="2" draw:end-shape="id241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253" draw:start-glue-point="2" draw:end-shape="id246" draw:end-glue-point="0" svg:d="M11109 17048l10000 1730" svg:viewBox="0 0 10001 1731">
          <text:p/>
        </draw:connector>
        <draw:custom-shape draw:style-name="gr5" draw:text-style-name="P2" xml:id="id254" draw:id="id254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55" draw:id="id255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6" draw:id="id256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249" draw:start-glue-point="2" draw:end-shape="id254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251" draw:start-glue-point="2" draw:end-shape="id255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251" draw:start-glue-point="2" draw:end-shape="id256" draw:end-glue-point="0" svg:d="M14185 23549l1900 2329" svg:viewBox="0 0 1901 2330">
          <text:p/>
        </draw:connector>
      </draw:page>
      <draw:page draw:name="page9" draw:style-name="dp1" draw:master-page-name="Default">
        <draw:custom-shape draw:style-name="gr15" draw:text-style-name="P7" xml:id="id269" draw:id="id269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260" draw:id="id260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257" draw:id="id257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262" draw:id="id262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8" draw:id="id258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265" draw:id="id265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59" draw:id="id259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261" draw:id="id261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267" draw:id="id267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64" draw:id="id264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263" draw:id="id263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68" draw:id="id268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66" draw:id="id266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257" draw:start-glue-point="2" draw:end-shape="id258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257" draw:start-glue-point="2" draw:end-shape="id259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260" draw:start-glue-point="2" draw:end-shape="id261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262" draw:start-glue-point="2" draw:end-shape="id263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260" draw:start-glue-point="2" draw:end-shape="id264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257" draw:start-glue-point="2" draw:end-shape="id265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262" draw:start-glue-point="2" draw:end-shape="id266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260" draw:start-glue-point="2" draw:end-shape="id267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262" draw:start-glue-point="2" draw:end-shape="id268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269" draw:start-glue-point="2" draw:end-shape="id260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269" draw:start-glue-point="2" draw:end-shape="id257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269" draw:start-glue-point="2" draw:end-shape="id262" draw:end-glue-point="0" svg:d="M11109 4048l10000 1730" svg:viewBox="0 0 10001 1731">
          <text:p/>
        </draw:connector>
        <draw:custom-shape draw:style-name="gr5" draw:text-style-name="P2" xml:id="id270" draw:id="id270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71" draw:id="id271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72" draw:id="id272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265" draw:start-glue-point="2" draw:end-shape="id270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267" draw:start-glue-point="2" draw:end-shape="id271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267" draw:start-glue-point="2" draw:end-shape="id272" draw:end-glue-point="0" svg:d="M14185 10549l1900 2329" svg:viewBox="0 0 1901 2330">
          <text:p/>
        </draw:connector>
        <draw:custom-shape draw:style-name="gr8" draw:text-style-name="P2" xml:id="id285" draw:id="id285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76" draw:id="id276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73" draw:id="id273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78" draw:id="id278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274" draw:id="id274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81" draw:id="id281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75" draw:id="id275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19" draw:text-style-name="P9" xml:id="id277" draw:id="id277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83" draw:id="id283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80" draw:id="id280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19" draw:text-style-name="P9" xml:id="id279" draw:id="id279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284" draw:id="id284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82" draw:id="id282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273" draw:start-glue-point="2" draw:end-shape="id274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273" draw:start-glue-point="2" draw:end-shape="id275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276" draw:start-glue-point="2" draw:end-shape="id277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278" draw:start-glue-point="2" draw:end-shape="id279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276" draw:start-glue-point="2" draw:end-shape="id280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273" draw:start-glue-point="2" draw:end-shape="id281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278" draw:start-glue-point="2" draw:end-shape="id282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276" draw:start-glue-point="2" draw:end-shape="id283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278" draw:start-glue-point="2" draw:end-shape="id284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285" draw:start-glue-point="2" draw:end-shape="id276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285" draw:start-glue-point="2" draw:end-shape="id273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285" draw:start-glue-point="2" draw:end-shape="id278" draw:end-glue-point="0" svg:d="M11109 17048l10000 1730" svg:viewBox="0 0 10001 1731">
          <text:p/>
        </draw:connector>
        <draw:custom-shape draw:style-name="gr19" draw:text-style-name="P9" xml:id="id286" draw:id="id286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287" draw:id="id287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288" draw:id="id288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281" draw:start-glue-point="2" draw:end-shape="id286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283" draw:start-glue-point="2" draw:end-shape="id287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283" draw:start-glue-point="2" draw:end-shape="id288" draw:end-glue-point="0" svg:d="M14185 23549l1900 2329" svg:viewBox="0 0 1901 2330">
          <text:p/>
        </draw:connector>
      </draw:page>
      <draw:page draw:name="page10" draw:style-name="dp1" draw:master-page-name="Default">
        <draw:custom-shape draw:style-name="gr9" draw:text-style-name="P4" xml:id="id301" draw:id="id301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92" draw:id="id292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89" draw:id="id289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94" draw:id="id294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90" draw:id="id290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97" draw:id="id297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91" draw:id="id291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293" draw:id="id293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99" draw:id="id299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96" draw:id="id296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295" draw:id="id295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00" draw:id="id300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298" draw:id="id298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289" draw:start-glue-point="2" draw:end-shape="id290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289" draw:start-glue-point="2" draw:end-shape="id291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292" draw:start-glue-point="2" draw:end-shape="id293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294" draw:start-glue-point="2" draw:end-shape="id295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292" draw:start-glue-point="2" draw:end-shape="id296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289" draw:start-glue-point="2" draw:end-shape="id297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294" draw:start-glue-point="2" draw:end-shape="id298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292" draw:start-glue-point="2" draw:end-shape="id299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294" draw:start-glue-point="2" draw:end-shape="id300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301" draw:start-glue-point="2" draw:end-shape="id292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301" draw:start-glue-point="2" draw:end-shape="id289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301" draw:start-glue-point="2" draw:end-shape="id294" draw:end-glue-point="0" svg:d="M11109 4048l10000 1730" svg:viewBox="0 0 10001 1731">
          <text:p/>
        </draw:connector>
        <draw:custom-shape draw:style-name="gr5" draw:text-style-name="P2" xml:id="id302" draw:id="id302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03" draw:id="id303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04" draw:id="id304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297" draw:start-glue-point="2" draw:end-shape="id302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299" draw:start-glue-point="2" draw:end-shape="id303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299" draw:start-glue-point="2" draw:end-shape="id304" draw:end-glue-point="0" svg:d="M14185 10549l1900 2329" svg:viewBox="0 0 1901 2330">
          <text:p/>
        </draw:connector>
        <draw:custom-shape draw:style-name="gr8" draw:text-style-name="P2" xml:id="id317" draw:id="id317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08" draw:id="id308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05" draw:id="id305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10" draw:id="id310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06" draw:id="id306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13" draw:id="id313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07" draw:id="id307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309" draw:id="id309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15" draw:id="id315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12" draw:id="id312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311" draw:id="id311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16" draw:id="id316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14" draw:id="id314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305" draw:start-glue-point="2" draw:end-shape="id306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305" draw:start-glue-point="2" draw:end-shape="id307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308" draw:start-glue-point="2" draw:end-shape="id309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310" draw:start-glue-point="2" draw:end-shape="id311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308" draw:start-glue-point="2" draw:end-shape="id312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305" draw:start-glue-point="2" draw:end-shape="id313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310" draw:start-glue-point="2" draw:end-shape="id314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308" draw:start-glue-point="2" draw:end-shape="id315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310" draw:start-glue-point="2" draw:end-shape="id316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317" draw:start-glue-point="2" draw:end-shape="id308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317" draw:start-glue-point="2" draw:end-shape="id305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317" draw:start-glue-point="2" draw:end-shape="id310" draw:end-glue-point="0" svg:d="M11109 17048l10000 1730" svg:viewBox="0 0 10001 1731">
          <text:p/>
        </draw:connector>
        <draw:custom-shape draw:style-name="gr5" draw:text-style-name="P2" xml:id="id318" draw:id="id318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9" draw:id="id319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20" draw:id="id320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313" draw:start-glue-point="2" draw:end-shape="id318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315" draw:start-glue-point="2" draw:end-shape="id319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315" draw:start-glue-point="2" draw:end-shape="id320" draw:end-glue-point="0" svg:d="M14185 23549l1900 2329" svg:viewBox="0 0 1901 2330">
          <text:p/>
        </draw:connector>
      </draw:page>
      <draw:page draw:name="page11" draw:style-name="dp1" draw:master-page-name="Default">
        <draw:custom-shape draw:style-name="gr8" draw:text-style-name="P2" xml:id="id333" draw:id="id333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24" draw:id="id324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21" draw:id="id321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26" draw:id="id326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22" draw:id="id322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29" draw:id="id329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23" draw:id="id323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325" draw:id="id325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31" draw:id="id331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28" draw:id="id328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327" draw:id="id327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32" draw:id="id332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30" draw:id="id330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321" draw:start-glue-point="2" draw:end-shape="id322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321" draw:start-glue-point="2" draw:end-shape="id323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324" draw:start-glue-point="2" draw:end-shape="id325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326" draw:start-glue-point="2" draw:end-shape="id327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324" draw:start-glue-point="2" draw:end-shape="id328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321" draw:start-glue-point="2" draw:end-shape="id329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326" draw:start-glue-point="2" draw:end-shape="id330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324" draw:start-glue-point="2" draw:end-shape="id331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326" draw:start-glue-point="2" draw:end-shape="id332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333" draw:start-glue-point="2" draw:end-shape="id324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333" draw:start-glue-point="2" draw:end-shape="id321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333" draw:start-glue-point="2" draw:end-shape="id326" draw:end-glue-point="0" svg:d="M11109 4048l10000 1730" svg:viewBox="0 0 10001 1731">
          <text:p/>
        </draw:connector>
        <draw:custom-shape draw:style-name="gr5" draw:text-style-name="P2" xml:id="id334" draw:id="id334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5" draw:id="id335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36" draw:id="id336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329" draw:start-glue-point="2" draw:end-shape="id334" draw:end-glue-point="0" svg:d="M4085 10548v2330" svg:viewBox="0 0 1 2331">
          <text:p/>
        </draw:connector>
        <draw:connector draw:style-name="gr21" draw:text-style-name="P3" draw:layer="layout" draw:type="line" svg:x1="14.185cm" svg:y1="10.549cm" svg:x2="11.113cm" svg:y2="12.878cm" draw:start-shape="id331" draw:start-glue-point="2" draw:end-shape="id335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331" draw:start-glue-point="2" draw:end-shape="id336" draw:end-glue-point="0" svg:d="M14185 10549l1900 2329" svg:viewBox="0 0 1901 2330">
          <text:p/>
        </draw:connector>
        <draw:custom-shape draw:style-name="gr8" draw:text-style-name="P2" xml:id="id349" draw:id="id349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40" draw:id="id340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37" draw:id="id337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342" draw:id="id342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38" draw:id="id338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45" draw:id="id345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39" draw:id="id339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341" draw:id="id341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47" draw:id="id347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44" draw:id="id344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343" draw:id="id343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348" draw:id="id348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46" draw:id="id346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337" draw:start-glue-point="2" draw:end-shape="id338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337" draw:start-glue-point="2" draw:end-shape="id339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340" draw:start-glue-point="2" draw:end-shape="id341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342" draw:start-glue-point="2" draw:end-shape="id343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340" draw:start-glue-point="2" draw:end-shape="id344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337" draw:start-glue-point="2" draw:end-shape="id345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342" draw:start-glue-point="2" draw:end-shape="id346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340" draw:start-glue-point="2" draw:end-shape="id347" draw:end-glue-point="0" svg:d="M11109 20048l3076 2231" svg:viewBox="0 0 3077 2232">
          <text:p/>
        </draw:connector>
        <draw:connector draw:style-name="gr22" draw:text-style-name="P2" draw:layer="layout" draw:type="line" svg:x1="21.109cm" svg:y1="20.048cm" svg:x2="24.085cm" svg:y2="22.28cm" draw:start-shape="id342" draw:start-glue-point="2" draw:end-shape="id348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349" draw:start-glue-point="2" draw:end-shape="id340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349" draw:start-glue-point="2" draw:end-shape="id337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349" draw:start-glue-point="2" draw:end-shape="id342" draw:end-glue-point="0" svg:d="M11109 17048l10000 1730" svg:viewBox="0 0 10001 1731">
          <text:p/>
        </draw:connector>
        <draw:custom-shape draw:style-name="gr5" draw:text-style-name="P2" xml:id="id350" draw:id="id350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51" draw:id="id351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52" draw:id="id352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345" draw:start-glue-point="2" draw:end-shape="id350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347" draw:start-glue-point="2" draw:end-shape="id351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347" draw:start-glue-point="2" draw:end-shape="id352" draw:end-glue-point="0" svg:d="M14185 23549l1900 2329" svg:viewBox="0 0 1901 2330">
          <text:p/>
        </draw:connector>
      </draw:page>
      <draw:page draw:name="page12" draw:style-name="dp1" draw:master-page-name="Default">
        <draw:custom-shape draw:style-name="gr8" draw:text-style-name="P2" xml:id="id365" draw:id="id365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56" draw:id="id356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53" draw:id="id353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58" draw:id="id358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54" draw:id="id354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61" draw:id="id361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55" draw:id="id355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357" draw:id="id357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63" draw:id="id363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60" draw:id="id360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359" draw:id="id359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64" draw:id="id364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62" draw:id="id362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353" draw:start-glue-point="2" draw:end-shape="id354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353" draw:start-glue-point="2" draw:end-shape="id355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356" draw:start-glue-point="2" draw:end-shape="id357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358" draw:start-glue-point="2" draw:end-shape="id359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356" draw:start-glue-point="2" draw:end-shape="id360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353" draw:start-glue-point="2" draw:end-shape="id361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358" draw:start-glue-point="2" draw:end-shape="id362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356" draw:start-glue-point="2" draw:end-shape="id363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358" draw:start-glue-point="2" draw:end-shape="id364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365" draw:start-glue-point="2" draw:end-shape="id356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365" draw:start-glue-point="2" draw:end-shape="id353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365" draw:start-glue-point="2" draw:end-shape="id358" draw:end-glue-point="0" svg:d="M11109 4048l10000 1730" svg:viewBox="0 0 10001 1731">
          <text:p/>
        </draw:connector>
        <draw:custom-shape draw:style-name="gr5" draw:text-style-name="P2" xml:id="id366" draw:id="id366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67" draw:id="id367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68" draw:id="id368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361" draw:start-glue-point="2" draw:end-shape="id366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363" draw:start-glue-point="2" draw:end-shape="id367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363" draw:start-glue-point="2" draw:end-shape="id368" draw:end-glue-point="0" svg:d="M14185 10549l1900 2329" svg:viewBox="0 0 1901 2330">
          <text:p/>
        </draw:connector>
        <draw:custom-shape draw:style-name="gr8" draw:text-style-name="P2" xml:id="id381" draw:id="id381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72" draw:id="id372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69" draw:id="id369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74" draw:id="id374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70" draw:id="id370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77" draw:id="id377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71" draw:id="id371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373" draw:id="id373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79" draw:id="id379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76" draw:id="id376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375" draw:id="id375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80" draw:id="id380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78" draw:id="id378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369" draw:start-glue-point="2" draw:end-shape="id370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369" draw:start-glue-point="2" draw:end-shape="id371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372" draw:start-glue-point="2" draw:end-shape="id373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374" draw:start-glue-point="2" draw:end-shape="id375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372" draw:start-glue-point="2" draw:end-shape="id376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369" draw:start-glue-point="2" draw:end-shape="id377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374" draw:start-glue-point="2" draw:end-shape="id378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372" draw:start-glue-point="2" draw:end-shape="id379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374" draw:start-glue-point="2" draw:end-shape="id380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381" draw:start-glue-point="2" draw:end-shape="id372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381" draw:start-glue-point="2" draw:end-shape="id369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381" draw:start-glue-point="2" draw:end-shape="id374" draw:end-glue-point="0" svg:d="M11109 17048l10000 1730" svg:viewBox="0 0 10001 1731">
          <text:p/>
        </draw:connector>
        <draw:custom-shape draw:style-name="gr5" draw:text-style-name="P2" xml:id="id382" draw:id="id382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83" draw:id="id383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84" draw:id="id384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377" draw:start-glue-point="2" draw:end-shape="id382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379" draw:start-glue-point="2" draw:end-shape="id383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379" draw:start-glue-point="2" draw:end-shape="id384" draw:end-glue-point="0" svg:d="M14185 23549l1900 2329" svg:viewBox="0 0 1901 2330">
          <text:p/>
        </draw:connector>
      </draw:page>
      <draw:page draw:name="page13" draw:style-name="dp1" draw:master-page-name="Default">
        <draw:custom-shape draw:style-name="gr9" draw:text-style-name="P4" xml:id="id397" draw:id="id397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388" draw:id="id388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85" draw:id="id385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90" draw:id="id390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86" draw:id="id386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93" draw:id="id393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87" draw:id="id387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389" draw:id="id389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xml:id="id395" draw:id="id395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92" draw:id="id392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391" draw:id="id391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96" draw:id="id396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394" draw:id="id394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385" draw:start-glue-point="2" draw:end-shape="id386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385" draw:start-glue-point="2" draw:end-shape="id387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388" draw:start-glue-point="2" draw:end-shape="id389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390" draw:start-glue-point="2" draw:end-shape="id391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388" draw:start-glue-point="2" draw:end-shape="id392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385" draw:start-glue-point="2" draw:end-shape="id393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390" draw:start-glue-point="2" draw:end-shape="id394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388" draw:start-glue-point="2" draw:end-shape="id395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390" draw:start-glue-point="2" draw:end-shape="id396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397" draw:start-glue-point="2" draw:end-shape="id388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397" draw:start-glue-point="2" draw:end-shape="id385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397" draw:start-glue-point="2" draw:end-shape="id390" draw:end-glue-point="0" svg:d="M11109 4048l10000 1730" svg:viewBox="0 0 10001 1731">
          <text:p/>
        </draw:connector>
        <draw:custom-shape draw:style-name="gr5" draw:text-style-name="P2" xml:id="id398" draw:id="id398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399" draw:id="id399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00" draw:id="id400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393" draw:start-glue-point="2" draw:end-shape="id398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395" draw:start-glue-point="2" draw:end-shape="id399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395" draw:start-glue-point="2" draw:end-shape="id400" draw:end-glue-point="0" svg:d="M14185 10549l1900 2329" svg:viewBox="0 0 1901 2330">
          <text:p/>
        </draw:connector>
        <draw:custom-shape draw:style-name="gr8" draw:text-style-name="P2" xml:id="id413" draw:id="id413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404" draw:id="id404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01" draw:id="id401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06" draw:id="id406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02" draw:id="id402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09" draw:id="id409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03" draw:id="id403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19" draw:text-style-name="P9" xml:id="id405" draw:id="id405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411" draw:id="id411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08" draw:id="id408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407" draw:id="id407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12" draw:id="id412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10" draw:id="id410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401" draw:start-glue-point="2" draw:end-shape="id402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401" draw:start-glue-point="2" draw:end-shape="id403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404" draw:start-glue-point="2" draw:end-shape="id405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406" draw:start-glue-point="2" draw:end-shape="id407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404" draw:start-glue-point="2" draw:end-shape="id408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401" draw:start-glue-point="2" draw:end-shape="id409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406" draw:start-glue-point="2" draw:end-shape="id410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404" draw:start-glue-point="2" draw:end-shape="id411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406" draw:start-glue-point="2" draw:end-shape="id412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413" draw:start-glue-point="2" draw:end-shape="id404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413" draw:start-glue-point="2" draw:end-shape="id401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413" draw:start-glue-point="2" draw:end-shape="id406" draw:end-glue-point="0" svg:d="M11109 17048l10000 1730" svg:viewBox="0 0 10001 1731">
          <text:p/>
        </draw:connector>
        <draw:custom-shape draw:style-name="gr5" draw:text-style-name="P2" xml:id="id414" draw:id="id414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415" draw:id="id415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416" draw:id="id416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409" draw:start-glue-point="2" draw:end-shape="id414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411" draw:start-glue-point="2" draw:end-shape="id415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411" draw:start-glue-point="2" draw:end-shape="id416" draw:end-glue-point="0" svg:d="M14185 23549l1900 2329" svg:viewBox="0 0 1901 2330">
          <text:p/>
        </draw:connector>
      </draw:page>
      <draw:page draw:name="page14" draw:style-name="dp1" draw:master-page-name="Default">
        <draw:custom-shape draw:style-name="gr8" draw:text-style-name="P2" xml:id="id429" draw:id="id429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20" draw:id="id420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17" draw:id="id417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22" draw:id="id422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18" draw:id="id418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25" draw:id="id425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19" draw:id="id419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421" draw:id="id421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27" draw:id="id427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24" draw:id="id424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423" draw:id="id423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28" draw:id="id428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26" draw:id="id426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417" draw:start-glue-point="2" draw:end-shape="id418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417" draw:start-glue-point="2" draw:end-shape="id419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420" draw:start-glue-point="2" draw:end-shape="id421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422" draw:start-glue-point="2" draw:end-shape="id423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420" draw:start-glue-point="2" draw:end-shape="id424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417" draw:start-glue-point="2" draw:end-shape="id425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422" draw:start-glue-point="2" draw:end-shape="id426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420" draw:start-glue-point="2" draw:end-shape="id427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422" draw:start-glue-point="2" draw:end-shape="id428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429" draw:start-glue-point="2" draw:end-shape="id420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429" draw:start-glue-point="2" draw:end-shape="id417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429" draw:start-glue-point="2" draw:end-shape="id422" draw:end-glue-point="0" svg:d="M11109 4048l10000 1730" svg:viewBox="0 0 10001 1731">
          <text:p/>
        </draw:connector>
        <draw:custom-shape draw:style-name="gr5" draw:text-style-name="P2" xml:id="id430" draw:id="id430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31" draw:id="id431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32" draw:id="id432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425" draw:start-glue-point="2" draw:end-shape="id430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427" draw:start-glue-point="2" draw:end-shape="id431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427" draw:start-glue-point="2" draw:end-shape="id432" draw:end-glue-point="0" svg:d="M14185 10549l1900 2329" svg:viewBox="0 0 1901 2330">
          <text:p/>
        </draw:connector>
        <draw:custom-shape draw:style-name="gr13" draw:text-style-name="P6" xml:id="id445" draw:id="id445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36" draw:id="id436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33" draw:id="id433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38" draw:id="id438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34" draw:id="id434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441" draw:id="id441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35" draw:id="id435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437" draw:id="id437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43" draw:id="id443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40" draw:id="id440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439" draw:id="id439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44" draw:id="id444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42" draw:id="id442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433" draw:start-glue-point="2" draw:end-shape="id434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433" draw:start-glue-point="2" draw:end-shape="id435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436" draw:start-glue-point="2" draw:end-shape="id437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438" draw:start-glue-point="2" draw:end-shape="id439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436" draw:start-glue-point="2" draw:end-shape="id440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433" draw:start-glue-point="2" draw:end-shape="id441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438" draw:start-glue-point="2" draw:end-shape="id442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436" draw:start-glue-point="2" draw:end-shape="id443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438" draw:start-glue-point="2" draw:end-shape="id444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445" draw:start-glue-point="2" draw:end-shape="id436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445" draw:start-glue-point="2" draw:end-shape="id433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445" draw:start-glue-point="2" draw:end-shape="id438" draw:end-glue-point="0" svg:d="M11109 17048l10000 1730" svg:viewBox="0 0 10001 1731">
          <text:p/>
        </draw:connector>
        <draw:custom-shape draw:style-name="gr5" draw:text-style-name="P2" xml:id="id446" draw:id="id446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47" draw:id="id447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48" draw:id="id448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441" draw:start-glue-point="2" draw:end-shape="id446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443" draw:start-glue-point="2" draw:end-shape="id447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443" draw:start-glue-point="2" draw:end-shape="id448" draw:end-glue-point="0" svg:d="M14185 23549l1900 2329" svg:viewBox="0 0 1901 2330">
          <text:p/>
        </draw:connector>
      </draw:page>
      <draw:page draw:name="page15" draw:style-name="dp1" draw:master-page-name="Default">
        <draw:custom-shape draw:style-name="gr8" draw:text-style-name="P2" xml:id="id461" draw:id="id461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2" draw:id="id452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49" draw:id="id449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4" draw:id="id454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50" draw:id="id450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57" draw:id="id457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51" draw:id="id451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453" draw:id="id453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59" draw:id="id459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56" draw:id="id456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455" draw:id="id455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60" draw:id="id460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58" draw:id="id458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449" draw:start-glue-point="2" draw:end-shape="id450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449" draw:start-glue-point="2" draw:end-shape="id451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452" draw:start-glue-point="2" draw:end-shape="id453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454" draw:start-glue-point="2" draw:end-shape="id455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452" draw:start-glue-point="2" draw:end-shape="id456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449" draw:start-glue-point="2" draw:end-shape="id457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454" draw:start-glue-point="2" draw:end-shape="id458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452" draw:start-glue-point="2" draw:end-shape="id459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454" draw:start-glue-point="2" draw:end-shape="id460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461" draw:start-glue-point="2" draw:end-shape="id452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461" draw:start-glue-point="2" draw:end-shape="id449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461" draw:start-glue-point="2" draw:end-shape="id454" draw:end-glue-point="0" svg:d="M11109 4048l10000 1730" svg:viewBox="0 0 10001 1731">
          <text:p/>
        </draw:connector>
        <draw:custom-shape draw:style-name="gr5" draw:text-style-name="P2" xml:id="id462" draw:id="id462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63" draw:id="id463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64" draw:id="id464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457" draw:start-glue-point="2" draw:end-shape="id462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459" draw:start-glue-point="2" draw:end-shape="id463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459" draw:start-glue-point="2" draw:end-shape="id464" draw:end-glue-point="0" svg:d="M14185 10549l1900 2329" svg:viewBox="0 0 1901 2330">
          <text:p/>
        </draw:connector>
        <draw:line draw:style-name="gr24" draw:text-style-name="P11" draw:layer="layout" svg:x1="-3.753cm" svg:y1="4.729cm" svg:x2="25.711cm" svg:y2="4.729cm">
          <text:p/>
        </draw:line>
        <draw:line draw:style-name="gr24" draw:text-style-name="P11" draw:layer="layout" svg:x1="-3.753cm" svg:y1="8.029cm" svg:x2="25.711cm" svg:y2="8.029cm">
          <text:p/>
        </draw:line>
        <draw:line draw:style-name="gr24" draw:text-style-name="P11" draw:layer="layout" svg:x1="-3.753cm" svg:y1="11.729cm" svg:x2="25.711cm" svg:y2="11.729cm">
          <text:p/>
        </draw:line>
        <draw:frame draw:style-name="gr25" draw:text-style-name="P12" draw:layer="layout" svg:width="3.326cm" svg:height="1.09cm" svg:x="20.812cm" svg:y="3.286cm">
          <draw:text-box>
            <text:p><text:span text:style-name="T2">Depth = 0</text:span></text:p>
          </draw:text-box>
        </draw:frame>
        <draw:frame draw:style-name="gr26" draw:text-style-name="P12" draw:layer="layout" svg:width="3.241cm" svg:height="1.09cm" svg:x="24.812cm" svg:y="5.286cm">
          <draw:text-box>
            <text:p><text:span text:style-name="T2">Depth = 1</text:span></text:p>
          </draw:text-box>
        </draw:frame>
        <draw:frame draw:style-name="gr27" draw:text-style-name="P12" draw:layer="layout" svg:width="3.313cm" svg:height="1.09cm" svg:x="26.012cm" svg:y="9.286cm">
          <draw:text-box>
            <text:p><text:span text:style-name="T2">Depth = 2</text:span></text:p>
          </draw:text-box>
        </draw:frame>
        <draw:frame draw:style-name="gr28" draw:text-style-name="P12" draw:layer="layout" svg:width="3.304cm" svg:height="1.09cm" svg:x="21.012cm" svg:y="12.686cm">
          <draw:text-box>
            <text:p><text:span text:style-name="T2">Depth = 3</text:span></text:p>
          </draw:text-box>
        </draw:frame>
        <draw:custom-shape draw:style-name="gr8" draw:text-style-name="P2" xml:id="id477" draw:id="id477" draw:layer="layout" svg:width="5.334cm" svg:height="1.27cm" svg:x="8.442cm" svg:y="15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68" draw:id="id468" draw:layer="layout" svg:width="5.334cm" svg:height="1.27cm" svg:x="8.442cm" svg:y="18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65" draw:id="id465" draw:layer="layout" svg:width="5.334cm" svg:height="1.27cm" svg:x="-1.558cm" svg:y="18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70" draw:id="id470" draw:layer="layout" svg:width="5.334cm" svg:height="1.27cm" svg:x="18.442cm" svg:y="18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66" draw:id="id466" draw:layer="layout" svg:width="2.779cm" svg:height="1.27cm" svg:x="-3.558cm" svg:y="22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73" draw:id="id473" draw:layer="layout" svg:width="2.779cm" svg:height="1.27cm" svg:x="2.696cm" svg:y="22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67" draw:id="id467" draw:layer="layout" svg:width="1.043cm" svg:height="1.143cm" svg:x="0.546cm" svg:y="22.255cm">
          <draw:text-box>
            <text:p text:style-name="P1"><text:span text:style-name="T1">...</text:span></text:p>
          </draw:text-box>
        </draw:frame>
        <draw:custom-shape draw:style-name="gr5" draw:text-style-name="P2" xml:id="id469" draw:id="id469" draw:layer="layout" svg:width="2.779cm" svg:height="1.27cm" svg:x="6.542cm" svg:y="22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75" draw:id="id475" draw:layer="layout" svg:width="2.779cm" svg:height="1.27cm" svg:x="12.796cm" svg:y="22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72" draw:id="id472" draw:layer="layout" svg:width="1.043cm" svg:height="1.143cm" svg:x="10.646cm" svg:y="22.256cm">
          <draw:text-box>
            <text:p text:style-name="P1"><text:span text:style-name="T1">...</text:span></text:p>
          </draw:text-box>
        </draw:frame>
        <draw:custom-shape draw:style-name="gr5" draw:text-style-name="P2" xml:id="id471" draw:id="id471" draw:layer="layout" svg:width="2.779cm" svg:height="1.27cm" svg:x="16.442cm" svg:y="22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76" draw:id="id476" draw:layer="layout" svg:width="2.779cm" svg:height="1.27cm" svg:x="22.696cm" svg:y="22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74" draw:id="id474" draw:layer="layout" svg:width="1.043cm" svg:height="1.143cm" svg:x="20.546cm" svg:y="22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20.048cm" svg:x2="-2.169cm" svg:y2="22.278cm" draw:start-shape="id465" draw:start-glue-point="2" draw:end-shape="id466" draw:end-glue-point="0" svg:d="M1109 20048l-3278 2230" svg:viewBox="0 0 3279 2231">
          <text:p/>
        </draw:connector>
        <draw:connector draw:style-name="gr4" draw:text-style-name="P2" draw:layer="layout" draw:type="line" svg:x1="1.109cm" svg:y1="20.048cm" svg:x2="1.067cm" svg:y2="22.255cm" draw:start-shape="id465" draw:start-glue-point="2" draw:end-shape="id467" draw:end-glue-point="0" svg:d="M1109 20048l-42 2207" svg:viewBox="0 0 43 2208">
          <text:p/>
        </draw:connector>
        <draw:connector draw:style-name="gr4" draw:text-style-name="P2" draw:layer="layout" draw:type="line" svg:x1="11.109cm" svg:y1="20.048cm" svg:x2="7.931cm" svg:y2="22.279cm" draw:start-shape="id468" draw:start-glue-point="2" draw:end-shape="id469" draw:end-glue-point="0" svg:d="M11109 20048l-3178 2231" svg:viewBox="0 0 3179 2232">
          <text:p/>
        </draw:connector>
        <draw:connector draw:style-name="gr4" draw:text-style-name="P2" draw:layer="layout" draw:type="line" svg:x1="21.109cm" svg:y1="20.048cm" svg:x2="17.831cm" svg:y2="22.28cm" draw:start-shape="id470" draw:start-glue-point="2" draw:end-shape="id471" draw:end-glue-point="0" svg:d="M21109 20048l-3278 2232" svg:viewBox="0 0 3279 2233">
          <text:p/>
        </draw:connector>
        <draw:connector draw:style-name="gr4" draw:text-style-name="P2" draw:layer="layout" draw:type="line" svg:x1="11.109cm" svg:y1="20.048cm" svg:x2="11.167cm" svg:y2="22.256cm" draw:start-shape="id468" draw:start-glue-point="2" draw:end-shape="id472" draw:end-glue-point="0" svg:d="M11109 20048l58 2208" svg:viewBox="0 0 59 2209">
          <text:p/>
        </draw:connector>
        <draw:connector draw:style-name="gr4" draw:text-style-name="P2" draw:layer="layout" draw:type="line" svg:x1="1.109cm" svg:y1="20.048cm" svg:x2="4.085cm" svg:y2="22.278cm" draw:start-shape="id465" draw:start-glue-point="2" draw:end-shape="id473" draw:end-glue-point="0" svg:d="M1109 20048l2976 2230" svg:viewBox="0 0 2977 2231">
          <text:p/>
        </draw:connector>
        <draw:connector draw:style-name="gr4" draw:text-style-name="P2" draw:layer="layout" draw:type="line" svg:x1="21.109cm" svg:y1="20.048cm" svg:x2="21.067cm" svg:y2="22.257cm" draw:start-shape="id470" draw:start-glue-point="2" draw:end-shape="id474" draw:end-glue-point="0" svg:d="M21109 20048l-42 2209" svg:viewBox="0 0 43 2210">
          <text:p/>
        </draw:connector>
        <draw:connector draw:style-name="gr4" draw:text-style-name="P2" draw:layer="layout" draw:type="line" svg:x1="11.109cm" svg:y1="20.048cm" svg:x2="14.185cm" svg:y2="22.279cm" draw:start-shape="id468" draw:start-glue-point="2" draw:end-shape="id475" draw:end-glue-point="0" svg:d="M11109 20048l3076 2231" svg:viewBox="0 0 3077 2232">
          <text:p/>
        </draw:connector>
        <draw:connector draw:style-name="gr4" draw:text-style-name="P2" draw:layer="layout" draw:type="line" svg:x1="21.109cm" svg:y1="20.048cm" svg:x2="24.085cm" svg:y2="22.28cm" draw:start-shape="id470" draw:start-glue-point="2" draw:end-shape="id476" draw:end-glue-point="0" svg:d="M21109 20048l2976 2232" svg:viewBox="0 0 2977 2233">
          <text:p/>
        </draw:connector>
        <draw:connector draw:style-name="gr4" draw:text-style-name="P2" draw:layer="layout" draw:type="line" svg:x1="11.109cm" svg:y1="17.048cm" svg:x2="11.109cm" svg:y2="18.778cm" draw:start-shape="id477" draw:start-glue-point="2" draw:end-shape="id468" draw:end-glue-point="0" svg:d="M11109 17048v1730" svg:viewBox="0 0 1 1731">
          <text:p/>
        </draw:connector>
        <draw:connector draw:style-name="gr4" draw:text-style-name="P2" draw:layer="layout" draw:type="line" svg:x1="11.109cm" svg:y1="17.048cm" svg:x2="1.109cm" svg:y2="18.778cm" draw:start-shape="id477" draw:start-glue-point="2" draw:end-shape="id465" draw:end-glue-point="0" svg:d="M11109 17048l-10000 1730" svg:viewBox="0 0 10001 1731">
          <text:p/>
        </draw:connector>
        <draw:connector draw:style-name="gr4" draw:text-style-name="P2" draw:layer="layout" draw:type="line" svg:x1="11.109cm" svg:y1="17.048cm" svg:x2="21.109cm" svg:y2="18.778cm" draw:start-shape="id477" draw:start-glue-point="2" draw:end-shape="id470" draw:end-glue-point="0" svg:d="M11109 17048l10000 1730" svg:viewBox="0 0 10001 1731">
          <text:p/>
        </draw:connector>
        <draw:custom-shape draw:style-name="gr5" draw:text-style-name="P2" xml:id="id478" draw:id="id478" draw:layer="layout" svg:width="2.779cm" svg:height="1.27cm" svg:x="2.696cm" svg:y="25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79" draw:id="id479" draw:layer="layout" svg:width="4.923cm" svg:height="1.27cm" svg:x="8.652cm" svg:y="25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80" draw:id="id480" draw:layer="layout" svg:width="2.779cm" svg:height="1.27cm" svg:x="14.696cm" svg:y="25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3.548cm" svg:x2="4.085cm" svg:y2="25.878cm" draw:start-shape="id473" draw:start-glue-point="2" draw:end-shape="id478" draw:end-glue-point="0" svg:d="M4085 23548v2330" svg:viewBox="0 0 1 2331">
          <text:p/>
        </draw:connector>
        <draw:connector draw:style-name="gr7" draw:text-style-name="P3" draw:layer="layout" draw:type="line" svg:x1="14.185cm" svg:y1="23.549cm" svg:x2="11.113cm" svg:y2="25.878cm" draw:start-shape="id475" draw:start-glue-point="2" draw:end-shape="id479" draw:end-glue-point="0" svg:d="M14185 23549l-3072 2329" svg:viewBox="0 0 3073 2330">
          <text:p/>
        </draw:connector>
        <draw:connector draw:style-name="gr7" draw:text-style-name="P3" draw:layer="layout" draw:type="line" svg:x1="14.185cm" svg:y1="23.549cm" svg:x2="16.085cm" svg:y2="25.878cm" draw:start-shape="id475" draw:start-glue-point="2" draw:end-shape="id480" draw:end-glue-point="0" svg:d="M14185 23549l1900 2329" svg:viewBox="0 0 1901 2330">
          <text:p/>
        </draw:connector>
      </draw:page>
      <draw:page draw:name="page16" draw:style-name="dp1" draw:master-page-name="Default">
        <draw:custom-shape draw:style-name="gr8" draw:text-style-name="P2" xml:id="id493" draw:id="id493" draw:layer="layout" svg:width="5.334cm" svg:height="1.27cm" svg:x="8.442cm" svg:y="2.7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84" draw:id="id484" draw:layer="layout" svg:width="5.334cm" svg:height="1.27cm" svg:x="8.442cm" svg:y="5.778cm">
          <text:p text:style-name="P1"><text:span text:style-name="T1">Assign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81" draw:id="id481" draw:layer="layout" svg:width="5.334cm" svg:height="1.27cm" svg:x="-1.558cm" svg:y="5.778cm">
          <text:p text:style-name="P1"><text:span text:style-name="T1">Lecture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86" draw:id="id486" draw:layer="layout" svg:width="5.334cm" svg:height="1.27cm" svg:x="18.442cm" svg:y="5.7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82" draw:id="id482" draw:layer="layout" svg:width="2.779cm" svg:height="1.27cm" svg:x="-3.558cm" svg:y="9.278cm">
          <text:p text:style-name="P1"><text:span text:style-name="T1">L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89" draw:id="id489" draw:layer="layout" svg:width="2.779cm" svg:height="1.27cm" svg:x="2.696cm" svg:y="9.278cm">
          <text:p text:style-name="P1"><text:span text:style-name="T1">L30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83" draw:id="id483" draw:layer="layout" svg:width="1.043cm" svg:height="1.143cm" svg:x="0.546cm" svg:y="9.255cm">
          <draw:text-box>
            <text:p text:style-name="P1"><text:span text:style-name="T1">...</text:span></text:p>
          </draw:text-box>
        </draw:frame>
        <draw:custom-shape draw:style-name="gr5" draw:text-style-name="P2" xml:id="id485" draw:id="id485" draw:layer="layout" svg:width="2.779cm" svg:height="1.27cm" svg:x="6.542cm" svg:y="9.279cm">
          <text:p text:style-name="P1"><text:span text:style-name="T1">PA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91" draw:id="id491" draw:layer="layout" svg:width="2.779cm" svg:height="1.27cm" svg:x="12.796cm" svg:y="9.279cm">
          <text:p text:style-name="P1"><text:span text:style-name="T1">PA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88" draw:id="id488" draw:layer="layout" svg:width="1.043cm" svg:height="1.143cm" svg:x="10.646cm" svg:y="9.256cm">
          <draw:text-box>
            <text:p text:style-name="P1"><text:span text:style-name="T1">...</text:span></text:p>
          </draw:text-box>
        </draw:frame>
        <draw:custom-shape draw:style-name="gr5" draw:text-style-name="P2" xml:id="id487" draw:id="id487" draw:layer="layout" svg:width="2.779cm" svg:height="1.27cm" svg:x="16.442cm" svg:y="9.28cm">
          <text:p text:style-name="P1"><text:span text:style-name="T1">PP0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92" draw:id="id492" draw:layer="layout" svg:width="2.779cm" svg:height="1.27cm" svg:x="22.696cm" svg:y="9.28cm">
          <text:p text:style-name="P1"><text:span text:style-name="T1">PP05</text:span></text:p>
          <draw:enhanced-geometry svg:viewBox="0 0 21600 21600" draw:type="rectangle" draw:enhanced-path="M 0 0 L 21600 0 21600 21600 0 21600 0 0 Z N"/>
        </draw:custom-shape>
        <draw:frame draw:style-name="gr3" draw:text-style-name="P2" xml:id="id490" draw:id="id490" draw:layer="layout" svg:width="1.043cm" svg:height="1.143cm" svg:x="20.546cm" svg:y="9.257cm">
          <draw:text-box>
            <text:p text:style-name="P1"><text:span text:style-name="T1">...</text:span></text:p>
          </draw:text-box>
        </draw:frame>
        <draw:connector draw:style-name="gr4" draw:text-style-name="P2" draw:layer="layout" draw:type="line" svg:x1="1.109cm" svg:y1="7.048cm" svg:x2="-2.169cm" svg:y2="9.278cm" draw:start-shape="id481" draw:start-glue-point="2" draw:end-shape="id482" draw:end-glue-point="0" svg:d="M1109 7048l-3278 2230" svg:viewBox="0 0 3279 2231">
          <text:p/>
        </draw:connector>
        <draw:connector draw:style-name="gr4" draw:text-style-name="P2" draw:layer="layout" draw:type="line" svg:x1="1.109cm" svg:y1="7.048cm" svg:x2="1.067cm" svg:y2="9.255cm" draw:start-shape="id481" draw:start-glue-point="2" draw:end-shape="id483" draw:end-glue-point="0" svg:d="M1109 7048l-42 2207" svg:viewBox="0 0 43 2208">
          <text:p/>
        </draw:connector>
        <draw:connector draw:style-name="gr4" draw:text-style-name="P2" draw:layer="layout" draw:type="line" svg:x1="11.109cm" svg:y1="7.048cm" svg:x2="7.931cm" svg:y2="9.279cm" draw:start-shape="id484" draw:start-glue-point="2" draw:end-shape="id485" draw:end-glue-point="0" svg:d="M11109 7048l-3178 2231" svg:viewBox="0 0 3179 2232">
          <text:p/>
        </draw:connector>
        <draw:connector draw:style-name="gr4" draw:text-style-name="P2" draw:layer="layout" draw:type="line" svg:x1="21.109cm" svg:y1="7.048cm" svg:x2="17.831cm" svg:y2="9.28cm" draw:start-shape="id486" draw:start-glue-point="2" draw:end-shape="id487" draw:end-glue-point="0" svg:d="M21109 7048l-3278 2232" svg:viewBox="0 0 3279 2233">
          <text:p/>
        </draw:connector>
        <draw:connector draw:style-name="gr4" draw:text-style-name="P2" draw:layer="layout" draw:type="line" svg:x1="11.109cm" svg:y1="7.048cm" svg:x2="11.167cm" svg:y2="9.256cm" draw:start-shape="id484" draw:start-glue-point="2" draw:end-shape="id488" draw:end-glue-point="0" svg:d="M11109 7048l58 2208" svg:viewBox="0 0 59 2209">
          <text:p/>
        </draw:connector>
        <draw:connector draw:style-name="gr4" draw:text-style-name="P2" draw:layer="layout" draw:type="line" svg:x1="1.109cm" svg:y1="7.048cm" svg:x2="4.085cm" svg:y2="9.278cm" draw:start-shape="id481" draw:start-glue-point="2" draw:end-shape="id489" draw:end-glue-point="0" svg:d="M1109 7048l2976 2230" svg:viewBox="0 0 2977 2231">
          <text:p/>
        </draw:connector>
        <draw:connector draw:style-name="gr4" draw:text-style-name="P2" draw:layer="layout" draw:type="line" svg:x1="21.109cm" svg:y1="7.048cm" svg:x2="21.067cm" svg:y2="9.257cm" draw:start-shape="id486" draw:start-glue-point="2" draw:end-shape="id490" draw:end-glue-point="0" svg:d="M21109 7048l-42 2209" svg:viewBox="0 0 43 2210">
          <text:p/>
        </draw:connector>
        <draw:connector draw:style-name="gr4" draw:text-style-name="P2" draw:layer="layout" draw:type="line" svg:x1="11.109cm" svg:y1="7.048cm" svg:x2="14.185cm" svg:y2="9.279cm" draw:start-shape="id484" draw:start-glue-point="2" draw:end-shape="id491" draw:end-glue-point="0" svg:d="M11109 7048l3076 2231" svg:viewBox="0 0 3077 2232">
          <text:p/>
        </draw:connector>
        <draw:connector draw:style-name="gr4" draw:text-style-name="P2" draw:layer="layout" draw:type="line" svg:x1="21.109cm" svg:y1="7.048cm" svg:x2="24.085cm" svg:y2="9.28cm" draw:start-shape="id486" draw:start-glue-point="2" draw:end-shape="id492" draw:end-glue-point="0" svg:d="M21109 7048l2976 2232" svg:viewBox="0 0 2977 2233">
          <text:p/>
        </draw:connector>
        <draw:connector draw:style-name="gr4" draw:text-style-name="P2" draw:layer="layout" draw:type="line" svg:x1="11.109cm" svg:y1="4.048cm" svg:x2="11.109cm" svg:y2="5.778cm" draw:start-shape="id493" draw:start-glue-point="2" draw:end-shape="id484" draw:end-glue-point="0" svg:d="M11109 4048v1730" svg:viewBox="0 0 1 1731">
          <text:p/>
        </draw:connector>
        <draw:connector draw:style-name="gr4" draw:text-style-name="P2" draw:layer="layout" draw:type="line" svg:x1="11.109cm" svg:y1="4.048cm" svg:x2="1.109cm" svg:y2="5.778cm" draw:start-shape="id493" draw:start-glue-point="2" draw:end-shape="id481" draw:end-glue-point="0" svg:d="M11109 4048l-10000 1730" svg:viewBox="0 0 10001 1731">
          <text:p/>
        </draw:connector>
        <draw:connector draw:style-name="gr4" draw:text-style-name="P2" draw:layer="layout" draw:type="line" svg:x1="11.109cm" svg:y1="4.048cm" svg:x2="21.109cm" svg:y2="5.778cm" draw:start-shape="id493" draw:start-glue-point="2" draw:end-shape="id486" draw:end-glue-point="0" svg:d="M11109 4048l10000 1730" svg:viewBox="0 0 10001 1731">
          <text:p/>
        </draw:connector>
        <draw:custom-shape draw:style-name="gr5" draw:text-style-name="P2" xml:id="id494" draw:id="id494" draw:layer="layout" svg:width="2.779cm" svg:height="1.27cm" svg:x="2.696cm" svg:y="12.878cm">
          <text:p text:style-name="P1"><text:span text:style-name="T1">L30.m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95" draw:id="id495" draw:layer="layout" svg:width="4.923cm" svg:height="1.27cm" svg:x="8.652cm" svg:y="12.878cm">
          <text:p text:style-name="P1"><text:span text:style-name="T1">Instructions.pdf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496" draw:id="id496" draw:layer="layout" svg:width="2.779cm" svg:height="1.27cm" svg:x="14.696cm" svg:y="12.878cm">
          <text:p text:style-name="P1"><text:span text:style-name="T1">code.zi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10.548cm" svg:x2="4.085cm" svg:y2="12.878cm" draw:start-shape="id489" draw:start-glue-point="2" draw:end-shape="id494" draw:end-glue-point="0" svg:d="M4085 10548v2330" svg:viewBox="0 0 1 2331">
          <text:p/>
        </draw:connector>
        <draw:connector draw:style-name="gr7" draw:text-style-name="P3" draw:layer="layout" draw:type="line" svg:x1="14.185cm" svg:y1="10.549cm" svg:x2="11.113cm" svg:y2="12.878cm" draw:start-shape="id491" draw:start-glue-point="2" draw:end-shape="id495" draw:end-glue-point="0" svg:d="M14185 10549l-3072 2329" svg:viewBox="0 0 3073 2330">
          <text:p/>
        </draw:connector>
        <draw:connector draw:style-name="gr7" draw:text-style-name="P3" draw:layer="layout" draw:type="line" svg:x1="14.185cm" svg:y1="10.549cm" svg:x2="16.085cm" svg:y2="12.878cm" draw:start-shape="id491" draw:start-glue-point="2" draw:end-shape="id496" draw:end-glue-point="0" svg:d="M14185 10549l1900 2329" svg:viewBox="0 0 1901 2330">
          <text:p/>
        </draw:connector>
        <draw:custom-shape draw:style-name="gr8" draw:text-style-name="P2" xml:id="id497" draw:id="id497" draw:layer="layout" svg:width="5.334cm" svg:height="1.27cm" svg:x="8.442cm" svg:y="16.778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98" draw:id="id498" draw:layer="layout" svg:width="5.334cm" svg:height="1.27cm" svg:x="4.442cm" svg:y="19.778cm">
          <text:p text:style-name="P1"><text:span text:style-name="T1">left chil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99" draw:id="id499" draw:layer="layout" svg:width="5.334cm" svg:height="1.27cm" svg:x="12.442cm" svg:y="19.778cm">
          <text:p text:style-name="P1"><text:span text:style-name="T1">right chil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1.109cm" svg:y1="18.048cm" svg:x2="7.109cm" svg:y2="19.778cm" draw:start-shape="id497" draw:start-glue-point="2" draw:end-shape="id498" draw:end-glue-point="0" svg:d="M11109 18048l-4000 1730" svg:viewBox="0 0 4001 1731">
          <text:p/>
        </draw:connector>
        <draw:connector draw:style-name="gr4" draw:text-style-name="P2" draw:layer="layout" draw:type="line" svg:x1="11.109cm" svg:y1="18.048cm" svg:x2="15.109cm" svg:y2="19.778cm" draw:start-shape="id497" draw:start-glue-point="2" draw:end-shape="id499" draw:end-glue-point="0" svg:d="M11109 18048l4000 1730" svg:viewBox="0 0 4001 1731">
          <text:p/>
        </draw:connector>
      </draw:page>
      <draw:page draw:name="page17" draw:style-name="dp1" draw:master-page-name="Default">
        <draw:custom-shape draw:style-name="gr29" draw:text-style-name="P13" xml:id="id500" draw:id="id500" draw:layer="layout" svg:width="1.143cm" svg:height="1.143cm" svg:x="8.366cm" svg:y="2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1" draw:id="id501" draw:layer="layout" svg:width="1.143cm" svg:height="1.143cm" svg:x="4.366cm" svg:y="5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2" draw:id="id502" draw:layer="layout" svg:width="1.143cm" svg:height="1.143cm" svg:x="2.366cm" svg:y="8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4" draw:id="id504" draw:layer="layout" svg:width="1.143cm" svg:height="1.143cm" svg:x="3.366cm" svg:y="11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3" draw:id="id503" draw:layer="layout" svg:width="1.143cm" svg:height="1.143cm" svg:x="1.366cm" svg:y="11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5" draw:id="id505" draw:layer="layout" svg:width="1.143cm" svg:height="1.143cm" svg:x="12.366cm" svg:y="5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6" draw:id="id506" draw:layer="layout" svg:width="1.143cm" svg:height="1.143cm" svg:x="10.366cm" svg:y="8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10" draw:id="id510" draw:layer="layout" svg:width="1.143cm" svg:height="1.143cm" svg:x="11.366cm" svg:y="11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7" draw:id="id507" draw:layer="layout" svg:width="1.143cm" svg:height="1.143cm" svg:x="9.366cm" svg:y="11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8" draw:id="id508" draw:layer="layout" svg:width="1.143cm" svg:height="1.143cm" svg:x="14.366cm" svg:y="8.77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xml:id="id509" draw:id="id509" draw:layer="layout" svg:width="1.143cm" svg:height="1.143cm" svg:x="15.366cm" svg:y="11.778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draw:type="line" svg:x1="8.937cm" svg:y1="3.921cm" svg:x2="4.937cm" svg:y2="5.778cm" draw:start-shape="id500" draw:start-glue-point="2" draw:end-shape="id501" draw:end-glue-point="0" svg:d="M8937 3921l-4000 1857" svg:viewBox="0 0 4001 1858">
          <text:p/>
        </draw:connector>
        <draw:connector draw:style-name="gr4" draw:text-style-name="P14" draw:layer="layout" draw:type="line" svg:x1="4.937cm" svg:y1="6.921cm" svg:x2="2.937cm" svg:y2="8.778cm" draw:start-shape="id501" draw:start-glue-point="2" draw:end-shape="id502" draw:end-glue-point="0" svg:d="M4937 6921l-2000 1857" svg:viewBox="0 0 2001 1858">
          <text:p/>
        </draw:connector>
        <draw:connector draw:style-name="gr4" draw:text-style-name="P14" draw:layer="layout" draw:type="line" svg:x1="2.937cm" svg:y1="9.921cm" svg:x2="1.937cm" svg:y2="11.778cm" draw:start-shape="id502" draw:start-glue-point="2" draw:end-shape="id503" draw:end-glue-point="0" svg:d="M2937 9921l-1000 1857" svg:viewBox="0 0 1001 1858">
          <text:p/>
        </draw:connector>
        <draw:connector draw:style-name="gr4" draw:text-style-name="P14" draw:layer="layout" draw:type="line" svg:x1="2.937cm" svg:y1="9.921cm" svg:x2="3.937cm" svg:y2="11.778cm" draw:start-shape="id502" draw:start-glue-point="2" draw:end-shape="id504" draw:end-glue-point="0" svg:d="M2937 9921l1000 1857" svg:viewBox="0 0 1001 1858">
          <text:p/>
        </draw:connector>
        <draw:connector draw:style-name="gr4" draw:text-style-name="P14" draw:layer="layout" draw:type="line" svg:x1="8.937cm" svg:y1="3.921cm" svg:x2="12.937cm" svg:y2="5.778cm" draw:start-shape="id500" draw:start-glue-point="2" draw:end-shape="id505" draw:end-glue-point="0" svg:d="M8937 3921l4000 1857" svg:viewBox="0 0 4001 1858">
          <text:p/>
        </draw:connector>
        <draw:connector draw:style-name="gr4" draw:text-style-name="P14" draw:layer="layout" draw:type="line" svg:x1="12.937cm" svg:y1="6.921cm" svg:x2="10.937cm" svg:y2="8.778cm" draw:start-shape="id505" draw:start-glue-point="2" draw:end-shape="id506" draw:end-glue-point="0" svg:d="M12937 6921l-2000 1857" svg:viewBox="0 0 2001 1858">
          <text:p/>
        </draw:connector>
        <draw:connector draw:style-name="gr4" draw:text-style-name="P14" draw:layer="layout" draw:type="line" svg:x1="10.937cm" svg:y1="9.921cm" svg:x2="9.937cm" svg:y2="11.778cm" draw:start-shape="id506" draw:start-glue-point="2" draw:end-shape="id507" draw:end-glue-point="0" svg:d="M10937 9921l-1000 1857" svg:viewBox="0 0 1001 1858">
          <text:p/>
        </draw:connector>
        <draw:connector draw:style-name="gr4" draw:text-style-name="P14" draw:layer="layout" draw:type="line" svg:x1="12.937cm" svg:y1="6.921cm" svg:x2="14.937cm" svg:y2="8.778cm" draw:start-shape="id505" draw:start-glue-point="2" draw:end-shape="id508" draw:end-glue-point="0" svg:d="M12937 6921l2000 1857" svg:viewBox="0 0 2001 1858">
          <text:p/>
        </draw:connector>
        <draw:connector draw:style-name="gr4" draw:text-style-name="P14" draw:layer="layout" draw:type="line" svg:x1="14.937cm" svg:y1="9.921cm" svg:x2="15.937cm" svg:y2="11.778cm" draw:start-shape="id508" draw:start-glue-point="2" draw:end-shape="id509" draw:end-glue-point="0" svg:d="M14937 9921l1000 1857" svg:viewBox="0 0 1001 1858">
          <text:p/>
        </draw:connector>
        <draw:connector draw:style-name="gr4" draw:text-style-name="P14" draw:layer="layout" draw:type="line" svg:x1="10.937cm" svg:y1="9.921cm" svg:x2="11.937cm" svg:y2="11.778cm" draw:start-shape="id506" draw:start-glue-point="2" draw:end-shape="id510" draw:end-glue-point="0" svg:d="M10937 9921l1000 1857" svg:viewBox="0 0 1001 1858">
          <text:p/>
        </draw:connector>
        <draw:custom-shape draw:style-name="gr30" draw:text-style-name="P13" xml:id="id511" draw:id="id511" draw:layer="layout" svg:width="1.143cm" svg:height="1.143cm" svg:x="8.366cm" svg:y="14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12" draw:id="id512" draw:layer="layout" svg:width="1.143cm" svg:height="1.143cm" svg:x="4.366cm" svg:y="1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13" draw:id="id513" draw:layer="layout" svg:width="1.143cm" svg:height="1.143cm" svg:x="2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15" draw:id="id515" draw:layer="layout" svg:width="1.143cm" svg:height="1.143cm" svg:x="3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14" draw:id="id514" draw:layer="layout" svg:width="1.143cm" svg:height="1.143cm" svg:x="1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16" draw:id="id516" draw:layer="layout" svg:width="1.143cm" svg:height="1.143cm" svg:x="12.366cm" svg:y="1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17" draw:id="id517" draw:layer="layout" svg:width="1.143cm" svg:height="1.143cm" svg:x="10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21" draw:id="id521" draw:layer="layout" svg:width="1.143cm" svg:height="1.143cm" svg:x="11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18" draw:id="id518" draw:layer="layout" svg:width="1.143cm" svg:height="1.143cm" svg:x="9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19" draw:id="id519" draw:layer="layout" svg:width="1.143cm" svg:height="1.143cm" svg:x="14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20" draw:id="id520" draw:layer="layout" svg:width="1.143cm" svg:height="1.143cm" svg:x="15.366cm" svg:y="23.778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draw:type="line" svg:x1="8.937cm" svg:y1="15.921cm" svg:x2="4.937cm" svg:y2="17.778cm" draw:start-shape="id511" draw:start-glue-point="2" draw:end-shape="id512" draw:end-glue-point="0" svg:d="M8937 15921l-4000 1857" svg:viewBox="0 0 4001 1858">
          <text:p/>
        </draw:connector>
        <draw:connector draw:style-name="gr4" draw:text-style-name="P14" draw:layer="layout" draw:type="line" svg:x1="4.937cm" svg:y1="18.921cm" svg:x2="2.937cm" svg:y2="20.778cm" draw:start-shape="id512" draw:start-glue-point="2" draw:end-shape="id513" draw:end-glue-point="0" svg:d="M4937 18921l-2000 1857" svg:viewBox="0 0 2001 1858">
          <text:p/>
        </draw:connector>
        <draw:connector draw:style-name="gr4" draw:text-style-name="P14" draw:layer="layout" draw:type="line" svg:x1="2.937cm" svg:y1="21.921cm" svg:x2="1.937cm" svg:y2="23.778cm" draw:start-shape="id513" draw:start-glue-point="2" draw:end-shape="id514" draw:end-glue-point="0" svg:d="M2937 21921l-1000 1857" svg:viewBox="0 0 1001 1858">
          <text:p/>
        </draw:connector>
        <draw:connector draw:style-name="gr4" draw:text-style-name="P14" draw:layer="layout" draw:type="line" svg:x1="2.937cm" svg:y1="21.921cm" svg:x2="3.937cm" svg:y2="23.778cm" draw:start-shape="id513" draw:start-glue-point="2" draw:end-shape="id515" draw:end-glue-point="0" svg:d="M2937 21921l1000 1857" svg:viewBox="0 0 1001 1858">
          <text:p/>
        </draw:connector>
        <draw:connector draw:style-name="gr4" draw:text-style-name="P14" draw:layer="layout" draw:type="line" svg:x1="8.937cm" svg:y1="15.921cm" svg:x2="12.937cm" svg:y2="17.778cm" draw:start-shape="id511" draw:start-glue-point="2" draw:end-shape="id516" draw:end-glue-point="0" svg:d="M8937 15921l4000 1857" svg:viewBox="0 0 4001 1858">
          <text:p/>
        </draw:connector>
        <draw:connector draw:style-name="gr4" draw:text-style-name="P14" draw:layer="layout" draw:type="line" svg:x1="12.937cm" svg:y1="18.921cm" svg:x2="10.937cm" svg:y2="20.778cm" draw:start-shape="id516" draw:start-glue-point="2" draw:end-shape="id517" draw:end-glue-point="0" svg:d="M12937 18921l-2000 1857" svg:viewBox="0 0 2001 1858">
          <text:p/>
        </draw:connector>
        <draw:connector draw:style-name="gr4" draw:text-style-name="P14" draw:layer="layout" draw:type="line" svg:x1="10.937cm" svg:y1="21.921cm" svg:x2="9.937cm" svg:y2="23.778cm" draw:start-shape="id517" draw:start-glue-point="2" draw:end-shape="id518" draw:end-glue-point="0" svg:d="M10937 21921l-1000 1857" svg:viewBox="0 0 1001 1858">
          <text:p/>
        </draw:connector>
        <draw:connector draw:style-name="gr4" draw:text-style-name="P14" draw:layer="layout" draw:type="line" svg:x1="12.937cm" svg:y1="18.921cm" svg:x2="14.937cm" svg:y2="20.778cm" draw:start-shape="id516" draw:start-glue-point="2" draw:end-shape="id519" draw:end-glue-point="0" svg:d="M12937 18921l2000 1857" svg:viewBox="0 0 2001 1858">
          <text:p/>
        </draw:connector>
        <draw:connector draw:style-name="gr4" draw:text-style-name="P14" draw:layer="layout" draw:type="line" svg:x1="14.937cm" svg:y1="21.921cm" svg:x2="15.937cm" svg:y2="23.778cm" draw:start-shape="id519" draw:start-glue-point="2" draw:end-shape="id520" draw:end-glue-point="0" svg:d="M14937 21921l1000 1857" svg:viewBox="0 0 1001 1858">
          <text:p/>
        </draw:connector>
        <draw:connector draw:style-name="gr4" draw:text-style-name="P14" draw:layer="layout" draw:type="line" svg:x1="10.937cm" svg:y1="21.921cm" svg:x2="11.937cm" svg:y2="23.778cm" draw:start-shape="id517" draw:start-glue-point="2" draw:end-shape="id521" draw:end-glue-point="0" svg:d="M10937 21921l1000 1857" svg:viewBox="0 0 1001 1858">
          <text:p/>
        </draw:connector>
        <draw:custom-shape draw:style-name="gr30" draw:text-style-name="P13" xml:id="id522" draw:id="id522" draw:layer="layout" svg:width="1.143cm" svg:height="1.143cm" svg:x="6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23" draw:id="id523" draw:layer="layout" svg:width="1.143cm" svg:height="1.143cm" svg:x="13.366cm" svg:y="23.77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937cm" svg:y1="18.921cm" svg:x2="6.937cm" svg:y2="20.778cm" draw:start-shape="id512" draw:start-glue-point="2" draw:end-shape="id522" draw:end-glue-point="0" svg:d="M4937 18921l2000 1857" svg:viewBox="0 0 2001 1858">
          <text:p/>
        </draw:connector>
        <draw:connector draw:style-name="gr7" draw:text-style-name="P3" draw:layer="layout" draw:type="line" svg:x1="14.937cm" svg:y1="21.921cm" svg:x2="13.937cm" svg:y2="23.778cm" draw:start-shape="id519" draw:start-glue-point="2" draw:end-shape="id523" draw:end-glue-point="0" svg:d="M14937 21921l-1000 1857" svg:viewBox="0 0 1001 1858">
          <text:p/>
        </draw:connector>
      </draw:page>
      <draw:page draw:name="page18" draw:style-name="dp1" draw:master-page-name="Default">
        <draw:custom-shape draw:style-name="gr30" draw:text-style-name="P13" xml:id="id524" draw:id="id524" draw:layer="layout" svg:width="1.143cm" svg:height="1.143cm" svg:x="6.366cm" svg:y="2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25" draw:id="id525" draw:layer="layout" svg:width="1.143cm" svg:height="1.143cm" svg:x="2.366cm" svg:y="5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26" draw:id="id526" draw:layer="layout" svg:width="1.143cm" svg:height="1.143cm" svg:x="0.366cm" svg:y="8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28" draw:id="id528" draw:layer="layout" svg:width="1.143cm" svg:height="1.143cm" svg:x="1.366cm" svg:y="11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27" draw:id="id527" draw:layer="layout" svg:width="1.143cm" svg:height="1.143cm" svg:x="-0.634cm" svg:y="11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29" draw:id="id529" draw:layer="layout" svg:width="1.143cm" svg:height="1.143cm" svg:x="10.366cm" svg:y="5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30" draw:id="id530" draw:layer="layout" svg:width="1.143cm" svg:height="1.143cm" svg:x="8.366cm" svg:y="8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34" draw:id="id534" draw:layer="layout" svg:width="1.143cm" svg:height="1.143cm" svg:x="9.366cm" svg:y="11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31" draw:id="id531" draw:layer="layout" svg:width="1.143cm" svg:height="1.143cm" svg:x="7.366cm" svg:y="11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32" draw:id="id532" draw:layer="layout" svg:width="1.143cm" svg:height="1.143cm" svg:x="12.366cm" svg:y="8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33" draw:id="id533" draw:layer="layout" svg:width="1.143cm" svg:height="1.143cm" svg:x="13.366cm" svg:y="11.778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draw:type="line" svg:x1="6.937cm" svg:y1="3.921cm" svg:x2="2.937cm" svg:y2="5.778cm" draw:start-shape="id524" draw:start-glue-point="2" draw:end-shape="id525" draw:end-glue-point="0" svg:d="M6937 3921l-4000 1857" svg:viewBox="0 0 4001 1858">
          <text:p/>
        </draw:connector>
        <draw:connector draw:style-name="gr4" draw:text-style-name="P14" draw:layer="layout" draw:type="line" svg:x1="2.937cm" svg:y1="6.921cm" svg:x2="0.937cm" svg:y2="8.778cm" draw:start-shape="id525" draw:start-glue-point="2" draw:end-shape="id526" draw:end-glue-point="0" svg:d="M2937 6921l-2000 1857" svg:viewBox="0 0 2001 1858">
          <text:p/>
        </draw:connector>
        <draw:connector draw:style-name="gr4" draw:text-style-name="P14" draw:layer="layout" draw:type="line" svg:x1="0.937cm" svg:y1="9.921cm" svg:x2="-0.063cm" svg:y2="11.778cm" draw:start-shape="id526" draw:start-glue-point="2" draw:end-shape="id527" draw:end-glue-point="0" svg:d="M937 9921l-1000 1857" svg:viewBox="0 0 1001 1858">
          <text:p/>
        </draw:connector>
        <draw:connector draw:style-name="gr4" draw:text-style-name="P14" draw:layer="layout" draw:type="line" svg:x1="0.937cm" svg:y1="9.921cm" svg:x2="1.937cm" svg:y2="11.778cm" draw:start-shape="id526" draw:start-glue-point="2" draw:end-shape="id528" draw:end-glue-point="0" svg:d="M937 9921l1000 1857" svg:viewBox="0 0 1001 1858">
          <text:p/>
        </draw:connector>
        <draw:connector draw:style-name="gr4" draw:text-style-name="P14" draw:layer="layout" draw:type="line" svg:x1="6.937cm" svg:y1="3.921cm" svg:x2="10.937cm" svg:y2="5.778cm" draw:start-shape="id524" draw:start-glue-point="2" draw:end-shape="id529" draw:end-glue-point="0" svg:d="M6937 3921l4000 1857" svg:viewBox="0 0 4001 1858">
          <text:p/>
        </draw:connector>
        <draw:connector draw:style-name="gr4" draw:text-style-name="P14" draw:layer="layout" draw:type="line" svg:x1="10.937cm" svg:y1="6.921cm" svg:x2="8.937cm" svg:y2="8.778cm" draw:start-shape="id529" draw:start-glue-point="2" draw:end-shape="id530" draw:end-glue-point="0" svg:d="M10937 6921l-2000 1857" svg:viewBox="0 0 2001 1858">
          <text:p/>
        </draw:connector>
        <draw:connector draw:style-name="gr4" draw:text-style-name="P14" draw:layer="layout" draw:type="line" svg:x1="8.937cm" svg:y1="9.921cm" svg:x2="7.937cm" svg:y2="11.778cm" draw:start-shape="id530" draw:start-glue-point="2" draw:end-shape="id531" draw:end-glue-point="0" svg:d="M8937 9921l-1000 1857" svg:viewBox="0 0 1001 1858">
          <text:p/>
        </draw:connector>
        <draw:connector draw:style-name="gr4" draw:text-style-name="P14" draw:layer="layout" draw:type="line" svg:x1="10.937cm" svg:y1="6.921cm" svg:x2="12.937cm" svg:y2="8.778cm" draw:start-shape="id529" draw:start-glue-point="2" draw:end-shape="id532" draw:end-glue-point="0" svg:d="M10937 6921l2000 1857" svg:viewBox="0 0 2001 1858">
          <text:p/>
        </draw:connector>
        <draw:connector draw:style-name="gr4" draw:text-style-name="P14" draw:layer="layout" draw:type="line" svg:x1="12.937cm" svg:y1="9.921cm" svg:x2="13.937cm" svg:y2="11.778cm" draw:start-shape="id532" draw:start-glue-point="2" draw:end-shape="id533" draw:end-glue-point="0" svg:d="M12937 9921l1000 1857" svg:viewBox="0 0 1001 1858">
          <text:p/>
        </draw:connector>
        <draw:connector draw:style-name="gr4" draw:text-style-name="P14" draw:layer="layout" draw:type="line" svg:x1="8.937cm" svg:y1="9.921cm" svg:x2="9.937cm" svg:y2="11.778cm" draw:start-shape="id530" draw:start-glue-point="2" draw:end-shape="id534" draw:end-glue-point="0" svg:d="M8937 9921l1000 1857" svg:viewBox="0 0 1001 1858">
          <text:p/>
        </draw:connector>
        <draw:custom-shape draw:style-name="gr30" draw:text-style-name="P13" xml:id="id535" draw:id="id535" draw:layer="layout" svg:width="1.143cm" svg:height="1.143cm" svg:x="4.366cm" svg:y="8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36" draw:id="id536" draw:layer="layout" svg:width="1.143cm" svg:height="1.143cm" svg:x="11.366cm" svg:y="11.77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.937cm" svg:y1="6.921cm" svg:x2="4.937cm" svg:y2="8.778cm" draw:start-shape="id525" draw:start-glue-point="2" draw:end-shape="id535" draw:end-glue-point="0" svg:d="M2937 6921l2000 1857" svg:viewBox="0 0 2001 1858">
          <text:p/>
        </draw:connector>
        <draw:connector draw:style-name="gr7" draw:text-style-name="P3" draw:layer="layout" draw:type="line" svg:x1="12.937cm" svg:y1="9.921cm" svg:x2="11.937cm" svg:y2="11.778cm" draw:start-shape="id532" draw:start-glue-point="2" draw:end-shape="id536" draw:end-glue-point="0" svg:d="M12937 9921l-1000 1857" svg:viewBox="0 0 1001 1858">
          <text:p/>
        </draw:connector>
        <draw:custom-shape draw:style-name="gr30" draw:text-style-name="P13" xml:id="id538" draw:id="id538" draw:layer="layout" svg:width="1.143cm" svg:height="1.143cm" svg:x="5.366cm" svg:y="11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37" draw:id="id537" draw:layer="layout" svg:width="1.143cm" svg:height="1.143cm" svg:x="3.366cm" svg:y="11.778cm">
          <text:p/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4.937cm" svg:y1="9.921cm" svg:x2="3.937cm" svg:y2="11.778cm" draw:start-shape="id535" draw:start-glue-point="2" draw:end-shape="id537" draw:end-glue-point="0" svg:d="M4937 9921l-1000 1857" svg:viewBox="0 0 1001 1858">
          <text:p/>
        </draw:connector>
        <draw:connector draw:style-name="gr31" draw:text-style-name="P8" draw:layer="layout" draw:type="line" svg:x1="4.937cm" svg:y1="9.921cm" svg:x2="5.937cm" svg:y2="11.778cm" draw:start-shape="id535" draw:start-glue-point="2" draw:end-shape="id538" draw:end-glue-point="0" svg:d="M4937 9921l1000 1857" svg:viewBox="0 0 1001 1858">
          <text:p/>
        </draw:connector>
        <draw:line draw:style-name="gr32" draw:text-style-name="P8" draw:layer="layout" svg:x1="-1.159cm" svg:y1="4.829cm" svg:x2="19.669cm" svg:y2="4.829cm">
          <text:p/>
        </draw:line>
        <draw:line draw:style-name="gr32" draw:text-style-name="P8" draw:layer="layout" svg:x1="-1.159cm" svg:y1="7.929cm" svg:x2="19.669cm" svg:y2="7.929cm">
          <text:p/>
        </draw:line>
        <draw:line draw:style-name="gr32" draw:text-style-name="P8" draw:layer="layout" svg:x1="-1.159cm" svg:y1="10.929cm" svg:x2="19.669cm" svg:y2="10.929cm">
          <text:p/>
        </draw:line>
        <draw:frame draw:style-name="gr33" draw:text-style-name="P15" draw:layer="layout" svg:width="2.301cm" svg:height="0.962cm" svg:x="14.684cm" svg:y="1.508cm">
          <draw:text-box>
            <text:p><text:span text:style-name="T3">Depth</text:span></text:p>
          </draw:text-box>
        </draw:frame>
        <draw:frame draw:style-name="gr34" draw:text-style-name="P15" draw:layer="layout" svg:width="3.22cm" svg:height="1.673cm" svg:x="17.685cm" svg:y="1.508cm">
          <draw:text-box>
            <text:p><text:span text:style-name="T3">Number</text:span></text:p>
            <text:p><text:span text:style-name="T3">of Nodes</text:span></text:p>
          </draw:text-box>
        </draw:frame>
        <draw:frame draw:style-name="gr35" draw:text-style-name="P15" draw:layer="layout" svg:width="4.572cm" svg:height="0.962cm" svg:x="15.859cm" svg:y="3.794cm">
          <draw:text-box>
            <text:p><text:span text:style-name="T3">0 <text:s text:c="13"/>1</text:span></text:p>
          </draw:text-box>
        </draw:frame>
        <draw:frame draw:style-name="gr35" draw:text-style-name="P15" draw:layer="layout" svg:width="4.572cm" svg:height="0.962cm" svg:x="15.859cm" svg:y="5.794cm">
          <draw:text-box>
            <text:p><text:span text:style-name="T3">1 <text:s text:c="13"/>2</text:span></text:p>
          </draw:text-box>
        </draw:frame>
        <draw:frame draw:style-name="gr35" draw:text-style-name="P15" draw:layer="layout" svg:width="4.572cm" svg:height="0.962cm" svg:x="15.859cm" svg:y="8.794cm">
          <draw:text-box>
            <text:p><text:span text:style-name="T3">2 <text:s text:c="13"/>4</text:span></text:p>
          </draw:text-box>
        </draw:frame>
        <draw:frame draw:style-name="gr35" draw:text-style-name="P15" draw:layer="layout" svg:width="4.572cm" svg:height="0.962cm" svg:x="15.859cm" svg:y="11.794cm">
          <draw:text-box>
            <text:p><text:span text:style-name="T3">3 <text:s text:c="13"/>8</text:span></text:p>
          </draw:text-box>
        </draw:frame>
        <draw:custom-shape draw:style-name="gr30" draw:text-style-name="P13" xml:id="id539" draw:id="id539" draw:layer="layout" svg:width="1.143cm" svg:height="1.143cm" svg:x="6.346cm" svg:y="16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0" draw:id="id540" draw:layer="layout" svg:width="1.143cm" svg:height="1.143cm" svg:x="2.346cm" svg:y="19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1" draw:id="id541" draw:layer="layout" svg:width="1.143cm" svg:height="1.143cm" svg:x="0.346cm" svg:y="22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3" draw:id="id543" draw:layer="layout" svg:width="1.143cm" svg:height="1.143cm" svg:x="1.346cm" svg:y="25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2" draw:id="id542" draw:layer="layout" svg:width="1.143cm" svg:height="1.143cm" svg:x="-0.654cm" svg:y="25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4" draw:id="id544" draw:layer="layout" svg:width="1.143cm" svg:height="1.143cm" svg:x="10.346cm" svg:y="19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5" draw:id="id545" draw:layer="layout" svg:width="1.143cm" svg:height="1.143cm" svg:x="8.346cm" svg:y="22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9" draw:id="id549" draw:layer="layout" svg:width="1.143cm" svg:height="1.143cm" svg:x="9.346cm" svg:y="25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6" draw:id="id546" draw:layer="layout" svg:width="1.143cm" svg:height="1.143cm" svg:x="7.346cm" svg:y="25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7" draw:id="id547" draw:layer="layout" svg:width="1.143cm" svg:height="1.143cm" svg:x="12.346cm" svg:y="22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48" draw:id="id548" draw:layer="layout" svg:width="1.143cm" svg:height="1.143cm" svg:x="13.346cm" svg:y="25.799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draw:type="line" svg:x1="6.917cm" svg:y1="17.942cm" svg:x2="2.917cm" svg:y2="19.799cm" draw:start-shape="id539" draw:start-glue-point="2" draw:end-shape="id540" draw:end-glue-point="0" svg:d="M6917 17942l-4000 1857" svg:viewBox="0 0 4001 1858">
          <text:p/>
        </draw:connector>
        <draw:connector draw:style-name="gr4" draw:text-style-name="P14" draw:layer="layout" draw:type="line" svg:x1="2.917cm" svg:y1="20.942cm" svg:x2="0.917cm" svg:y2="22.799cm" draw:start-shape="id540" draw:start-glue-point="2" draw:end-shape="id541" draw:end-glue-point="0" svg:d="M2917 20942l-2000 1857" svg:viewBox="0 0 2001 1858">
          <text:p/>
        </draw:connector>
        <draw:connector draw:style-name="gr4" draw:text-style-name="P14" draw:layer="layout" draw:type="line" svg:x1="0.917cm" svg:y1="23.942cm" svg:x2="-0.083cm" svg:y2="25.799cm" draw:start-shape="id541" draw:start-glue-point="2" draw:end-shape="id542" draw:end-glue-point="0" svg:d="M917 23942l-1000 1857" svg:viewBox="0 0 1001 1858">
          <text:p/>
        </draw:connector>
        <draw:connector draw:style-name="gr4" draw:text-style-name="P14" draw:layer="layout" draw:type="line" svg:x1="0.917cm" svg:y1="23.942cm" svg:x2="1.917cm" svg:y2="25.799cm" draw:start-shape="id541" draw:start-glue-point="2" draw:end-shape="id543" draw:end-glue-point="0" svg:d="M917 23942l1000 1857" svg:viewBox="0 0 1001 1858">
          <text:p/>
        </draw:connector>
        <draw:connector draw:style-name="gr4" draw:text-style-name="P14" draw:layer="layout" draw:type="line" svg:x1="6.917cm" svg:y1="17.942cm" svg:x2="10.917cm" svg:y2="19.799cm" draw:start-shape="id539" draw:start-glue-point="2" draw:end-shape="id544" draw:end-glue-point="0" svg:d="M6917 17942l4000 1857" svg:viewBox="0 0 4001 1858">
          <text:p/>
        </draw:connector>
        <draw:connector draw:style-name="gr4" draw:text-style-name="P14" draw:layer="layout" draw:type="line" svg:x1="10.917cm" svg:y1="20.942cm" svg:x2="8.917cm" svg:y2="22.799cm" draw:start-shape="id544" draw:start-glue-point="2" draw:end-shape="id545" draw:end-glue-point="0" svg:d="M10917 20942l-2000 1857" svg:viewBox="0 0 2001 1858">
          <text:p/>
        </draw:connector>
        <draw:connector draw:style-name="gr4" draw:text-style-name="P14" draw:layer="layout" draw:type="line" svg:x1="8.917cm" svg:y1="23.942cm" svg:x2="7.917cm" svg:y2="25.799cm" draw:start-shape="id545" draw:start-glue-point="2" draw:end-shape="id546" draw:end-glue-point="0" svg:d="M8917 23942l-1000 1857" svg:viewBox="0 0 1001 1858">
          <text:p/>
        </draw:connector>
        <draw:connector draw:style-name="gr4" draw:text-style-name="P14" draw:layer="layout" draw:type="line" svg:x1="10.917cm" svg:y1="20.942cm" svg:x2="12.917cm" svg:y2="22.799cm" draw:start-shape="id544" draw:start-glue-point="2" draw:end-shape="id547" draw:end-glue-point="0" svg:d="M10917 20942l2000 1857" svg:viewBox="0 0 2001 1858">
          <text:p/>
        </draw:connector>
        <draw:connector draw:style-name="gr4" draw:text-style-name="P14" draw:layer="layout" draw:type="line" svg:x1="12.917cm" svg:y1="23.942cm" svg:x2="13.917cm" svg:y2="25.799cm" draw:start-shape="id547" draw:start-glue-point="2" draw:end-shape="id548" draw:end-glue-point="0" svg:d="M12917 23942l1000 1857" svg:viewBox="0 0 1001 1858">
          <text:p/>
        </draw:connector>
        <draw:connector draw:style-name="gr4" draw:text-style-name="P14" draw:layer="layout" draw:type="line" svg:x1="8.917cm" svg:y1="23.942cm" svg:x2="9.917cm" svg:y2="25.799cm" draw:start-shape="id545" draw:start-glue-point="2" draw:end-shape="id549" draw:end-glue-point="0" svg:d="M8917 23942l1000 1857" svg:viewBox="0 0 1001 1858">
          <text:p/>
        </draw:connector>
        <draw:custom-shape draw:style-name="gr30" draw:text-style-name="P13" xml:id="id550" draw:id="id550" draw:layer="layout" svg:width="1.143cm" svg:height="1.143cm" svg:x="4.346cm" svg:y="22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51" draw:id="id551" draw:layer="layout" svg:width="1.143cm" svg:height="1.143cm" svg:x="11.346cm" svg:y="25.799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.917cm" svg:y1="20.942cm" svg:x2="4.917cm" svg:y2="22.799cm" draw:start-shape="id540" draw:start-glue-point="2" draw:end-shape="id550" draw:end-glue-point="0" svg:d="M2917 20942l2000 1857" svg:viewBox="0 0 2001 1858">
          <text:p/>
        </draw:connector>
        <draw:connector draw:style-name="gr7" draw:text-style-name="P3" draw:layer="layout" draw:type="line" svg:x1="12.917cm" svg:y1="23.942cm" svg:x2="11.917cm" svg:y2="25.799cm" draw:start-shape="id547" draw:start-glue-point="2" draw:end-shape="id551" draw:end-glue-point="0" svg:d="M12917 23942l-1000 1857" svg:viewBox="0 0 1001 1858">
          <text:p/>
        </draw:connector>
        <draw:custom-shape draw:style-name="gr30" draw:text-style-name="P13" xml:id="id553" draw:id="id553" draw:layer="layout" svg:width="1.143cm" svg:height="1.143cm" svg:x="5.346cm" svg:y="25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52" draw:id="id552" draw:layer="layout" svg:width="1.143cm" svg:height="1.143cm" svg:x="3.346cm" svg:y="25.799cm">
          <text:p/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4.917cm" svg:y1="23.942cm" svg:x2="3.917cm" svg:y2="25.799cm" draw:start-shape="id550" draw:start-glue-point="2" draw:end-shape="id552" draw:end-glue-point="0" svg:d="M4917 23942l-1000 1857" svg:viewBox="0 0 1001 1858">
          <text:p/>
        </draw:connector>
        <draw:connector draw:style-name="gr31" draw:text-style-name="P8" draw:layer="layout" draw:type="line" svg:x1="4.917cm" svg:y1="23.942cm" svg:x2="5.917cm" svg:y2="25.799cm" draw:start-shape="id550" draw:start-glue-point="2" draw:end-shape="id553" draw:end-glue-point="0" svg:d="M4917 23942l1000 1857" svg:viewBox="0 0 1001 1858">
          <text:p/>
        </draw:connector>
        <draw:line draw:style-name="gr32" draw:text-style-name="P8" draw:layer="layout" svg:x1="-1.179cm" svg:y1="18.85cm" svg:x2="19.649cm" svg:y2="18.85cm">
          <text:p/>
        </draw:line>
        <draw:line draw:style-name="gr32" draw:text-style-name="P8" draw:layer="layout" svg:x1="-1.179cm" svg:y1="21.95cm" svg:x2="19.649cm" svg:y2="21.95cm">
          <text:p/>
        </draw:line>
        <draw:line draw:style-name="gr32" draw:text-style-name="P8" draw:layer="layout" svg:x1="-1.179cm" svg:y1="24.95cm" svg:x2="19.649cm" svg:y2="24.95cm">
          <text:p/>
        </draw:line>
        <draw:frame draw:style-name="gr33" draw:text-style-name="P15" draw:layer="layout" svg:width="2.301cm" svg:height="0.962cm" svg:x="14.664cm" svg:y="15.529cm">
          <draw:text-box>
            <text:p><text:span text:style-name="T3">Depth</text:span></text:p>
          </draw:text-box>
        </draw:frame>
        <draw:frame draw:style-name="gr34" draw:text-style-name="P15" draw:layer="layout" svg:width="3.22cm" svg:height="1.673cm" svg:x="17.665cm" svg:y="15.529cm">
          <draw:text-box>
            <text:p><text:span text:style-name="T3">Number</text:span></text:p>
            <text:p><text:span text:style-name="T3">of Nodes</text:span></text:p>
          </draw:text-box>
        </draw:frame>
        <draw:frame draw:style-name="gr35" draw:text-style-name="P15" draw:layer="layout" svg:width="4.572cm" svg:height="0.962cm" svg:x="15.839cm" svg:y="17.815cm">
          <draw:text-box>
            <text:p><text:span text:style-name="T3">0 <text:s text:c="13"/>1</text:span></text:p>
          </draw:text-box>
        </draw:frame>
        <draw:frame draw:style-name="gr35" draw:text-style-name="P15" draw:layer="layout" svg:width="4.572cm" svg:height="0.962cm" svg:x="15.839cm" svg:y="19.815cm">
          <draw:text-box>
            <text:p><text:span text:style-name="T3">1 <text:s text:c="13"/>2</text:span></text:p>
          </draw:text-box>
        </draw:frame>
        <draw:frame draw:style-name="gr35" draw:text-style-name="P15" draw:layer="layout" svg:width="4.572cm" svg:height="0.962cm" svg:x="15.839cm" svg:y="22.815cm">
          <draw:text-box>
            <text:p><text:span text:style-name="T3">2 <text:s text:c="13"/>4</text:span></text:p>
          </draw:text-box>
        </draw:frame>
        <draw:frame draw:style-name="gr35" draw:text-style-name="P15" draw:layer="layout" svg:width="4.572cm" svg:height="0.962cm" svg:x="15.839cm" svg:y="25.815cm">
          <draw:text-box>
            <text:p><text:span text:style-name="T3">3 <text:s text:c="13"/>8</text:span></text:p>
          </draw:text-box>
        </draw:frame>
      </draw:page>
      <draw:page draw:name="page19" draw:style-name="dp1" draw:master-page-name="Default">
        <draw:custom-shape draw:style-name="gr30" draw:text-style-name="P13" xml:id="id554" draw:id="id554" draw:layer="layout" svg:width="1.143cm" svg:height="1.143cm" svg:x="6.346cm" svg:y="2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55" draw:id="id555" draw:layer="layout" svg:width="1.143cm" svg:height="1.143cm" svg:x="2.346cm" svg:y="5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56" draw:id="id556" draw:layer="layout" svg:width="1.143cm" svg:height="1.143cm" svg:x="0.346cm" svg:y="8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58" draw:id="id558" draw:layer="layout" svg:width="1.143cm" svg:height="1.143cm" svg:x="1.346cm" svg:y="11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57" draw:id="id557" draw:layer="layout" svg:width="1.143cm" svg:height="1.143cm" svg:x="-0.654cm" svg:y="11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59" draw:id="id559" draw:layer="layout" svg:width="1.143cm" svg:height="1.143cm" svg:x="10.346cm" svg:y="5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60" draw:id="id560" draw:layer="layout" svg:width="1.143cm" svg:height="1.143cm" svg:x="8.346cm" svg:y="8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64" draw:id="id564" draw:layer="layout" svg:width="1.143cm" svg:height="1.143cm" svg:x="9.346cm" svg:y="11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61" draw:id="id561" draw:layer="layout" svg:width="1.143cm" svg:height="1.143cm" svg:x="7.346cm" svg:y="11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62" draw:id="id562" draw:layer="layout" svg:width="1.143cm" svg:height="1.143cm" svg:x="12.346cm" svg:y="8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63" draw:id="id563" draw:layer="layout" svg:width="1.143cm" svg:height="1.143cm" svg:x="13.346cm" svg:y="11.799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draw:type="line" svg:x1="6.917cm" svg:y1="3.942cm" svg:x2="2.917cm" svg:y2="5.799cm" draw:start-shape="id554" draw:start-glue-point="2" draw:end-shape="id555" draw:end-glue-point="0" svg:d="M6917 3942l-4000 1857" svg:viewBox="0 0 4001 1858">
          <text:p/>
        </draw:connector>
        <draw:connector draw:style-name="gr4" draw:text-style-name="P14" draw:layer="layout" draw:type="line" svg:x1="2.917cm" svg:y1="6.942cm" svg:x2="0.917cm" svg:y2="8.799cm" draw:start-shape="id555" draw:start-glue-point="2" draw:end-shape="id556" draw:end-glue-point="0" svg:d="M2917 6942l-2000 1857" svg:viewBox="0 0 2001 1858">
          <text:p/>
        </draw:connector>
        <draw:connector draw:style-name="gr4" draw:text-style-name="P14" draw:layer="layout" draw:type="line" svg:x1="0.917cm" svg:y1="9.942cm" svg:x2="-0.083cm" svg:y2="11.799cm" draw:start-shape="id556" draw:start-glue-point="2" draw:end-shape="id557" draw:end-glue-point="0" svg:d="M917 9942l-1000 1857" svg:viewBox="0 0 1001 1858">
          <text:p/>
        </draw:connector>
        <draw:connector draw:style-name="gr4" draw:text-style-name="P14" draw:layer="layout" draw:type="line" svg:x1="0.917cm" svg:y1="9.942cm" svg:x2="1.917cm" svg:y2="11.799cm" draw:start-shape="id556" draw:start-glue-point="2" draw:end-shape="id558" draw:end-glue-point="0" svg:d="M917 9942l1000 1857" svg:viewBox="0 0 1001 1858">
          <text:p/>
        </draw:connector>
        <draw:connector draw:style-name="gr4" draw:text-style-name="P14" draw:layer="layout" draw:type="line" svg:x1="6.917cm" svg:y1="3.942cm" svg:x2="10.917cm" svg:y2="5.799cm" draw:start-shape="id554" draw:start-glue-point="2" draw:end-shape="id559" draw:end-glue-point="0" svg:d="M6917 3942l4000 1857" svg:viewBox="0 0 4001 1858">
          <text:p/>
        </draw:connector>
        <draw:connector draw:style-name="gr4" draw:text-style-name="P14" draw:layer="layout" draw:type="line" svg:x1="10.917cm" svg:y1="6.942cm" svg:x2="8.917cm" svg:y2="8.799cm" draw:start-shape="id559" draw:start-glue-point="2" draw:end-shape="id560" draw:end-glue-point="0" svg:d="M10917 6942l-2000 1857" svg:viewBox="0 0 2001 1858">
          <text:p/>
        </draw:connector>
        <draw:connector draw:style-name="gr4" draw:text-style-name="P14" draw:layer="layout" draw:type="line" svg:x1="8.917cm" svg:y1="9.942cm" svg:x2="7.917cm" svg:y2="11.799cm" draw:start-shape="id560" draw:start-glue-point="2" draw:end-shape="id561" draw:end-glue-point="0" svg:d="M8917 9942l-1000 1857" svg:viewBox="0 0 1001 1858">
          <text:p/>
        </draw:connector>
        <draw:connector draw:style-name="gr4" draw:text-style-name="P14" draw:layer="layout" draw:type="line" svg:x1="10.917cm" svg:y1="6.942cm" svg:x2="12.917cm" svg:y2="8.799cm" draw:start-shape="id559" draw:start-glue-point="2" draw:end-shape="id562" draw:end-glue-point="0" svg:d="M10917 6942l2000 1857" svg:viewBox="0 0 2001 1858">
          <text:p/>
        </draw:connector>
        <draw:connector draw:style-name="gr4" draw:text-style-name="P14" draw:layer="layout" draw:type="line" svg:x1="12.917cm" svg:y1="9.942cm" svg:x2="13.917cm" svg:y2="11.799cm" draw:start-shape="id562" draw:start-glue-point="2" draw:end-shape="id563" draw:end-glue-point="0" svg:d="M12917 9942l1000 1857" svg:viewBox="0 0 1001 1858">
          <text:p/>
        </draw:connector>
        <draw:connector draw:style-name="gr4" draw:text-style-name="P14" draw:layer="layout" draw:type="line" svg:x1="8.917cm" svg:y1="9.942cm" svg:x2="9.917cm" svg:y2="11.799cm" draw:start-shape="id560" draw:start-glue-point="2" draw:end-shape="id564" draw:end-glue-point="0" svg:d="M8917 9942l1000 1857" svg:viewBox="0 0 1001 1858">
          <text:p/>
        </draw:connector>
        <draw:custom-shape draw:style-name="gr30" draw:text-style-name="P13" xml:id="id565" draw:id="id565" draw:layer="layout" svg:width="1.143cm" svg:height="1.143cm" svg:x="4.346cm" svg:y="8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66" draw:id="id566" draw:layer="layout" svg:width="1.143cm" svg:height="1.143cm" svg:x="11.346cm" svg:y="11.799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.917cm" svg:y1="6.942cm" svg:x2="4.917cm" svg:y2="8.799cm" draw:start-shape="id555" draw:start-glue-point="2" draw:end-shape="id565" draw:end-glue-point="0" svg:d="M2917 6942l2000 1857" svg:viewBox="0 0 2001 1858">
          <text:p/>
        </draw:connector>
        <draw:connector draw:style-name="gr7" draw:text-style-name="P3" draw:layer="layout" draw:type="line" svg:x1="12.917cm" svg:y1="9.942cm" svg:x2="11.917cm" svg:y2="11.799cm" draw:start-shape="id562" draw:start-glue-point="2" draw:end-shape="id566" draw:end-glue-point="0" svg:d="M12917 9942l-1000 1857" svg:viewBox="0 0 1001 1858">
          <text:p/>
        </draw:connector>
        <draw:custom-shape draw:style-name="gr30" draw:text-style-name="P13" xml:id="id568" draw:id="id568" draw:layer="layout" svg:width="1.143cm" svg:height="1.143cm" svg:x="5.346cm" svg:y="11.7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67" draw:id="id567" draw:layer="layout" svg:width="1.143cm" svg:height="1.143cm" svg:x="3.346cm" svg:y="11.799cm">
          <text:p/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4.917cm" svg:y1="9.942cm" svg:x2="3.917cm" svg:y2="11.799cm" draw:start-shape="id565" draw:start-glue-point="2" draw:end-shape="id567" draw:end-glue-point="0" svg:d="M4917 9942l-1000 1857" svg:viewBox="0 0 1001 1858">
          <text:p/>
        </draw:connector>
        <draw:connector draw:style-name="gr31" draw:text-style-name="P8" draw:layer="layout" draw:type="line" svg:x1="4.917cm" svg:y1="9.942cm" svg:x2="5.917cm" svg:y2="11.799cm" draw:start-shape="id565" draw:start-glue-point="2" draw:end-shape="id568" draw:end-glue-point="0" svg:d="M4917 9942l1000 1857" svg:viewBox="0 0 1001 1858">
          <text:p/>
        </draw:connector>
        <draw:line draw:style-name="gr32" draw:text-style-name="P8" draw:layer="layout" svg:x1="-1.179cm" svg:y1="4.85cm" svg:x2="19.649cm" svg:y2="4.85cm">
          <text:p/>
        </draw:line>
        <draw:line draw:style-name="gr32" draw:text-style-name="P8" draw:layer="layout" svg:x1="-1.179cm" svg:y1="7.95cm" svg:x2="19.649cm" svg:y2="7.95cm">
          <text:p/>
        </draw:line>
        <draw:line draw:style-name="gr32" draw:text-style-name="P8" draw:layer="layout" svg:x1="-1.179cm" svg:y1="10.95cm" svg:x2="19.649cm" svg:y2="10.95cm">
          <text:p/>
        </draw:line>
        <draw:frame draw:style-name="gr33" draw:text-style-name="P15" draw:layer="layout" svg:width="2.301cm" svg:height="0.962cm" svg:x="14.664cm" svg:y="1.529cm">
          <draw:text-box>
            <text:p><text:span text:style-name="T3">Depth</text:span></text:p>
          </draw:text-box>
        </draw:frame>
        <draw:frame draw:style-name="gr34" draw:text-style-name="P15" draw:layer="layout" svg:width="3.22cm" svg:height="1.673cm" svg:x="17.665cm" svg:y="1.529cm">
          <draw:text-box>
            <text:p><text:span text:style-name="T3">Number</text:span></text:p>
            <text:p><text:span text:style-name="T3">of Nodes</text:span></text:p>
          </draw:text-box>
        </draw:frame>
        <draw:frame draw:style-name="gr35" draw:text-style-name="P15" draw:layer="layout" svg:width="4.572cm" svg:height="0.962cm" svg:x="15.839cm" svg:y="3.815cm">
          <draw:text-box>
            <text:p><text:span text:style-name="T3">0 <text:s text:c="13"/>1</text:span></text:p>
          </draw:text-box>
        </draw:frame>
        <draw:frame draw:style-name="gr35" draw:text-style-name="P15" draw:layer="layout" svg:width="4.572cm" svg:height="0.962cm" svg:x="15.839cm" svg:y="5.815cm">
          <draw:text-box>
            <text:p><text:span text:style-name="T3">1 <text:s text:c="13"/>2</text:span></text:p>
          </draw:text-box>
        </draw:frame>
        <draw:frame draw:style-name="gr35" draw:text-style-name="P15" draw:layer="layout" svg:width="4.572cm" svg:height="0.962cm" svg:x="15.839cm" svg:y="8.815cm">
          <draw:text-box>
            <text:p><text:span text:style-name="T3">2 <text:s text:c="13"/>4</text:span></text:p>
          </draw:text-box>
        </draw:frame>
        <draw:frame draw:style-name="gr35" draw:text-style-name="P15" draw:layer="layout" svg:width="4.572cm" svg:height="0.962cm" svg:x="15.839cm" svg:y="11.815cm">
          <draw:text-box>
            <text:p><text:span text:style-name="T3">3 <text:s text:c="13"/>8</text:span></text:p>
          </draw:text-box>
        </draw:frame>
        <draw:custom-shape draw:style-name="gr36" draw:text-style-name="P13" xml:id="id569" draw:id="id569" draw:layer="layout" svg:width="1.143cm" svg:height="1.143cm" svg:x="6.346cm" svg:y="14.79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6" draw:text-style-name="P13" xml:id="id570" draw:id="id570" draw:layer="layout" svg:width="1.143cm" svg:height="1.143cm" svg:x="6.346cm" svg:y="16.7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6" draw:text-style-name="P13" xml:id="id571" draw:id="id571" draw:layer="layout" svg:width="1.143cm" svg:height="1.143cm" svg:x="6.346cm" svg:y="18.79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6" draw:text-style-name="P13" xml:id="id573" draw:id="id573" draw:layer="layout" svg:width="1.143cm" svg:height="1.143cm" svg:x="6.346cm" svg:y="22.799cm">
          <text:p text:style-name="P1">n</text:p>
          <draw:enhanced-geometry svg:viewBox="0 0 21600 21600" draw:type="rectangle" draw:enhanced-path="M 0 0 L 21600 0 21600 21600 0 21600 0 0 Z N"/>
        </draw:custom-shape>
        <draw:frame draw:style-name="gr37" draw:text-style-name="P16" xml:id="id572" draw:id="id572" draw:layer="layout" svg:width="1.035cm" svg:height="0.962cm" svg:x="6.4cm" svg:y="20.766cm">
          <draw:text-box>
            <text:p>...</text:p>
          </draw:text-box>
        </draw:frame>
        <draw:connector draw:style-name="gr38" draw:text-style-name="P8" draw:layer="layout" draw:type="line" svg:x1="6.917cm" svg:y1="15.942cm" svg:x2="6.917cm" svg:y2="16.799cm" draw:start-shape="id569" draw:start-glue-point="2" draw:end-shape="id570" draw:end-glue-point="0" svg:d="M6917 15942v857" svg:viewBox="0 0 1 858">
          <text:p/>
        </draw:connector>
        <draw:connector draw:style-name="gr38" draw:text-style-name="P8" draw:layer="layout" draw:type="line" svg:x1="6.917cm" svg:y1="17.942cm" svg:x2="6.917cm" svg:y2="18.799cm" draw:start-shape="id570" draw:start-glue-point="2" draw:end-shape="id571" draw:end-glue-point="0" svg:d="M6917 17942v857" svg:viewBox="0 0 1 858">
          <text:p/>
        </draw:connector>
        <draw:connector draw:style-name="gr38" draw:text-style-name="P8" draw:layer="layout" draw:type="line" svg:x1="6.917cm" svg:y1="19.942cm" svg:x2="6.917cm" svg:y2="20.766cm" draw:start-shape="id571" draw:start-glue-point="2" draw:end-shape="id572" draw:end-glue-point="0" svg:d="M6917 19942v824" svg:viewBox="0 0 1 825">
          <text:p/>
        </draw:connector>
        <draw:connector draw:style-name="gr38" draw:text-style-name="P8" draw:layer="layout" draw:type="line" svg:x1="6.917cm" svg:y1="21.728cm" svg:x2="6.917cm" svg:y2="22.799cm" draw:start-shape="id572" draw:start-glue-point="2" draw:end-shape="id573" draw:end-glue-point="0" svg:d="M6917 21728v1071" svg:viewBox="0 0 1 1072">
          <text:p/>
        </draw:connector>
      </draw:page>
      <draw:page draw:name="page20" draw:style-name="dp1" draw:master-page-name="Default">
        <draw:custom-shape draw:style-name="gr36" draw:text-style-name="P13" xml:id="id574" draw:id="id574" draw:layer="layout" svg:width="1.143cm" svg:height="1.143cm" svg:x="6.346cm" svg:y="1.79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6" draw:text-style-name="P13" xml:id="id575" draw:id="id575" draw:layer="layout" svg:width="1.143cm" svg:height="1.143cm" svg:x="6.346cm" svg:y="3.7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6" draw:text-style-name="P13" xml:id="id576" draw:id="id576" draw:layer="layout" svg:width="1.143cm" svg:height="1.143cm" svg:x="6.346cm" svg:y="5.79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6" draw:text-style-name="P13" xml:id="id578" draw:id="id578" draw:layer="layout" svg:width="1.143cm" svg:height="1.143cm" svg:x="6.346cm" svg:y="9.799cm">
          <text:p text:style-name="P1">n</text:p>
          <draw:enhanced-geometry svg:viewBox="0 0 21600 21600" draw:type="rectangle" draw:enhanced-path="M 0 0 L 21600 0 21600 21600 0 21600 0 0 Z N"/>
        </draw:custom-shape>
        <draw:frame draw:style-name="gr37" draw:text-style-name="P16" xml:id="id577" draw:id="id577" draw:layer="layout" svg:width="1.035cm" svg:height="0.962cm" svg:x="6.4cm" svg:y="7.766cm">
          <draw:text-box>
            <text:p>...</text:p>
          </draw:text-box>
        </draw:frame>
        <draw:connector draw:style-name="gr38" draw:text-style-name="P8" xml:id="id586" draw:id="id586" draw:layer="layout" draw:type="line" svg:x1="6.917cm" svg:y1="2.942cm" svg:x2="6.917cm" svg:y2="3.799cm" draw:start-shape="id574" draw:start-glue-point="2" draw:end-shape="id575" draw:end-glue-point="0" svg:d="M6917 2942v857" svg:viewBox="0 0 1 858">
          <text:p/>
        </draw:connector>
        <draw:connector draw:style-name="gr38" draw:text-style-name="P8" xml:id="id584" draw:id="id584" draw:layer="layout" draw:type="line" svg:x1="6.917cm" svg:y1="4.942cm" svg:x2="6.917cm" svg:y2="5.799cm" draw:start-shape="id575" draw:start-glue-point="2" draw:end-shape="id576" draw:end-glue-point="0" svg:d="M6917 4942v857" svg:viewBox="0 0 1 858">
          <text:p/>
        </draw:connector>
        <draw:connector draw:style-name="gr38" draw:text-style-name="P8" xml:id="id582" draw:id="id582" draw:layer="layout" draw:type="line" svg:x1="6.917cm" svg:y1="6.942cm" svg:x2="6.917cm" svg:y2="7.766cm" draw:start-shape="id576" draw:start-glue-point="2" draw:end-shape="id577" draw:end-glue-point="0" svg:d="M6917 6942v824" svg:viewBox="0 0 1 825">
          <text:p/>
        </draw:connector>
        <draw:connector draw:style-name="gr38" draw:text-style-name="P8" xml:id="id580" draw:id="id580" draw:layer="layout" draw:type="line" svg:x1="6.917cm" svg:y1="8.728cm" svg:x2="6.917cm" svg:y2="9.799cm" draw:start-shape="id577" draw:start-glue-point="2" draw:end-shape="id578" draw:end-glue-point="0" svg:d="M6917 8728v1071" svg:viewBox="0 0 1 1072">
          <text:p/>
        </draw:connector>
        <draw:frame draw:style-name="gr39" draw:text-style-name="P16" xml:id="id585" draw:id="id585" draw:layer="layout" svg:width="0.853cm" svg:height="0.962cm" svg:x="8.793cm" svg:y="2.905cm">
          <draw:text-box>
            <text:p>1</text:p>
          </draw:text-box>
        </draw:frame>
        <draw:frame draw:style-name="gr39" draw:text-style-name="P16" xml:id="id583" draw:id="id583" draw:layer="layout" svg:width="0.853cm" svg:height="0.962cm" svg:x="8.794cm" svg:y="4.905cm">
          <draw:text-box>
            <text:p>2</text:p>
          </draw:text-box>
        </draw:frame>
        <draw:frame draw:style-name="gr39" draw:text-style-name="P16" xml:id="id581" draw:id="id581" draw:layer="layout" svg:width="0.853cm" svg:height="0.962cm" svg:x="8.795cm" svg:y="6.905cm">
          <draw:text-box>
            <text:p>3</text:p>
          </draw:text-box>
        </draw:frame>
        <draw:frame draw:style-name="gr40" draw:text-style-name="P16" xml:id="id579" draw:id="id579" draw:layer="layout" svg:width="1.416cm" svg:height="0.962cm" svg:x="8.796cm" svg:y="8.805cm">
          <draw:text-box>
            <text:p>n-1</text:p>
          </draw:text-box>
        </draw:frame>
        <draw:connector draw:style-name="gr41" draw:text-style-name="P8" draw:layer="layout" draw:type="line" svg:x1="8.796cm" svg:y1="9.286cm" svg:x2="6.917cm" svg:y2="9.263cm" draw:start-shape="id579" draw:start-glue-point="3" draw:end-shape="id580" draw:end-glue-point="0" svg:d="M8796 9286l-1879-23" svg:viewBox="0 0 1880 24">
          <text:p/>
        </draw:connector>
        <draw:connector draw:style-name="gr41" draw:text-style-name="P8" draw:layer="layout" draw:type="line" svg:x1="8.795cm" svg:y1="7.386cm" svg:x2="6.917cm" svg:y2="7.354cm" draw:start-shape="id581" draw:start-glue-point="3" draw:end-shape="id582" draw:end-glue-point="0" svg:d="M8795 7386l-1878-32" svg:viewBox="0 0 1879 33">
          <text:p/>
        </draw:connector>
        <draw:connector draw:style-name="gr41" draw:text-style-name="P8" draw:layer="layout" draw:type="line" svg:x1="8.794cm" svg:y1="5.386cm" svg:x2="6.917cm" svg:y2="5.37cm" draw:start-shape="id583" draw:start-glue-point="3" draw:end-shape="id584" draw:end-glue-point="0" svg:d="M8794 5386l-1877-16" svg:viewBox="0 0 1878 17">
          <text:p/>
        </draw:connector>
        <draw:connector draw:style-name="gr41" draw:text-style-name="P8" draw:layer="layout" draw:type="line" svg:x1="8.793cm" svg:y1="3.386cm" svg:x2="6.917cm" svg:y2="3.37cm" draw:start-shape="id585" draw:start-glue-point="3" draw:end-shape="id586" draw:end-glue-point="0" svg:d="M8793 3386l-1876-16" svg:viewBox="0 0 1877 17">
          <text:p/>
        </draw:connector>
        <draw:custom-shape draw:style-name="gr30" draw:text-style-name="P13" xml:id="id587" draw:id="id587" draw:layer="layout" svg:width="1.143cm" svg:height="1.143cm" svg:x="8.366cm" svg:y="14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88" draw:id="id588" draw:layer="layout" svg:width="1.143cm" svg:height="1.143cm" svg:x="4.366cm" svg:y="1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89" draw:id="id589" draw:layer="layout" svg:width="1.143cm" svg:height="1.143cm" svg:x="2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1" draw:id="id591" draw:layer="layout" svg:width="1.143cm" svg:height="1.143cm" svg:x="3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0" draw:id="id590" draw:layer="layout" svg:width="1.143cm" svg:height="1.143cm" svg:x="1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2" draw:id="id592" draw:layer="layout" svg:width="1.143cm" svg:height="1.143cm" svg:x="12.366cm" svg:y="1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3" draw:id="id593" draw:layer="layout" svg:width="1.143cm" svg:height="1.143cm" svg:x="10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7" draw:id="id597" draw:layer="layout" svg:width="1.143cm" svg:height="1.143cm" svg:x="11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4" draw:id="id594" draw:layer="layout" svg:width="1.143cm" svg:height="1.143cm" svg:x="9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5" draw:id="id595" draw:layer="layout" svg:width="1.143cm" svg:height="1.143cm" svg:x="14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6" draw:id="id596" draw:layer="layout" svg:width="1.143cm" svg:height="1.143cm" svg:x="15.366cm" svg:y="23.778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draw:type="line" svg:x1="8.937cm" svg:y1="15.921cm" svg:x2="4.937cm" svg:y2="17.778cm" draw:start-shape="id587" draw:start-glue-point="2" draw:end-shape="id588" draw:end-glue-point="0" svg:d="M8937 15921l-4000 1857" svg:viewBox="0 0 4001 1858">
          <text:p/>
        </draw:connector>
        <draw:connector draw:style-name="gr4" draw:text-style-name="P14" draw:layer="layout" draw:type="line" svg:x1="4.937cm" svg:y1="18.921cm" svg:x2="2.937cm" svg:y2="20.778cm" draw:start-shape="id588" draw:start-glue-point="2" draw:end-shape="id589" draw:end-glue-point="0" svg:d="M4937 18921l-2000 1857" svg:viewBox="0 0 2001 1858">
          <text:p/>
        </draw:connector>
        <draw:connector draw:style-name="gr4" draw:text-style-name="P14" draw:layer="layout" draw:type="line" svg:x1="2.937cm" svg:y1="21.921cm" svg:x2="1.937cm" svg:y2="23.778cm" draw:start-shape="id589" draw:start-glue-point="2" draw:end-shape="id590" draw:end-glue-point="0" svg:d="M2937 21921l-1000 1857" svg:viewBox="0 0 1001 1858">
          <text:p/>
        </draw:connector>
        <draw:connector draw:style-name="gr4" draw:text-style-name="P14" draw:layer="layout" draw:type="line" svg:x1="2.937cm" svg:y1="21.921cm" svg:x2="3.937cm" svg:y2="23.778cm" draw:start-shape="id589" draw:start-glue-point="2" draw:end-shape="id591" draw:end-glue-point="0" svg:d="M2937 21921l1000 1857" svg:viewBox="0 0 1001 1858">
          <text:p/>
        </draw:connector>
        <draw:connector draw:style-name="gr4" draw:text-style-name="P14" draw:layer="layout" draw:type="line" svg:x1="8.937cm" svg:y1="15.921cm" svg:x2="12.937cm" svg:y2="17.778cm" draw:start-shape="id587" draw:start-glue-point="2" draw:end-shape="id592" draw:end-glue-point="0" svg:d="M8937 15921l4000 1857" svg:viewBox="0 0 4001 1858">
          <text:p/>
        </draw:connector>
        <draw:connector draw:style-name="gr4" draw:text-style-name="P14" draw:layer="layout" draw:type="line" svg:x1="12.937cm" svg:y1="18.921cm" svg:x2="10.937cm" svg:y2="20.778cm" draw:start-shape="id592" draw:start-glue-point="2" draw:end-shape="id593" draw:end-glue-point="0" svg:d="M12937 18921l-2000 1857" svg:viewBox="0 0 2001 1858">
          <text:p/>
        </draw:connector>
        <draw:connector draw:style-name="gr4" draw:text-style-name="P14" draw:layer="layout" draw:type="line" svg:x1="10.937cm" svg:y1="21.921cm" svg:x2="9.937cm" svg:y2="23.778cm" draw:start-shape="id593" draw:start-glue-point="2" draw:end-shape="id594" draw:end-glue-point="0" svg:d="M10937 21921l-1000 1857" svg:viewBox="0 0 1001 1858">
          <text:p/>
        </draw:connector>
        <draw:connector draw:style-name="gr4" draw:text-style-name="P14" draw:layer="layout" draw:type="line" svg:x1="12.937cm" svg:y1="18.921cm" svg:x2="14.937cm" svg:y2="20.778cm" draw:start-shape="id592" draw:start-glue-point="2" draw:end-shape="id595" draw:end-glue-point="0" svg:d="M12937 18921l2000 1857" svg:viewBox="0 0 2001 1858">
          <text:p/>
        </draw:connector>
        <draw:connector draw:style-name="gr4" draw:text-style-name="P14" draw:layer="layout" draw:type="line" svg:x1="14.937cm" svg:y1="21.921cm" svg:x2="15.937cm" svg:y2="23.778cm" draw:start-shape="id595" draw:start-glue-point="2" draw:end-shape="id596" draw:end-glue-point="0" svg:d="M14937 21921l1000 1857" svg:viewBox="0 0 1001 1858">
          <text:p/>
        </draw:connector>
        <draw:connector draw:style-name="gr4" draw:text-style-name="P14" draw:layer="layout" draw:type="line" svg:x1="10.937cm" svg:y1="21.921cm" svg:x2="11.937cm" svg:y2="23.778cm" draw:start-shape="id593" draw:start-glue-point="2" draw:end-shape="id597" draw:end-glue-point="0" svg:d="M10937 21921l1000 1857" svg:viewBox="0 0 1001 1858">
          <text:p/>
        </draw:connector>
        <draw:custom-shape draw:style-name="gr30" draw:text-style-name="P13" xml:id="id598" draw:id="id598" draw:layer="layout" svg:width="1.143cm" svg:height="1.143cm" svg:x="6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599" draw:id="id599" draw:layer="layout" svg:width="1.143cm" svg:height="1.143cm" svg:x="13.366cm" svg:y="23.77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937cm" svg:y1="18.921cm" svg:x2="6.937cm" svg:y2="20.778cm" draw:start-shape="id588" draw:start-glue-point="2" draw:end-shape="id598" draw:end-glue-point="0" svg:d="M4937 18921l2000 1857" svg:viewBox="0 0 2001 1858">
          <text:p/>
        </draw:connector>
        <draw:connector draw:style-name="gr7" draw:text-style-name="P3" draw:layer="layout" draw:type="line" svg:x1="14.937cm" svg:y1="21.921cm" svg:x2="13.937cm" svg:y2="23.778cm" draw:start-shape="id595" draw:start-glue-point="2" draw:end-shape="id599" draw:end-glue-point="0" svg:d="M14937 21921l-1000 1857" svg:viewBox="0 0 1001 1858">
          <text:p/>
        </draw:connector>
        <draw:custom-shape draw:style-name="gr30" draw:text-style-name="P13" xml:id="id600" draw:id="id600" draw:layer="layout" svg:width="1.143cm" svg:height="1.143cm" svg:x="5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01" draw:id="id601" draw:layer="layout" svg:width="1.143cm" svg:height="1.143cm" svg:x="7.366cm" svg:y="23.778cm">
          <text:p/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6.937cm" svg:y1="21.921cm" svg:x2="5.937cm" svg:y2="23.778cm" draw:start-shape="id598" draw:start-glue-point="2" draw:end-shape="id600" draw:end-glue-point="0" svg:d="M6937 21921l-1000 1857" svg:viewBox="0 0 1001 1858">
          <text:p/>
        </draw:connector>
        <draw:connector draw:style-name="gr31" draw:text-style-name="P8" draw:layer="layout" draw:type="line" svg:x1="6.937cm" svg:y1="21.921cm" svg:x2="7.937cm" svg:y2="23.778cm" draw:start-shape="id598" draw:start-glue-point="2" draw:end-shape="id601" draw:end-glue-point="0" svg:d="M6937 21921l1000 1857" svg:viewBox="0 0 1001 1858">
          <text:p/>
        </draw:connector>
      </draw:page>
      <draw:page draw:name="page21" draw:style-name="dp1" draw:master-page-name="Default">
        <draw:custom-shape draw:style-name="gr30" draw:text-style-name="P13" xml:id="id602" draw:id="id602" draw:layer="layout" svg:width="1.143cm" svg:height="1.143cm" svg:x="8.366cm" svg:y="1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03" draw:id="id603" draw:layer="layout" svg:width="1.143cm" svg:height="1.143cm" svg:x="4.366cm" svg:y="4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04" draw:id="id604" draw:layer="layout" svg:width="1.143cm" svg:height="1.143cm" svg:x="2.366cm" svg:y="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06" draw:id="id606" draw:layer="layout" svg:width="1.143cm" svg:height="1.143cm" svg:x="3.366cm" svg:y="1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05" draw:id="id605" draw:layer="layout" svg:width="1.143cm" svg:height="1.143cm" svg:x="1.366cm" svg:y="1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07" draw:id="id607" draw:layer="layout" svg:width="1.143cm" svg:height="1.143cm" svg:x="12.366cm" svg:y="4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08" draw:id="id608" draw:layer="layout" svg:width="1.143cm" svg:height="1.143cm" svg:x="10.366cm" svg:y="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12" draw:id="id612" draw:layer="layout" svg:width="1.143cm" svg:height="1.143cm" svg:x="11.366cm" svg:y="1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09" draw:id="id609" draw:layer="layout" svg:width="1.143cm" svg:height="1.143cm" svg:x="9.366cm" svg:y="1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10" draw:id="id610" draw:layer="layout" svg:width="1.143cm" svg:height="1.143cm" svg:x="14.366cm" svg:y="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11" draw:id="id611" draw:layer="layout" svg:width="1.143cm" svg:height="1.143cm" svg:x="15.366cm" svg:y="10.778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draw:type="line" svg:x1="8.937cm" svg:y1="2.921cm" svg:x2="4.937cm" svg:y2="4.778cm" draw:start-shape="id602" draw:start-glue-point="2" draw:end-shape="id603" draw:end-glue-point="0" svg:d="M8937 2921l-4000 1857" svg:viewBox="0 0 4001 1858">
          <text:p/>
        </draw:connector>
        <draw:connector draw:style-name="gr4" draw:text-style-name="P14" draw:layer="layout" draw:type="line" svg:x1="4.937cm" svg:y1="5.921cm" svg:x2="2.937cm" svg:y2="7.778cm" draw:start-shape="id603" draw:start-glue-point="2" draw:end-shape="id604" draw:end-glue-point="0" svg:d="M4937 5921l-2000 1857" svg:viewBox="0 0 2001 1858">
          <text:p/>
        </draw:connector>
        <draw:connector draw:style-name="gr4" draw:text-style-name="P14" draw:layer="layout" draw:type="line" svg:x1="2.937cm" svg:y1="8.921cm" svg:x2="1.937cm" svg:y2="10.778cm" draw:start-shape="id604" draw:start-glue-point="2" draw:end-shape="id605" draw:end-glue-point="0" svg:d="M2937 8921l-1000 1857" svg:viewBox="0 0 1001 1858">
          <text:p/>
        </draw:connector>
        <draw:connector draw:style-name="gr4" draw:text-style-name="P14" draw:layer="layout" draw:type="line" svg:x1="2.937cm" svg:y1="8.921cm" svg:x2="3.937cm" svg:y2="10.778cm" draw:start-shape="id604" draw:start-glue-point="2" draw:end-shape="id606" draw:end-glue-point="0" svg:d="M2937 8921l1000 1857" svg:viewBox="0 0 1001 1858">
          <text:p/>
        </draw:connector>
        <draw:connector draw:style-name="gr42" draw:text-style-name="P14" draw:layer="layout" draw:type="line" svg:x1="8.937cm" svg:y1="2.921cm" svg:x2="12.937cm" svg:y2="4.778cm" draw:start-shape="id602" draw:start-glue-point="2" draw:end-shape="id607" draw:end-glue-point="0" svg:d="M8937 2921l4000 1857" svg:viewBox="0 0 4001 1858">
          <text:p/>
        </draw:connector>
        <draw:connector draw:style-name="gr42" draw:text-style-name="P14" draw:layer="layout" draw:type="line" svg:x1="12.937cm" svg:y1="5.921cm" svg:x2="10.937cm" svg:y2="7.778cm" draw:start-shape="id607" draw:start-glue-point="2" draw:end-shape="id608" draw:end-glue-point="0" svg:d="M12937 5921l-2000 1857" svg:viewBox="0 0 2001 1858">
          <text:p/>
        </draw:connector>
        <draw:connector draw:style-name="gr4" draw:text-style-name="P14" draw:layer="layout" draw:type="line" svg:x1="10.937cm" svg:y1="8.921cm" svg:x2="9.937cm" svg:y2="10.778cm" draw:start-shape="id608" draw:start-glue-point="2" draw:end-shape="id609" draw:end-glue-point="0" svg:d="M10937 8921l-1000 1857" svg:viewBox="0 0 1001 1858">
          <text:p/>
        </draw:connector>
        <draw:connector draw:style-name="gr4" draw:text-style-name="P14" draw:layer="layout" draw:type="line" svg:x1="12.937cm" svg:y1="5.921cm" svg:x2="14.937cm" svg:y2="7.778cm" draw:start-shape="id607" draw:start-glue-point="2" draw:end-shape="id610" draw:end-glue-point="0" svg:d="M12937 5921l2000 1857" svg:viewBox="0 0 2001 1858">
          <text:p/>
        </draw:connector>
        <draw:connector draw:style-name="gr4" draw:text-style-name="P14" draw:layer="layout" draw:type="line" svg:x1="14.937cm" svg:y1="8.921cm" svg:x2="15.937cm" svg:y2="10.778cm" draw:start-shape="id610" draw:start-glue-point="2" draw:end-shape="id611" draw:end-glue-point="0" svg:d="M14937 8921l1000 1857" svg:viewBox="0 0 1001 1858">
          <text:p/>
        </draw:connector>
        <draw:connector draw:style-name="gr42" draw:text-style-name="P14" draw:layer="layout" draw:type="line" svg:x1="10.937cm" svg:y1="8.921cm" svg:x2="11.937cm" svg:y2="10.778cm" draw:start-shape="id608" draw:start-glue-point="2" draw:end-shape="id612" draw:end-glue-point="0" svg:d="M10937 8921l1000 1857" svg:viewBox="0 0 1001 1858">
          <text:p/>
        </draw:connector>
        <draw:custom-shape draw:style-name="gr30" draw:text-style-name="P13" xml:id="id613" draw:id="id613" draw:layer="layout" svg:width="1.143cm" svg:height="1.143cm" svg:x="6.366cm" svg:y="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14" draw:id="id614" draw:layer="layout" svg:width="1.143cm" svg:height="1.143cm" svg:x="13.366cm" svg:y="10.77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937cm" svg:y1="5.921cm" svg:x2="6.937cm" svg:y2="7.778cm" draw:start-shape="id603" draw:start-glue-point="2" draw:end-shape="id613" draw:end-glue-point="0" svg:d="M4937 5921l2000 1857" svg:viewBox="0 0 2001 1858">
          <text:p/>
        </draw:connector>
        <draw:connector draw:style-name="gr7" draw:text-style-name="P3" draw:layer="layout" draw:type="line" svg:x1="14.937cm" svg:y1="8.921cm" svg:x2="13.937cm" svg:y2="10.778cm" draw:start-shape="id610" draw:start-glue-point="2" draw:end-shape="id614" draw:end-glue-point="0" svg:d="M14937 8921l-1000 1857" svg:viewBox="0 0 1001 1858">
          <text:p/>
        </draw:connector>
        <draw:custom-shape draw:style-name="gr30" draw:text-style-name="P13" xml:id="id615" draw:id="id615" draw:layer="layout" svg:width="1.143cm" svg:height="1.143cm" svg:x="5.366cm" svg:y="1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16" draw:id="id616" draw:layer="layout" svg:width="1.143cm" svg:height="1.143cm" svg:x="7.366cm" svg:y="10.778cm">
          <text:p/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6.937cm" svg:y1="8.921cm" svg:x2="5.937cm" svg:y2="10.778cm" draw:start-shape="id613" draw:start-glue-point="2" draw:end-shape="id615" draw:end-glue-point="0" svg:d="M6937 8921l-1000 1857" svg:viewBox="0 0 1001 1858">
          <text:p/>
        </draw:connector>
        <draw:connector draw:style-name="gr31" draw:text-style-name="P8" draw:layer="layout" draw:type="line" svg:x1="6.937cm" svg:y1="8.921cm" svg:x2="7.937cm" svg:y2="10.778cm" draw:start-shape="id613" draw:start-glue-point="2" draw:end-shape="id616" draw:end-glue-point="0" svg:d="M6937 8921l1000 1857" svg:viewBox="0 0 1001 1858">
          <text:p/>
        </draw:connector>
        <draw:custom-shape draw:style-name="gr30" draw:text-style-name="P13" xml:id="id617" draw:id="id617" draw:layer="layout" svg:width="1.143cm" svg:height="1.143cm" svg:x="8.366cm" svg:y="14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18" draw:id="id618" draw:layer="layout" svg:width="1.143cm" svg:height="1.143cm" svg:x="4.366cm" svg:y="1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19" draw:id="id619" draw:layer="layout" svg:width="1.143cm" svg:height="1.143cm" svg:x="2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1" draw:id="id621" draw:layer="layout" svg:width="1.143cm" svg:height="1.143cm" svg:x="3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0" draw:id="id620" draw:layer="layout" svg:width="1.143cm" svg:height="1.143cm" svg:x="1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2" draw:id="id622" draw:layer="layout" svg:width="1.143cm" svg:height="1.143cm" svg:x="12.366cm" svg:y="17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3" draw:id="id623" draw:layer="layout" svg:width="1.143cm" svg:height="1.143cm" svg:x="10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7" draw:id="id627" draw:layer="layout" svg:width="1.143cm" svg:height="1.143cm" svg:x="11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4" draw:id="id624" draw:layer="layout" svg:width="1.143cm" svg:height="1.143cm" svg:x="9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5" draw:id="id625" draw:layer="layout" svg:width="1.143cm" svg:height="1.143cm" svg:x="14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6" draw:id="id626" draw:layer="layout" svg:width="1.143cm" svg:height="1.143cm" svg:x="15.366cm" svg:y="23.778cm">
          <text:p/>
          <draw:enhanced-geometry svg:viewBox="0 0 21600 21600" draw:type="rectangle" draw:enhanced-path="M 0 0 L 21600 0 21600 21600 0 21600 0 0 Z N"/>
        </draw:custom-shape>
        <draw:connector draw:style-name="gr4" draw:text-style-name="P14" draw:layer="layout" draw:type="line" svg:x1="8.937cm" svg:y1="15.921cm" svg:x2="4.937cm" svg:y2="17.778cm" draw:start-shape="id617" draw:start-glue-point="2" draw:end-shape="id618" draw:end-glue-point="0" svg:d="M8937 15921l-4000 1857" svg:viewBox="0 0 4001 1858">
          <text:p/>
        </draw:connector>
        <draw:connector draw:style-name="gr4" draw:text-style-name="P14" draw:layer="layout" draw:type="line" svg:x1="4.937cm" svg:y1="18.921cm" svg:x2="2.937cm" svg:y2="20.778cm" draw:start-shape="id618" draw:start-glue-point="2" draw:end-shape="id619" draw:end-glue-point="0" svg:d="M4937 18921l-2000 1857" svg:viewBox="0 0 2001 1858">
          <text:p/>
        </draw:connector>
        <draw:connector draw:style-name="gr4" draw:text-style-name="P14" draw:layer="layout" draw:type="line" svg:x1="2.937cm" svg:y1="21.921cm" svg:x2="1.937cm" svg:y2="23.778cm" draw:start-shape="id619" draw:start-glue-point="2" draw:end-shape="id620" draw:end-glue-point="0" svg:d="M2937 21921l-1000 1857" svg:viewBox="0 0 1001 1858">
          <text:p/>
        </draw:connector>
        <draw:connector draw:style-name="gr4" draw:text-style-name="P14" draw:layer="layout" draw:type="line" svg:x1="2.937cm" svg:y1="21.921cm" svg:x2="3.937cm" svg:y2="23.778cm" draw:start-shape="id619" draw:start-glue-point="2" draw:end-shape="id621" draw:end-glue-point="0" svg:d="M2937 21921l1000 1857" svg:viewBox="0 0 1001 1858">
          <text:p/>
        </draw:connector>
        <draw:connector draw:style-name="gr4" draw:text-style-name="P14" draw:layer="layout" draw:type="line" svg:x1="8.937cm" svg:y1="15.921cm" svg:x2="12.937cm" svg:y2="17.778cm" draw:start-shape="id617" draw:start-glue-point="2" draw:end-shape="id622" draw:end-glue-point="0" svg:d="M8937 15921l4000 1857" svg:viewBox="0 0 4001 1858">
          <text:p/>
        </draw:connector>
        <draw:connector draw:style-name="gr4" draw:text-style-name="P14" draw:layer="layout" draw:type="line" svg:x1="12.937cm" svg:y1="18.921cm" svg:x2="10.937cm" svg:y2="20.778cm" draw:start-shape="id622" draw:start-glue-point="2" draw:end-shape="id623" draw:end-glue-point="0" svg:d="M12937 18921l-2000 1857" svg:viewBox="0 0 2001 1858">
          <text:p/>
        </draw:connector>
        <draw:connector draw:style-name="gr4" draw:text-style-name="P14" draw:layer="layout" draw:type="line" svg:x1="10.937cm" svg:y1="21.921cm" svg:x2="9.937cm" svg:y2="23.778cm" draw:start-shape="id623" draw:start-glue-point="2" draw:end-shape="id624" draw:end-glue-point="0" svg:d="M10937 21921l-1000 1857" svg:viewBox="0 0 1001 1858">
          <text:p/>
        </draw:connector>
        <draw:connector draw:style-name="gr4" draw:text-style-name="P14" draw:layer="layout" draw:type="line" svg:x1="12.937cm" svg:y1="18.921cm" svg:x2="14.937cm" svg:y2="20.778cm" draw:start-shape="id622" draw:start-glue-point="2" draw:end-shape="id625" draw:end-glue-point="0" svg:d="M12937 18921l2000 1857" svg:viewBox="0 0 2001 1858">
          <text:p/>
        </draw:connector>
        <draw:connector draw:style-name="gr4" draw:text-style-name="P14" draw:layer="layout" draw:type="line" svg:x1="14.937cm" svg:y1="21.921cm" svg:x2="15.937cm" svg:y2="23.778cm" draw:start-shape="id625" draw:start-glue-point="2" draw:end-shape="id626" draw:end-glue-point="0" svg:d="M14937 21921l1000 1857" svg:viewBox="0 0 1001 1858">
          <text:p/>
        </draw:connector>
        <draw:connector draw:style-name="gr4" draw:text-style-name="P14" draw:layer="layout" draw:type="line" svg:x1="10.937cm" svg:y1="21.921cm" svg:x2="11.937cm" svg:y2="23.778cm" draw:start-shape="id623" draw:start-glue-point="2" draw:end-shape="id627" draw:end-glue-point="0" svg:d="M10937 21921l1000 1857" svg:viewBox="0 0 1001 1858">
          <text:p/>
        </draw:connector>
        <draw:custom-shape draw:style-name="gr30" draw:text-style-name="P13" xml:id="id628" draw:id="id628" draw:layer="layout" svg:width="1.143cm" svg:height="1.143cm" svg:x="6.366cm" svg:y="20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29" draw:id="id629" draw:layer="layout" svg:width="1.143cm" svg:height="1.143cm" svg:x="13.366cm" svg:y="23.77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937cm" svg:y1="18.921cm" svg:x2="6.937cm" svg:y2="20.778cm" draw:start-shape="id618" draw:start-glue-point="2" draw:end-shape="id628" draw:end-glue-point="0" svg:d="M4937 18921l2000 1857" svg:viewBox="0 0 2001 1858">
          <text:p/>
        </draw:connector>
        <draw:connector draw:style-name="gr7" draw:text-style-name="P3" draw:layer="layout" draw:type="line" svg:x1="14.937cm" svg:y1="21.921cm" svg:x2="13.937cm" svg:y2="23.778cm" draw:start-shape="id625" draw:start-glue-point="2" draw:end-shape="id629" draw:end-glue-point="0" svg:d="M14937 21921l-1000 1857" svg:viewBox="0 0 1001 1858">
          <text:p/>
        </draw:connector>
        <draw:custom-shape draw:style-name="gr30" draw:text-style-name="P13" xml:id="id630" draw:id="id630" draw:layer="layout" svg:width="1.143cm" svg:height="1.143cm" svg:x="5.366cm" svg:y="23.77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xml:id="id631" draw:id="id631" draw:layer="layout" svg:width="1.143cm" svg:height="1.143cm" svg:x="7.366cm" svg:y="23.778cm">
          <text:p/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6.937cm" svg:y1="21.921cm" svg:x2="5.937cm" svg:y2="23.778cm" draw:start-shape="id628" draw:start-glue-point="2" draw:end-shape="id630" draw:end-glue-point="0" svg:d="M6937 21921l-1000 1857" svg:viewBox="0 0 1001 1858">
          <text:p/>
        </draw:connector>
        <draw:connector draw:style-name="gr31" draw:text-style-name="P8" draw:layer="layout" draw:type="line" svg:x1="6.937cm" svg:y1="21.921cm" svg:x2="7.937cm" svg:y2="23.778cm" draw:start-shape="id628" draw:start-glue-point="2" draw:end-shape="id631" draw:end-glue-point="0" svg:d="M6937 21921l1000 1857" svg:viewBox="0 0 1001 1858">
          <text:p/>
        </draw:connector>
      </draw:page>
      <draw:page draw:name="page22" draw:style-name="dp1" draw:master-page-name="Default">
        <draw:custom-shape draw:style-name="gr8" draw:text-style-name="P2" xml:id="id644" draw:id="id644" draw:layer="layout" svg:width="5.334cm" svg:height="1.27cm" svg:x="8.442cm" svg:y="2.078cm">
          <text:p text:style-name="P1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35" draw:id="id635" draw:layer="layout" svg:width="5.334cm" svg:height="1.27cm" svg:x="8.442cm" svg:y="5.078cm">
          <text:p text:style-name="P1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32" draw:id="id632" draw:layer="layout" svg:width="5.334cm" svg:height="1.27cm" svg:x="-1.858cm" svg:y="5.078cm">
          <text:p text:style-name="P1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37" draw:id="id637" draw:layer="layout" svg:width="5.334cm" svg:height="1.27cm" svg:x="18.442cm" svg:y="5.0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33" draw:id="id633" draw:layer="layout" svg:width="2.779cm" svg:height="1.27cm" svg:x="-3.758cm" svg:y="8.5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40" draw:id="id640" draw:layer="layout" svg:width="2.779cm" svg:height="1.27cm" svg:x="2.696cm" svg:y="8.578cm">
          <text:p text:style-name="P1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36" draw:id="id636" draw:layer="layout" svg:width="2.779cm" svg:height="1.27cm" svg:x="6.542cm" svg:y="8.579cm">
          <text:p text:style-name="P1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42" draw:id="id642" draw:layer="layout" svg:width="2.779cm" svg:height="1.27cm" svg:x="12.796cm" svg:y="8.579cm">
          <text:p text:style-name="P1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38" draw:id="id638" draw:layer="layout" svg:width="2.779cm" svg:height="1.27cm" svg:x="16.442cm" svg:y="8.58cm">
          <text:p text:style-name="P1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43" draw:id="id643" draw:layer="layout" svg:width="2.779cm" svg:height="1.27cm" svg:x="22.696cm" svg:y="8.58cm">
          <text:p text:style-name="P1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0.809cm" svg:y1="6.348cm" svg:x2="-2.369cm" svg:y2="8.578cm" draw:start-shape="id632" draw:start-glue-point="2" draw:end-shape="id633" draw:end-glue-point="0" svg:d="M809 6348l-3178 2230" svg:viewBox="0 0 3179 2231">
          <text:p/>
        </draw:connector>
        <draw:connector draw:style-name="gr4" draw:text-style-name="P2" draw:layer="layout" draw:type="line" svg:x1="0.809cm" svg:y1="6.348cm" svg:x2="0.831cm" svg:y2="8.578cm" draw:start-shape="id632" draw:start-glue-point="2" draw:end-shape="id634" draw:end-glue-point="0" svg:d="M809 6348l22 2230" svg:viewBox="0 0 23 2231">
          <text:p/>
        </draw:connector>
        <draw:connector draw:style-name="gr4" draw:text-style-name="P2" draw:layer="layout" draw:type="line" svg:x1="11.109cm" svg:y1="6.348cm" svg:x2="7.931cm" svg:y2="8.579cm" draw:start-shape="id635" draw:start-glue-point="2" draw:end-shape="id636" draw:end-glue-point="0" svg:d="M11109 6348l-3178 2231" svg:viewBox="0 0 3179 2232">
          <text:p/>
        </draw:connector>
        <draw:connector draw:style-name="gr4" draw:text-style-name="P2" draw:layer="layout" draw:type="line" svg:x1="21.109cm" svg:y1="6.348cm" svg:x2="17.831cm" svg:y2="8.58cm" draw:start-shape="id637" draw:start-glue-point="2" draw:end-shape="id638" draw:end-glue-point="0" svg:d="M21109 6348l-3278 2232" svg:viewBox="0 0 3279 2233">
          <text:p/>
        </draw:connector>
        <draw:connector draw:style-name="gr4" draw:text-style-name="P2" draw:layer="layout" draw:type="line" svg:x1="11.109cm" svg:y1="6.348cm" svg:x2="11.131cm" svg:y2="8.579cm" draw:start-shape="id635" draw:start-glue-point="2" draw:end-shape="id639" draw:end-glue-point="0" svg:d="M11109 6348l22 2231" svg:viewBox="0 0 23 2232">
          <text:p/>
        </draw:connector>
        <draw:connector draw:style-name="gr4" draw:text-style-name="P2" draw:layer="layout" draw:type="line" svg:x1="0.809cm" svg:y1="6.348cm" svg:x2="4.085cm" svg:y2="8.578cm" draw:start-shape="id632" draw:start-glue-point="2" draw:end-shape="id640" draw:end-glue-point="0" svg:d="M809 6348l3276 2230" svg:viewBox="0 0 3277 2231">
          <text:p/>
        </draw:connector>
        <draw:connector draw:style-name="gr4" draw:text-style-name="P2" draw:layer="layout" draw:type="line" svg:x1="21.109cm" svg:y1="6.348cm" svg:x2="21.131cm" svg:y2="8.58cm" draw:start-shape="id637" draw:start-glue-point="2" draw:end-shape="id641" draw:end-glue-point="0" svg:d="M21109 6348l22 2232" svg:viewBox="0 0 23 2233">
          <text:p/>
        </draw:connector>
        <draw:connector draw:style-name="gr4" draw:text-style-name="P2" draw:layer="layout" draw:type="line" svg:x1="11.109cm" svg:y1="6.348cm" svg:x2="14.185cm" svg:y2="8.579cm" draw:start-shape="id635" draw:start-glue-point="2" draw:end-shape="id642" draw:end-glue-point="0" svg:d="M11109 6348l3076 2231" svg:viewBox="0 0 3077 2232">
          <text:p/>
        </draw:connector>
        <draw:connector draw:style-name="gr4" draw:text-style-name="P2" draw:layer="layout" draw:type="line" svg:x1="21.109cm" svg:y1="6.348cm" svg:x2="24.085cm" svg:y2="8.58cm" draw:start-shape="id637" draw:start-glue-point="2" draw:end-shape="id643" draw:end-glue-point="0" svg:d="M21109 6348l2976 2232" svg:viewBox="0 0 2977 2233">
          <text:p/>
        </draw:connector>
        <draw:connector draw:style-name="gr4" draw:text-style-name="P2" draw:layer="layout" draw:type="line" svg:x1="11.109cm" svg:y1="3.348cm" svg:x2="11.109cm" svg:y2="5.078cm" draw:start-shape="id644" draw:start-glue-point="2" draw:end-shape="id635" draw:end-glue-point="0" svg:d="M11109 3348v1730" svg:viewBox="0 0 1 1731">
          <text:p/>
        </draw:connector>
        <draw:connector draw:style-name="gr4" draw:text-style-name="P2" draw:layer="layout" draw:type="line" svg:x1="11.109cm" svg:y1="3.348cm" svg:x2="0.809cm" svg:y2="5.078cm" draw:start-shape="id644" draw:start-glue-point="2" draw:end-shape="id632" draw:end-glue-point="0" svg:d="M11109 3348l-10300 1730" svg:viewBox="0 0 10301 1731">
          <text:p/>
        </draw:connector>
        <draw:connector draw:style-name="gr4" draw:text-style-name="P2" draw:layer="layout" draw:type="line" svg:x1="11.109cm" svg:y1="3.348cm" svg:x2="21.109cm" svg:y2="5.078cm" draw:start-shape="id644" draw:start-glue-point="2" draw:end-shape="id637" draw:end-glue-point="0" svg:d="M11109 3348l10000 1730" svg:viewBox="0 0 10001 1731">
          <text:p/>
        </draw:connector>
        <draw:custom-shape draw:style-name="gr5" draw:text-style-name="P2" xml:id="id645" draw:id="id645" draw:layer="layout" svg:width="2.779cm" svg:height="1.27cm" svg:x="2.696cm" svg:y="12.178cm">
          <text:p text:style-name="P1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xml:id="id646" draw:id="id646" draw:layer="layout" svg:width="1.619cm" svg:height="1.27cm" svg:x="8.352cm" svg:y="12.178cm">
          <text:p text:style-name="P1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647" draw:id="id647" draw:layer="layout" svg:width="1.29cm" svg:height="1.27cm" svg:x="12.296cm" svg:y="12.178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9.848cm" svg:x2="4.085cm" svg:y2="12.178cm" draw:start-shape="id640" draw:start-glue-point="2" draw:end-shape="id645" draw:end-glue-point="0" svg:d="M4085 9848v2330" svg:viewBox="0 0 1 2331">
          <text:p/>
        </draw:connector>
        <draw:connector draw:style-name="gr7" draw:text-style-name="P3" draw:layer="layout" draw:type="line" svg:x1="11.131cm" svg:y1="9.849cm" svg:x2="9.161cm" svg:y2="12.178cm" draw:start-shape="id639" draw:start-glue-point="2" draw:end-shape="id646" draw:end-glue-point="0" svg:d="M11131 9849l-1970 2329" svg:viewBox="0 0 1971 2330">
          <text:p/>
        </draw:connector>
        <draw:connector draw:style-name="gr7" draw:text-style-name="P3" draw:layer="layout" draw:type="line" svg:x1="11.131cm" svg:y1="9.849cm" svg:x2="12.941cm" svg:y2="12.178cm" draw:start-shape="id639" draw:start-glue-point="2" draw:end-shape="id647" draw:end-glue-point="0" svg:d="M11131 9849l1810 2329" svg:viewBox="0 0 1811 2330">
          <text:p/>
        </draw:connector>
        <draw:custom-shape draw:style-name="gr5" draw:text-style-name="P2" xml:id="id634" draw:id="id634" draw:layer="layout" svg:width="2.779cm" svg:height="1.27cm" svg:x="-0.558cm" svg:y="8.578cm">
          <text:p text:style-name="P1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39" draw:id="id639" draw:layer="layout" svg:width="2.779cm" svg:height="1.27cm" svg:x="9.742cm" svg:y="8.579cm">
          <text:p text:style-name="P1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41" draw:id="id641" draw:layer="layout" svg:width="2.779cm" svg:height="1.27cm" svg:x="19.742cm" svg:y="8.58cm">
          <text:p text:style-name="P1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48" draw:id="id648" draw:layer="layout" svg:width="2.779cm" svg:height="1.27cm" svg:x="19.696cm" svg:y="12.178cm">
          <text:p text:style-name="P1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21.131cm" svg:y1="9.85cm" svg:x2="21.085cm" svg:y2="12.178cm" draw:start-shape="id641" draw:start-glue-point="2" draw:end-shape="id648" draw:end-glue-point="0" svg:d="M21131 9850l-46 2328" svg:viewBox="0 0 47 2329">
          <text:p/>
        </draw:connector>
        <draw:custom-shape draw:style-name="gr44" draw:text-style-name="P2" xml:id="id649" draw:id="id649" draw:layer="layout" svg:width="1.29cm" svg:height="1.27cm" svg:x="10.496cm" svg:y="12.178cm">
          <text:p text:style-name="P1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11.131cm" svg:y1="9.849cm" svg:x2="11.141cm" svg:y2="12.178cm" draw:start-shape="id639" draw:start-glue-point="2" draw:end-shape="id649" draw:end-glue-point="0" svg:d="M11131 9849l10 2329" svg:viewBox="0 0 11 2330">
          <text:p/>
        </draw:connector>
        <draw:custom-shape draw:style-name="gr9" draw:text-style-name="P4" xml:id="id662" draw:id="id662" draw:layer="layout" svg:width="5.334cm" svg:height="1.27cm" svg:x="8.442cm" svg:y="15.078cm">
          <text:p text:style-name="P1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53" draw:id="id653" draw:layer="layout" svg:width="5.334cm" svg:height="1.27cm" svg:x="8.442cm" svg:y="18.078cm">
          <text:p text:style-name="P1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50" draw:id="id650" draw:layer="layout" svg:width="5.334cm" svg:height="1.27cm" svg:x="-1.858cm" svg:y="18.078cm">
          <text:p text:style-name="P1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55" draw:id="id655" draw:layer="layout" svg:width="5.334cm" svg:height="1.27cm" svg:x="18.442cm" svg:y="18.0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51" draw:id="id651" draw:layer="layout" svg:width="2.779cm" svg:height="1.27cm" svg:x="-3.758cm" svg:y="21.5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58" draw:id="id658" draw:layer="layout" svg:width="2.779cm" svg:height="1.27cm" svg:x="2.696cm" svg:y="21.578cm">
          <text:p text:style-name="P1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54" draw:id="id654" draw:layer="layout" svg:width="2.779cm" svg:height="1.27cm" svg:x="6.542cm" svg:y="21.579cm">
          <text:p text:style-name="P1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60" draw:id="id660" draw:layer="layout" svg:width="2.779cm" svg:height="1.27cm" svg:x="12.796cm" svg:y="21.579cm">
          <text:p text:style-name="P1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56" draw:id="id656" draw:layer="layout" svg:width="2.779cm" svg:height="1.27cm" svg:x="16.442cm" svg:y="21.58cm">
          <text:p text:style-name="P1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61" draw:id="id661" draw:layer="layout" svg:width="2.779cm" svg:height="1.27cm" svg:x="22.696cm" svg:y="21.58cm">
          <text:p text:style-name="P1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0.809cm" svg:y1="19.348cm" svg:x2="-2.369cm" svg:y2="21.578cm" draw:start-shape="id650" draw:start-glue-point="2" draw:end-shape="id651" draw:end-glue-point="0" svg:d="M809 19348l-3178 2230" svg:viewBox="0 0 3179 2231">
          <text:p/>
        </draw:connector>
        <draw:connector draw:style-name="gr4" draw:text-style-name="P2" draw:layer="layout" draw:type="line" svg:x1="0.809cm" svg:y1="19.348cm" svg:x2="0.831cm" svg:y2="21.578cm" draw:start-shape="id650" draw:start-glue-point="2" draw:end-shape="id652" draw:end-glue-point="0" svg:d="M809 19348l22 2230" svg:viewBox="0 0 23 2231">
          <text:p/>
        </draw:connector>
        <draw:connector draw:style-name="gr4" draw:text-style-name="P2" draw:layer="layout" draw:type="line" svg:x1="11.109cm" svg:y1="19.348cm" svg:x2="7.931cm" svg:y2="21.579cm" draw:start-shape="id653" draw:start-glue-point="2" draw:end-shape="id654" draw:end-glue-point="0" svg:d="M11109 19348l-3178 2231" svg:viewBox="0 0 3179 2232">
          <text:p/>
        </draw:connector>
        <draw:connector draw:style-name="gr4" draw:text-style-name="P2" draw:layer="layout" draw:type="line" svg:x1="21.109cm" svg:y1="19.348cm" svg:x2="17.831cm" svg:y2="21.58cm" draw:start-shape="id655" draw:start-glue-point="2" draw:end-shape="id656" draw:end-glue-point="0" svg:d="M21109 19348l-3278 2232" svg:viewBox="0 0 3279 2233">
          <text:p/>
        </draw:connector>
        <draw:connector draw:style-name="gr4" draw:text-style-name="P2" draw:layer="layout" draw:type="line" svg:x1="11.109cm" svg:y1="19.348cm" svg:x2="11.131cm" svg:y2="21.579cm" draw:start-shape="id653" draw:start-glue-point="2" draw:end-shape="id657" draw:end-glue-point="0" svg:d="M11109 19348l22 2231" svg:viewBox="0 0 23 2232">
          <text:p/>
        </draw:connector>
        <draw:connector draw:style-name="gr4" draw:text-style-name="P2" draw:layer="layout" draw:type="line" svg:x1="0.809cm" svg:y1="19.348cm" svg:x2="4.085cm" svg:y2="21.578cm" draw:start-shape="id650" draw:start-glue-point="2" draw:end-shape="id658" draw:end-glue-point="0" svg:d="M809 19348l3276 2230" svg:viewBox="0 0 3277 2231">
          <text:p/>
        </draw:connector>
        <draw:connector draw:style-name="gr4" draw:text-style-name="P2" draw:layer="layout" draw:type="line" svg:x1="21.109cm" svg:y1="19.348cm" svg:x2="21.131cm" svg:y2="21.58cm" draw:start-shape="id655" draw:start-glue-point="2" draw:end-shape="id659" draw:end-glue-point="0" svg:d="M21109 19348l22 2232" svg:viewBox="0 0 23 2233">
          <text:p/>
        </draw:connector>
        <draw:connector draw:style-name="gr4" draw:text-style-name="P2" draw:layer="layout" draw:type="line" svg:x1="11.109cm" svg:y1="19.348cm" svg:x2="14.185cm" svg:y2="21.579cm" draw:start-shape="id653" draw:start-glue-point="2" draw:end-shape="id660" draw:end-glue-point="0" svg:d="M11109 19348l3076 2231" svg:viewBox="0 0 3077 2232">
          <text:p/>
        </draw:connector>
        <draw:connector draw:style-name="gr4" draw:text-style-name="P2" draw:layer="layout" draw:type="line" svg:x1="21.109cm" svg:y1="19.348cm" svg:x2="24.085cm" svg:y2="21.58cm" draw:start-shape="id655" draw:start-glue-point="2" draw:end-shape="id661" draw:end-glue-point="0" svg:d="M21109 19348l2976 2232" svg:viewBox="0 0 2977 2233">
          <text:p/>
        </draw:connector>
        <draw:connector draw:style-name="gr4" draw:text-style-name="P2" draw:layer="layout" draw:type="line" svg:x1="11.109cm" svg:y1="16.348cm" svg:x2="11.109cm" svg:y2="18.078cm" draw:start-shape="id662" draw:start-glue-point="2" draw:end-shape="id653" draw:end-glue-point="0" svg:d="M11109 16348v1730" svg:viewBox="0 0 1 1731">
          <text:p/>
        </draw:connector>
        <draw:connector draw:style-name="gr4" draw:text-style-name="P2" draw:layer="layout" draw:type="line" svg:x1="11.109cm" svg:y1="16.348cm" svg:x2="0.809cm" svg:y2="18.078cm" draw:start-shape="id662" draw:start-glue-point="2" draw:end-shape="id650" draw:end-glue-point="0" svg:d="M11109 16348l-10300 1730" svg:viewBox="0 0 10301 1731">
          <text:p/>
        </draw:connector>
        <draw:connector draw:style-name="gr4" draw:text-style-name="P2" draw:layer="layout" draw:type="line" svg:x1="11.109cm" svg:y1="16.348cm" svg:x2="21.109cm" svg:y2="18.078cm" draw:start-shape="id662" draw:start-glue-point="2" draw:end-shape="id655" draw:end-glue-point="0" svg:d="M11109 16348l10000 1730" svg:viewBox="0 0 10001 1731">
          <text:p/>
        </draw:connector>
        <draw:custom-shape draw:style-name="gr5" draw:text-style-name="P2" xml:id="id663" draw:id="id663" draw:layer="layout" svg:width="2.779cm" svg:height="1.27cm" svg:x="2.696cm" svg:y="25.178cm">
          <text:p text:style-name="P1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xml:id="id664" draw:id="id664" draw:layer="layout" svg:width="1.619cm" svg:height="1.27cm" svg:x="8.352cm" svg:y="25.178cm">
          <text:p text:style-name="P1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665" draw:id="id665" draw:layer="layout" svg:width="1.29cm" svg:height="1.27cm" svg:x="12.296cm" svg:y="25.178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22.848cm" svg:x2="4.085cm" svg:y2="25.178cm" draw:start-shape="id658" draw:start-glue-point="2" draw:end-shape="id663" draw:end-glue-point="0" svg:d="M4085 22848v2330" svg:viewBox="0 0 1 2331">
          <text:p/>
        </draw:connector>
        <draw:connector draw:style-name="gr7" draw:text-style-name="P3" draw:layer="layout" draw:type="line" svg:x1="11.131cm" svg:y1="22.849cm" svg:x2="9.161cm" svg:y2="25.178cm" draw:start-shape="id657" draw:start-glue-point="2" draw:end-shape="id664" draw:end-glue-point="0" svg:d="M11131 22849l-1970 2329" svg:viewBox="0 0 1971 2330">
          <text:p/>
        </draw:connector>
        <draw:connector draw:style-name="gr7" draw:text-style-name="P3" draw:layer="layout" draw:type="line" svg:x1="11.131cm" svg:y1="22.849cm" svg:x2="12.941cm" svg:y2="25.178cm" draw:start-shape="id657" draw:start-glue-point="2" draw:end-shape="id665" draw:end-glue-point="0" svg:d="M11131 22849l1810 2329" svg:viewBox="0 0 1811 2330">
          <text:p/>
        </draw:connector>
        <draw:custom-shape draw:style-name="gr5" draw:text-style-name="P2" xml:id="id652" draw:id="id652" draw:layer="layout" svg:width="2.779cm" svg:height="1.27cm" svg:x="-0.558cm" svg:y="21.578cm">
          <text:p text:style-name="P1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57" draw:id="id657" draw:layer="layout" svg:width="2.779cm" svg:height="1.27cm" svg:x="9.742cm" svg:y="21.579cm">
          <text:p text:style-name="P1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xml:id="id659" draw:id="id659" draw:layer="layout" svg:width="2.779cm" svg:height="1.27cm" svg:x="19.742cm" svg:y="21.58cm">
          <text:p text:style-name="P1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66" draw:id="id666" draw:layer="layout" svg:width="2.779cm" svg:height="1.27cm" svg:x="19.696cm" svg:y="25.178cm">
          <text:p text:style-name="P1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21.131cm" svg:y1="22.85cm" svg:x2="21.085cm" svg:y2="25.178cm" draw:start-shape="id659" draw:start-glue-point="2" draw:end-shape="id666" draw:end-glue-point="0" svg:d="M21131 22850l-46 2328" svg:viewBox="0 0 47 2329">
          <text:p/>
        </draw:connector>
        <draw:custom-shape draw:style-name="gr44" draw:text-style-name="P2" xml:id="id667" draw:id="id667" draw:layer="layout" svg:width="1.29cm" svg:height="1.27cm" svg:x="10.496cm" svg:y="25.178cm">
          <text:p text:style-name="P1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11.131cm" svg:y1="22.849cm" svg:x2="11.141cm" svg:y2="25.178cm" draw:start-shape="id657" draw:start-glue-point="2" draw:end-shape="id667" draw:end-glue-point="0" svg:d="M11131 22849l10 2329" svg:viewBox="0 0 11 2330">
          <text:p/>
        </draw:connector>
      </draw:page>
      <draw:page draw:name="page23" draw:style-name="dp1" draw:master-page-name="Default">
        <draw:custom-shape draw:style-name="gr8" draw:text-style-name="P2" xml:id="id680" draw:id="id680" draw:layer="layout" svg:width="5.334cm" svg:height="1.27cm" svg:x="8.442cm" svg:y="2.078cm">
          <text:p text:style-name="P1"><text:span text:style-name="T1">Desktop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71" draw:id="id671" draw:layer="layout" svg:width="5.334cm" svg:height="1.27cm" svg:x="8.442cm" svg:y="5.078cm">
          <text:p text:style-name="P1"><text:span text:style-name="T1">Fly Fish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68" draw:id="id668" draw:layer="layout" svg:width="5.334cm" svg:height="1.27cm" svg:x="-1.858cm" svg:y="5.078cm">
          <text:p text:style-name="P1"><text:span text:style-name="T1">Schoo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73" draw:id="id673" draw:layer="layout" svg:width="5.334cm" svg:height="1.27cm" svg:x="18.442cm" svg:y="5.078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69" draw:id="id669" draw:layer="layout" svg:width="2.779cm" svg:height="1.27cm" svg:x="-3.758cm" svg:y="8.578cm">
          <text:p text:style-name="P1"><text:span text:style-name="T1">CS 223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76" draw:id="id676" draw:layer="layout" svg:width="2.779cm" svg:height="1.27cm" svg:x="2.696cm" svg:y="8.578cm">
          <text:p text:style-name="P1"><text:span text:style-name="T1">CS 4458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72" draw:id="id672" draw:layer="layout" svg:width="2.779cm" svg:height="1.27cm" svg:x="6.542cm" svg:y="8.579cm">
          <text:p text:style-name="P1"><text:span text:style-name="T1">Pictur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78" draw:id="id678" draw:layer="layout" svg:width="2.779cm" svg:height="1.27cm" svg:x="12.796cm" svg:y="8.579cm">
          <text:p text:style-name="P1"><text:span text:style-name="T1">Gea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74" draw:id="id674" draw:layer="layout" svg:width="2.779cm" svg:height="1.27cm" svg:x="16.442cm" svg:y="8.58cm">
          <text:p text:style-name="P1"><text:span text:style-name="T1">XRC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79" draw:id="id679" draw:layer="layout" svg:width="2.779cm" svg:height="1.27cm" svg:x="22.696cm" svg:y="8.58cm">
          <text:p text:style-name="P1"><text:span text:style-name="T1">ACM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0.809cm" svg:y1="6.348cm" svg:x2="-2.369cm" svg:y2="8.578cm" draw:start-shape="id668" draw:start-glue-point="2" draw:end-shape="id669" draw:end-glue-point="0" svg:d="M809 6348l-3178 2230" svg:viewBox="0 0 3179 2231">
          <text:p/>
        </draw:connector>
        <draw:connector draw:style-name="gr4" draw:text-style-name="P2" draw:layer="layout" draw:type="line" svg:x1="0.809cm" svg:y1="6.348cm" svg:x2="0.831cm" svg:y2="8.578cm" draw:start-shape="id668" draw:start-glue-point="2" draw:end-shape="id670" draw:end-glue-point="0" svg:d="M809 6348l22 2230" svg:viewBox="0 0 23 2231">
          <text:p/>
        </draw:connector>
        <draw:connector draw:style-name="gr4" draw:text-style-name="P2" draw:layer="layout" draw:type="line" svg:x1="11.109cm" svg:y1="6.348cm" svg:x2="7.931cm" svg:y2="8.579cm" draw:start-shape="id671" draw:start-glue-point="2" draw:end-shape="id672" draw:end-glue-point="0" svg:d="M11109 6348l-3178 2231" svg:viewBox="0 0 3179 2232">
          <text:p/>
        </draw:connector>
        <draw:connector draw:style-name="gr4" draw:text-style-name="P2" draw:layer="layout" draw:type="line" svg:x1="21.109cm" svg:y1="6.348cm" svg:x2="17.831cm" svg:y2="8.58cm" draw:start-shape="id673" draw:start-glue-point="2" draw:end-shape="id674" draw:end-glue-point="0" svg:d="M21109 6348l-3278 2232" svg:viewBox="0 0 3279 2233">
          <text:p/>
        </draw:connector>
        <draw:connector draw:style-name="gr4" draw:text-style-name="P2" draw:layer="layout" draw:type="line" svg:x1="11.109cm" svg:y1="6.348cm" svg:x2="11.131cm" svg:y2="8.579cm" draw:start-shape="id671" draw:start-glue-point="2" draw:end-shape="id675" draw:end-glue-point="0" svg:d="M11109 6348l22 2231" svg:viewBox="0 0 23 2232">
          <text:p/>
        </draw:connector>
        <draw:connector draw:style-name="gr4" draw:text-style-name="P2" draw:layer="layout" draw:type="line" svg:x1="0.809cm" svg:y1="6.348cm" svg:x2="4.085cm" svg:y2="8.578cm" draw:start-shape="id668" draw:start-glue-point="2" draw:end-shape="id676" draw:end-glue-point="0" svg:d="M809 6348l3276 2230" svg:viewBox="0 0 3277 2231">
          <text:p/>
        </draw:connector>
        <draw:connector draw:style-name="gr4" draw:text-style-name="P2" draw:layer="layout" draw:type="line" svg:x1="21.109cm" svg:y1="6.348cm" svg:x2="21.131cm" svg:y2="8.58cm" draw:start-shape="id673" draw:start-glue-point="2" draw:end-shape="id677" draw:end-glue-point="0" svg:d="M21109 6348l22 2232" svg:viewBox="0 0 23 2233">
          <text:p/>
        </draw:connector>
        <draw:connector draw:style-name="gr4" draw:text-style-name="P2" draw:layer="layout" draw:type="line" svg:x1="11.109cm" svg:y1="6.348cm" svg:x2="14.185cm" svg:y2="8.579cm" draw:start-shape="id671" draw:start-glue-point="2" draw:end-shape="id678" draw:end-glue-point="0" svg:d="M11109 6348l3076 2231" svg:viewBox="0 0 3077 2232">
          <text:p/>
        </draw:connector>
        <draw:connector draw:style-name="gr4" draw:text-style-name="P2" draw:layer="layout" draw:type="line" svg:x1="21.109cm" svg:y1="6.348cm" svg:x2="24.085cm" svg:y2="8.58cm" draw:start-shape="id673" draw:start-glue-point="2" draw:end-shape="id679" draw:end-glue-point="0" svg:d="M21109 6348l2976 2232" svg:viewBox="0 0 2977 2233">
          <text:p/>
        </draw:connector>
        <draw:connector draw:style-name="gr4" draw:text-style-name="P2" draw:layer="layout" draw:type="line" svg:x1="11.109cm" svg:y1="3.348cm" svg:x2="11.109cm" svg:y2="5.078cm" draw:start-shape="id680" draw:start-glue-point="2" draw:end-shape="id671" draw:end-glue-point="0" svg:d="M11109 3348v1730" svg:viewBox="0 0 1 1731">
          <text:p/>
        </draw:connector>
        <draw:connector draw:style-name="gr4" draw:text-style-name="P2" draw:layer="layout" draw:type="line" svg:x1="11.109cm" svg:y1="3.348cm" svg:x2="0.809cm" svg:y2="5.078cm" draw:start-shape="id680" draw:start-glue-point="2" draw:end-shape="id668" draw:end-glue-point="0" svg:d="M11109 3348l-10300 1730" svg:viewBox="0 0 10301 1731">
          <text:p/>
        </draw:connector>
        <draw:connector draw:style-name="gr4" draw:text-style-name="P2" draw:layer="layout" draw:type="line" svg:x1="11.109cm" svg:y1="3.348cm" svg:x2="21.109cm" svg:y2="5.078cm" draw:start-shape="id680" draw:start-glue-point="2" draw:end-shape="id673" draw:end-glue-point="0" svg:d="M11109 3348l10000 1730" svg:viewBox="0 0 10001 1731">
          <text:p/>
        </draw:connector>
        <draw:custom-shape draw:style-name="gr5" draw:text-style-name="P2" xml:id="id681" draw:id="id681" draw:layer="layout" svg:width="2.779cm" svg:height="1.27cm" svg:x="2.696cm" svg:y="12.178cm">
          <text:p text:style-name="P1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xml:id="id682" draw:id="id682" draw:layer="layout" svg:width="1.619cm" svg:height="1.27cm" svg:x="8.352cm" svg:y="12.178cm">
          <text:p text:style-name="P1"><text:span text:style-name="T1">MT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683" draw:id="id683" draw:layer="layout" svg:width="1.29cm" svg:height="1.27cm" svg:x="12.296cm" svg:y="12.178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085cm" svg:y1="9.848cm" svg:x2="4.085cm" svg:y2="12.178cm" draw:start-shape="id676" draw:start-glue-point="2" draw:end-shape="id681" draw:end-glue-point="0" svg:d="M4085 9848v2330" svg:viewBox="0 0 1 2331">
          <text:p/>
        </draw:connector>
        <draw:connector draw:style-name="gr7" draw:text-style-name="P3" draw:layer="layout" draw:type="line" svg:x1="11.131cm" svg:y1="9.849cm" svg:x2="9.161cm" svg:y2="12.178cm" draw:start-shape="id675" draw:start-glue-point="2" draw:end-shape="id682" draw:end-glue-point="0" svg:d="M11131 9849l-1970 2329" svg:viewBox="0 0 1971 2330">
          <text:p/>
        </draw:connector>
        <draw:connector draw:style-name="gr7" draw:text-style-name="P3" draw:layer="layout" draw:type="line" svg:x1="11.131cm" svg:y1="9.849cm" svg:x2="12.941cm" svg:y2="12.178cm" draw:start-shape="id675" draw:start-glue-point="2" draw:end-shape="id683" draw:end-glue-point="0" svg:d="M11131 9849l1810 2329" svg:viewBox="0 0 1811 2330">
          <text:p/>
        </draw:connector>
        <draw:custom-shape draw:style-name="gr5" draw:text-style-name="P2" xml:id="id670" draw:id="id670" draw:layer="layout" svg:width="2.779cm" svg:height="1.27cm" svg:x="-0.558cm" svg:y="8.578cm">
          <text:p text:style-name="P1"><text:span text:style-name="T1">CS 332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75" draw:id="id675" draw:layer="layout" svg:width="2.779cm" svg:height="1.27cm" svg:x="9.742cm" svg:y="8.579cm">
          <text:p text:style-name="P1"><text:span text:style-name="T1">Trip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77" draw:id="id677" draw:layer="layout" svg:width="2.779cm" svg:height="1.27cm" svg:x="19.742cm" svg:y="8.58cm">
          <text:p text:style-name="P1"><text:span text:style-name="T1">XRES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684" draw:id="id684" draw:layer="layout" svg:width="2.779cm" svg:height="1.27cm" svg:x="19.696cm" svg:y="12.178cm">
          <text:p text:style-name="P1"><text:span text:style-name="T1">arc-ml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21.131cm" svg:y1="9.85cm" svg:x2="21.085cm" svg:y2="12.178cm" draw:start-shape="id677" draw:start-glue-point="2" draw:end-shape="id684" draw:end-glue-point="0" svg:d="M21131 9850l-46 2328" svg:viewBox="0 0 47 2329">
          <text:p/>
        </draw:connector>
        <draw:custom-shape draw:style-name="gr44" draw:text-style-name="P2" xml:id="id685" draw:id="id685" draw:layer="layout" svg:width="1.29cm" svg:height="1.27cm" svg:x="10.496cm" svg:y="12.178cm">
          <text:p text:style-name="P1"><text:span text:style-name="T1">NM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draw:type="line" svg:x1="11.131cm" svg:y1="9.849cm" svg:x2="11.141cm" svg:y2="12.178cm" draw:start-shape="id675" draw:start-glue-point="2" draw:end-shape="id685" draw:end-glue-point="0" svg:d="M11131 9849l10 2329" svg:viewBox="0 0 11 23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2:11:52.213942823</meta:creation-date>
    <meta:editing-duration>PT9H37M45S</meta:editing-duration>
    <meta:editing-cycles>4</meta:editing-cycles>
    <meta:generator>LibreOffice/6.2.7.1$Linux_X86_64 LibreOffice_project/20$Build-1</meta:generator>
    <dc:date>2019-10-01T14:15:31.616764746</dc:date>
    <meta:document-statistic meta:object-count="1352"/>
  </office:meta>
</office:document-meta>
</file>